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900001E14000009ED5817B0E2FF1B2326.wmf" manifest:media-type="image/x-wmf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宋体1" svg:font-family="宋体"/>
    <style:font-face style:name="微软雅黑1" svg:font-family="微软雅黑"/>
    <style:font-face style:name="Times New Roman" svg:font-family="'Times New Roman'" style:font-family-generic="roman"/>
    <style:font-face style:name="Arial" svg:font-family="Arial" style:font-family-generic="swiss"/>
    <style:font-face style:name="Droid Sans Fallback1" svg:font-family="'Droid Sans Fallback'" style:font-family-generic="swiss"/>
    <style:font-face style:name="仿宋" svg:font-family="仿宋" style:font-pitch="variable"/>
    <style:font-face style:name="华文仿宋" svg:font-family="华文仿宋" style:font-pitch="variable"/>
    <style:font-face style:name="宋体" svg:font-family="宋体" style:font-pitch="variable"/>
    <style:font-face style:name="宋体-方正超大字符集" svg:font-family="宋体-方正超大字符集" style:font-pitch="variable"/>
    <style:font-face style:name="文泉驿等宽微米黑" svg:font-family="文泉驿等宽微米黑" style:font-pitch="variable"/>
    <style:font-face style:name="Times New Roman1" svg:font-family="'Times New Roman'" style:font-family-generic="roman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5.666cm" style:rel-column-width="21840*"/>
    </style:style>
    <style:style style:name="表格12.B" style:family="table-column">
      <style:table-column-properties style:column-width="5.667cm" style:rel-column-width="21847*"/>
    </style:style>
    <style:style style:name="表格12.C" style:family="table-column">
      <style:table-column-properties style:column-width="5.667cm" style:rel-column-width="21848*"/>
    </style:style>
    <style:style style:name="表格12.A1" style:family="table-cell">
      <style:table-cell-properties style:vertical-align="middle" fo:background-color="#cfe7f5" fo:padding="0.097cm" fo:border-left="0.05pt double-thin #000000" fo:border-right="none" fo:border-top="0.05pt double-thin #000000" fo:border-bottom="0.05pt solid #000000">
        <style:background-image/>
      </style:table-cell-properties>
    </style:style>
    <style:style style:name="表格12.B1" style:family="table-cell">
      <style:table-cell-properties style:vertical-align="middle" fo:background-color="#cfe7f5" fo:padding="0.097cm" fo:border-left="0.05pt solid #000000" fo:border-right="none" fo:border-top="0.05pt double-thin #000000" fo:border-bottom="0.05pt solid #000000">
        <style:background-image/>
      </style:table-cell-properties>
    </style:style>
    <style:style style:name="表格12.C1" style:family="table-cell">
      <style:table-cell-properties style:vertical-align="middle" fo:background-color="#cfe7f5" fo:padding="0.097cm" fo:border-left="0.05pt solid #000000" fo:border-right="0.05pt double-thin #000000" fo:border-top="0.05pt double-thin #000000" fo:border-bottom="0.05pt solid #000000">
        <style:background-image/>
      </style:table-cell-properties>
    </style:style>
    <style:style style:name="表格12.A2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2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3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3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4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4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5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5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6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6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7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7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8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8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9" style:family="table-cell">
      <style:table-cell-properties style:vertical-align="middle" fo:padding="0.097cm" fo:border-left="0.05pt double-thin #000000" fo:border-right="none" fo:border-top="none" fo:border-bottom="0.05pt solid #000000"/>
    </style:style>
    <style:style style:name="表格1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2.C9" style:family="table-cell">
      <style:table-cell-properties style:vertical-align="middle" fo:padding="0.097cm" fo:border-left="0.05pt solid #000000" fo:border-right="0.05pt double-thin #000000" fo:border-top="none" fo:border-bottom="0.05pt solid #000000"/>
    </style:style>
    <style:style style:name="表格12.A10" style:family="table-cell">
      <style:table-cell-properties style:vertical-align="middle" fo:padding="0.097cm" fo:border-left="0.05pt double-thin #000000" fo:border-right="none" fo:border-top="none" fo:border-bottom="0.05pt double-thin #000000"/>
    </style:style>
    <style:style style:name="表格12.B10" style:family="table-cell">
      <style:table-cell-properties style:vertical-align="middle" fo:padding="0.097cm" fo:border-left="0.05pt solid #000000" fo:border-right="none" fo:border-top="none" fo:border-bottom="0.05pt double-thin #000000"/>
    </style:style>
    <style:style style:name="表格12.C10" style:family="table-cell">
      <style:table-cell-properties style:vertical-align="middle" fo:padding="0.097cm" fo:border-left="0.05pt solid #000000" fo:border-right="0.05pt double-thin #000000" fo:border-top="none" fo:border-bottom="0.05pt double-thin #000000"/>
    </style:style>
    <style:style style:name="表格21" style:family="table">
      <style:table-properties style:width="16.997cm" table:align="center"/>
    </style:style>
    <style:style style:name="表格21.A" style:family="table-column">
      <style:table-column-properties style:column-width="3.392cm"/>
    </style:style>
    <style:style style:name="表格21.B" style:family="table-column">
      <style:table-column-properties style:column-width="11.208cm"/>
    </style:style>
    <style:style style:name="表格21.C" style:family="table-column">
      <style:table-column-properties style:column-width="2.397cm"/>
    </style:style>
    <style:style style:name="表格21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1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1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1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5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5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6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6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7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7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8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8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9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9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0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0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1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1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1.C1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1.A1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1.B1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1.C1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6" style:family="table">
      <style:table-properties style:width="16.997cm" table:align="center"/>
    </style:style>
    <style:style style:name="表格6.A" style:family="table-column">
      <style:table-column-properties style:column-width="4.595cm"/>
    </style:style>
    <style:style style:name="表格6.B" style:family="table-column">
      <style:table-column-properties style:column-width="10.005cm"/>
    </style:style>
    <style:style style:name="表格6.C" style:family="table-column">
      <style:table-column-properties style:column-width="2.397cm"/>
    </style:style>
    <style:style style:name="表格6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6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6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6.A2" style:family="table-cell">
      <style:table-cell-properties style:vertical-align="middle" fo:padding="0.097cm" fo:border-left="1pt solid #000000" fo:border-right="1pt solid #000000" fo:border-top="none" fo:border-bottom="0.05pt solid #000000"/>
    </style:style>
    <style:style style:name="表格6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5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5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6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6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7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7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8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8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9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9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0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10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1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11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6.C1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6.A1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6.B1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6.C1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" style:family="table">
      <style:table-properties style:width="17cm" table:align="center"/>
    </style:style>
    <style:style style:name="表格1.A" style:family="table-column">
      <style:table-column-properties style:column-width="2.999cm"/>
    </style:style>
    <style:style style:name="表格1.D" style:family="table-column">
      <style:table-column-properties style:column-width="8.005cm"/>
    </style:style>
    <style:style style:name="表格1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" style:family="table">
      <style:table-properties style:width="17cm" table:align="center"/>
    </style:style>
    <style:style style:name="表格2.A" style:family="table-column">
      <style:table-column-properties style:column-width="2.999cm"/>
    </style:style>
    <style:style style:name="表格2.C" style:family="table-column">
      <style:table-column-properties style:column-width="11.003cm"/>
    </style:style>
    <style:style style:name="表格2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4" style:family="table">
      <style:table-properties style:width="17cm" table:align="center"/>
    </style:style>
    <style:style style:name="表格4.A" style:family="table-column">
      <style:table-column-properties style:column-width="2.999cm"/>
    </style:style>
    <style:style style:name="表格4.D" style:family="table-column">
      <style:table-column-properties style:column-width="8.005cm"/>
    </style:style>
    <style:style style:name="表格4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4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4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4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4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4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4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7" style:family="table">
      <style:table-properties style:width="17cm" table:align="center"/>
    </style:style>
    <style:style style:name="表格7.A" style:family="table-column">
      <style:table-column-properties style:column-width="2.999cm"/>
    </style:style>
    <style:style style:name="表格7.C" style:family="table-column">
      <style:table-column-properties style:column-width="11.003cm"/>
    </style:style>
    <style:style style:name="表格7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7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7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7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7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7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7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7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8" style:family="table">
      <style:table-properties style:width="17cm" table:align="center"/>
    </style:style>
    <style:style style:name="表格8.A" style:family="table-column">
      <style:table-column-properties style:column-width="2.999cm"/>
    </style:style>
    <style:style style:name="表格8.D" style:family="table-column">
      <style:table-column-properties style:column-width="8.005cm"/>
    </style:style>
    <style:style style:name="表格8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8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8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8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8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8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8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9" style:family="table">
      <style:table-properties style:width="17cm" table:align="center"/>
    </style:style>
    <style:style style:name="表格9.A" style:family="table-column">
      <style:table-column-properties style:column-width="2.999cm"/>
    </style:style>
    <style:style style:name="表格9.C" style:family="table-column">
      <style:table-column-properties style:column-width="11.003cm"/>
    </style:style>
    <style:style style:name="表格9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9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9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9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9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9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9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9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9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3" style:family="table">
      <style:table-properties style:width="17cm" table:align="center"/>
    </style:style>
    <style:style style:name="表格3.A" style:family="table-column">
      <style:table-column-properties style:column-width="2.999cm"/>
    </style:style>
    <style:style style:name="表格3.D" style:family="table-column">
      <style:table-column-properties style:column-width="8.005cm"/>
    </style:style>
    <style:style style:name="表格3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3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3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3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7" style:family="table">
      <style:table-properties style:width="17cm" table:align="center"/>
    </style:style>
    <style:style style:name="表格17.A" style:family="table-column">
      <style:table-column-properties style:column-width="2.999cm"/>
    </style:style>
    <style:style style:name="表格17.C" style:family="table-column">
      <style:table-column-properties style:column-width="11.003cm"/>
    </style:style>
    <style:style style:name="表格17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7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7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7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7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7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7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7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7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0" style:family="table">
      <style:table-properties style:width="17cm" table:align="center"/>
    </style:style>
    <style:style style:name="表格20.A" style:family="table-column">
      <style:table-column-properties style:column-width="2.999cm"/>
    </style:style>
    <style:style style:name="表格20.D" style:family="table-column">
      <style:table-column-properties style:column-width="8.005cm"/>
    </style:style>
    <style:style style:name="表格20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0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0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0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0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0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0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7" style:family="table">
      <style:table-properties style:width="17cm" table:align="center"/>
    </style:style>
    <style:style style:name="表格27.A" style:family="table-column">
      <style:table-column-properties style:column-width="2.999cm"/>
    </style:style>
    <style:style style:name="表格27.C" style:family="table-column">
      <style:table-column-properties style:column-width="11.003cm"/>
    </style:style>
    <style:style style:name="表格27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7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7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7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7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7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7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7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8" style:family="table">
      <style:table-properties style:width="17cm" table:align="center"/>
    </style:style>
    <style:style style:name="表格18.A" style:family="table-column">
      <style:table-column-properties style:column-width="2.999cm"/>
    </style:style>
    <style:style style:name="表格18.D" style:family="table-column">
      <style:table-column-properties style:column-width="8.005cm"/>
    </style:style>
    <style:style style:name="表格18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8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8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8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8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8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8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9" style:family="table">
      <style:table-properties style:width="17cm" table:align="center"/>
    </style:style>
    <style:style style:name="表格19.A" style:family="table-column">
      <style:table-column-properties style:column-width="2.999cm"/>
    </style:style>
    <style:style style:name="表格19.C" style:family="table-column">
      <style:table-column-properties style:column-width="11.003cm"/>
    </style:style>
    <style:style style:name="表格19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9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9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9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9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9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9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9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0" style:family="table">
      <style:table-properties style:width="17cm" table:align="center"/>
    </style:style>
    <style:style style:name="表格10.A" style:family="table-column">
      <style:table-column-properties style:column-width="2.999cm"/>
    </style:style>
    <style:style style:name="表格10.D" style:family="table-column">
      <style:table-column-properties style:column-width="8.005cm"/>
    </style:style>
    <style:style style:name="表格10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0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0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0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0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0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0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1" style:family="table">
      <style:table-properties style:width="17cm" table:align="center"/>
    </style:style>
    <style:style style:name="表格11.A" style:family="table-column">
      <style:table-column-properties style:column-width="2.999cm"/>
    </style:style>
    <style:style style:name="表格11.C" style:family="table-column">
      <style:table-column-properties style:column-width="11.003cm"/>
    </style:style>
    <style:style style:name="表格11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1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1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1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1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1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11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11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1.B5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1.C5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3" style:family="table">
      <style:table-properties style:width="17cm" table:align="center"/>
    </style:style>
    <style:style style:name="表格23.A" style:family="table-column">
      <style:table-column-properties style:column-width="2.999cm"/>
    </style:style>
    <style:style style:name="表格23.D" style:family="table-column">
      <style:table-column-properties style:column-width="8.005cm"/>
    </style:style>
    <style:style style:name="表格23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3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3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3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3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3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4" style:family="table">
      <style:table-properties style:width="17cm" table:align="center"/>
    </style:style>
    <style:style style:name="表格24.A" style:family="table-column">
      <style:table-column-properties style:column-width="2.999cm"/>
    </style:style>
    <style:style style:name="表格24.C" style:family="table-column">
      <style:table-column-properties style:column-width="11.003cm"/>
    </style:style>
    <style:style style:name="表格24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4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4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4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4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4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4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4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4.B4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4.C4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5" style:family="table">
      <style:table-properties style:width="17cm" table:align="center"/>
    </style:style>
    <style:style style:name="表格25.A" style:family="table-column">
      <style:table-column-properties style:column-width="2.999cm"/>
    </style:style>
    <style:style style:name="表格25.D" style:family="table-column">
      <style:table-column-properties style:column-width="8.005cm"/>
    </style:style>
    <style:style style:name="表格25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5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5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5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5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5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5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26" style:family="table">
      <style:table-properties style:width="17.013cm" fo:margin-left="0cm" table:align="left"/>
    </style:style>
    <style:style style:name="表格26.A" style:family="table-column">
      <style:table-column-properties style:column-width="2.999cm"/>
    </style:style>
    <style:style style:name="表格26.C" style:family="table-column">
      <style:table-column-properties style:column-width="11.015cm"/>
    </style:style>
    <style:style style:name="表格26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26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26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26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5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2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26.C5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26.A6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26.B6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26.C6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33" style:family="table">
      <style:table-properties style:width="17cm" table:align="center"/>
    </style:style>
    <style:style style:name="表格33.A" style:family="table-column">
      <style:table-column-properties style:column-width="2.999cm"/>
    </style:style>
    <style:style style:name="表格33.D" style:family="table-column">
      <style:table-column-properties style:column-width="8.005cm"/>
    </style:style>
    <style:style style:name="表格33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33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33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3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33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3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3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5" style:family="table">
      <style:table-properties style:width="17cm" table:align="center"/>
    </style:style>
    <style:style style:name="表格5.A" style:family="table-column">
      <style:table-column-properties style:column-width="2.999cm"/>
    </style:style>
    <style:style style:name="表格5.C" style:family="table-column">
      <style:table-column-properties style:column-width="11.003cm"/>
    </style:style>
    <style:style style:name="表格5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5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5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5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5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5.A3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5.B3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5.C3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35" style:family="table">
      <style:table-properties style:width="17cm" table:align="center"/>
    </style:style>
    <style:style style:name="表格35.A" style:family="table-column">
      <style:table-column-properties style:column-width="2.999cm"/>
    </style:style>
    <style:style style:name="表格35.D" style:family="table-column">
      <style:table-column-properties style:column-width="8.005cm"/>
    </style:style>
    <style:style style:name="表格35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35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35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35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35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5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5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36" style:family="table">
      <style:table-properties style:width="17cm" table:align="center"/>
    </style:style>
    <style:style style:name="表格36.A" style:family="table-column">
      <style:table-column-properties style:column-width="2.999cm"/>
    </style:style>
    <style:style style:name="表格36.C" style:family="table-column">
      <style:table-column-properties style:column-width="11.003cm"/>
    </style:style>
    <style:style style:name="表格36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36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36.C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36.A2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3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6.C2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36.A3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3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6.C3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36.A4" style:family="table-cell">
      <style:table-cell-properties style:vertical-align="middle" fo:padding="0.097cm" fo:border-left="1pt solid #000000" fo:border-right="none" fo:border-top="none" fo:border-bottom="0.05pt solid #000000"/>
    </style:style>
    <style:style style:name="表格3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格36.C4" style:family="table-cell">
      <style:table-cell-properties style:vertical-align="middle" fo:padding="0.097cm" fo:border-left="0.05pt solid #000000" fo:border-right="1pt solid #000000" fo:border-top="none" fo:border-bottom="0.05pt solid #000000"/>
    </style:style>
    <style:style style:name="表格36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36.B5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36.C5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表格14" style:family="table">
      <style:table-properties style:width="16.997cm" table:align="center"/>
    </style:style>
    <style:style style:name="表格14.A" style:family="table-column">
      <style:table-column-properties style:column-width="2.593cm"/>
    </style:style>
    <style:style style:name="表格14.B" style:family="table-column">
      <style:table-column-properties style:column-width="5.906cm"/>
    </style:style>
    <style:style style:name="表格14.C" style:family="table-column">
      <style:table-column-properties style:column-width="4.249cm"/>
    </style:style>
    <style:style style:name="表格14.A1" style:family="table-cell">
      <style:table-cell-properties style:vertical-align="middle" fo:background-color="#dddddd" fo:padding="0.097cm" fo:border-left="1pt solid #000000" fo:border-right="none" fo:border-top="1pt solid #000000" fo:border-bottom="0.05pt solid #000000">
        <style:background-image/>
      </style:table-cell-properties>
    </style:style>
    <style:style style:name="表格14.B1" style:family="table-cell">
      <style:table-cell-properties style:vertical-align="middle" fo:background-color="#dddddd" fo:padding="0.097cm" fo:border-left="0.05pt solid #000000" fo:border-right="none" fo:border-top="1pt solid #000000" fo:border-bottom="0.05pt solid #000000">
        <style:background-image/>
      </style:table-cell-properties>
    </style:style>
    <style:style style:name="表格14.D1" style:family="table-cell">
      <style:table-cell-properties style:vertical-align="middle" fo:background-color="#dddddd" fo:padding="0.097cm" fo:border-left="0.05pt solid #000000" fo:border-right="1pt solid #000000" fo:border-top="1pt solid #000000" fo:border-bottom="0.05pt solid #000000">
        <style:background-image/>
      </style:table-cell-properties>
    </style:style>
    <style:style style:name="表格14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表格14.B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4.C2" style:family="table-cell">
      <style:table-cell-properties style:vertical-align="middle" fo:padding="0.097cm" fo:border-left="0.05pt solid #000000" fo:border-right="none" fo:border-top="none" fo:border-bottom="1pt solid #000000"/>
    </style:style>
    <style:style style:name="表格14.D2" style:family="table-cell">
      <style:table-cell-properties style:vertical-align="middle" fo:padding="0.097cm" fo:border-left="0.05pt solid #000000" fo:border-right="1pt solid #000000" fo:border-top="none" fo:border-bottom="1pt solid #000000"/>
    </style:style>
    <style:style style:name="P1" style:family="paragraph" style:parent-style-name="Header">
      <style:text-properties fo:font-size="9pt" style:font-size-asian="9pt" style:font-size-complex="9pt"/>
    </style:style>
    <style:style style:name="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3cd9fd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52bac6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f4f98a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faf361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1796ceb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17f1e2e"/>
    </style:style>
    <style:style style:name="P9" style:family="paragraph" style:parent-style-name="Standard">
      <style:paragraph-properties fo:line-height="150%"/>
      <style:text-properties style:font-name="文泉驿等宽微米黑" fo:font-size="12pt" fo:font-weight="bold" style:font-name-asian="文泉驿等宽微米黑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style:font-name="文泉驿等宽微米黑" fo:font-weight="bold" officeooo:rsid="00e9cec8" officeooo:paragraph-rsid="017f1e2e" style:font-name-asian="文泉驿等宽微米黑" style:font-weight-asian="bold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faf361" style:font-name-asian="Times New Roman1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f4f98a" style:font-name-asian="Times New Roman1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52bac6" style:font-name-asian="Times New Roman1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0551fb0" style:font-name-asian="Times New Roman1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17f1e2e" style:font-name-asian="Times New Roman1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1796ceb" style:font-name-asian="Times New Roman1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1" fo:font-size="10.5pt" fo:font-weight="normal" officeooo:paragraph-rsid="01fa4f7e" style:font-name-asian="Times New Roman1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1" fo:font-size="10.5pt" fo:font-weight="normal" officeooo:paragraph-rsid="01bcd9c4" style:font-name-asian="宋体" style:font-size-asian="10.5pt" style:language-asian="zh" style:country-asian="CN" style:font-weight-asian="normal" style:font-size-complex="10.5pt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0.5pt" style:font-size-asian="10.5pt" style:font-size-complex="10.5pt"/>
    </style:style>
    <style:style style:name="P20" style:family="paragraph" style:parent-style-name="Standard">
      <style:paragraph-properties fo:line-height="150%" fo:text-align="center" style:justify-single-word="false"/>
      <style:text-properties fo:font-size="10.5pt" officeooo:paragraph-rsid="010ef4da" style:font-size-asian="10.5pt" style:font-size-complex="10.5pt"/>
    </style:style>
    <style:style style:name="P21" style:family="paragraph" style:parent-style-name="Standard">
      <style:paragraph-properties fo:line-height="150%" fo:text-align="center" style:justify-single-word="false"/>
      <style:text-properties fo:font-size="10.5pt" officeooo:paragraph-rsid="010ce10f" style:font-size-asian="10.5pt" style:font-size-complex="10.5pt"/>
    </style:style>
    <style:style style:name="P22" style:family="paragraph" style:parent-style-name="Standard">
      <style:paragraph-properties fo:line-height="150%" fo:text-align="center" style:justify-single-word="false"/>
      <style:text-properties fo:font-size="10.5pt" officeooo:paragraph-rsid="0017c07d" style:font-size-asian="10.5pt" style:font-size-complex="10.5pt"/>
    </style:style>
    <style:style style:name="P23" style:family="paragraph" style:parent-style-name="Standard">
      <style:paragraph-properties fo:line-height="150%" fo:text-align="center" style:justify-single-word="false"/>
      <style:text-properties fo:font-size="10.5pt" officeooo:paragraph-rsid="00551fb0" style:font-size-asian="10.5pt" style:font-size-complex="10.5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微软雅黑" fo:font-size="14pt" fo:font-weight="bold" officeooo:paragraph-rsid="0002b0f1" style:font-name-asian="微软雅黑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 fo:text-align="start" style:justify-single-word="false"/>
      <style:text-properties style:font-name="微软雅黑" fo:font-size="10.5pt" fo:font-weight="normal" officeooo:rsid="01c2a8e9" officeooo:paragraph-rsid="01c2a8e9" style:font-name-asian="宋体" style:font-size-asian="10.5pt" style:font-weight-asian="normal" style:font-size-complex="10.5pt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style:font-name="宋体-方正超大字符集" fo:font-size="10.5pt" fo:font-weight="normal" officeooo:paragraph-rsid="01fea1a8" style:font-name-asian="宋体-方正超大字符集" style:font-size-asian="10.5pt" style:font-weight-asian="normal" style:font-size-complex="10.5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name-asian="华文仿宋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paragraph-rsid="0016374d" style:font-name-asian="华文仿宋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paragraph-rsid="0052bac6" style:font-name-asian="华文仿宋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paragraph-rsid="00551fb0" style:font-name-asian="华文仿宋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paragraph-rsid="00f4f98a" style:font-name-asian="华文仿宋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paragraph-rsid="00faf361" style:font-name-asian="华文仿宋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10ce10f" style:font-name-asian="华文仿宋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10ef4da" style:font-name-asian="华文仿宋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1796ceb" style:font-name-asian="华文仿宋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paragraph-rsid="017f1e2e" style:font-name-asian="华文仿宋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paragraph-rsid="01fa4f7e" style:font-name-asian="华文仿宋" style:font-weight-asian="bold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fo:font-weight="bold" officeooo:paragraph-rsid="004aad42" style:font-name-asian="华文仿宋" style:font-weight-asian="bold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fo:font-weight="bold" officeooo:paragraph-rsid="0063872d" style:font-name-asian="华文仿宋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1480271" style:font-name-asian="华文仿宋" style:language-asian="zh" style:country-asian="CN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9pt" officeooo:rsid="0014dc3f" officeooo:paragraph-rsid="0016374d" style:font-size-asian="9pt" style:font-size-complex="9pt"/>
    </style:style>
    <style:style style:name="P42" style:family="paragraph" style:parent-style-name="Table_20_Contents">
      <style:paragraph-properties fo:text-align="start" style:justify-single-word="false"/>
      <style:text-properties fo:font-size="9pt" officeooo:rsid="0014dc3f" officeooo:paragraph-rsid="0014dc3f" style:font-size-asian="9pt" style:font-size-complex="9pt"/>
    </style:style>
    <style:style style:name="P43" style:family="paragraph" style:parent-style-name="Table_20_Contents">
      <style:paragraph-properties fo:text-align="start" style:justify-single-word="false"/>
      <style:text-properties fo:font-size="9pt" officeooo:rsid="0014dc3f" officeooo:paragraph-rsid="0052bac6" style:font-size-asian="9pt" style:font-size-complex="9pt"/>
    </style:style>
    <style:style style:name="P44" style:family="paragraph" style:parent-style-name="Table_20_Contents">
      <style:paragraph-properties fo:text-align="start" style:justify-single-word="false"/>
      <style:text-properties fo:font-size="9pt" officeooo:rsid="0014dc3f" officeooo:paragraph-rsid="00551fb0" style:font-size-asian="9pt" style:font-size-complex="9pt"/>
    </style:style>
    <style:style style:name="P45" style:family="paragraph" style:parent-style-name="Table_20_Contents">
      <style:paragraph-properties fo:text-align="start" style:justify-single-word="false"/>
      <style:text-properties fo:font-size="9pt" officeooo:rsid="0014dc3f" officeooo:paragraph-rsid="006df804" style:font-size-asian="9pt" style:font-size-complex="9pt"/>
    </style:style>
    <style:style style:name="P46" style:family="paragraph" style:parent-style-name="Table_20_Contents">
      <style:paragraph-properties fo:text-align="start" style:justify-single-word="false"/>
      <style:text-properties fo:font-size="9pt" officeooo:rsid="0014dc3f" officeooo:paragraph-rsid="00f4f98a" style:font-size-asian="9pt" style:font-size-complex="9pt"/>
    </style:style>
    <style:style style:name="P47" style:family="paragraph" style:parent-style-name="Table_20_Contents">
      <style:paragraph-properties fo:text-align="start" style:justify-single-word="false"/>
      <style:text-properties fo:font-size="9pt" officeooo:rsid="0014dc3f" officeooo:paragraph-rsid="00faf361" style:font-size-asian="9pt" style:font-size-complex="9pt"/>
    </style:style>
    <style:style style:name="P48" style:family="paragraph" style:parent-style-name="Table_20_Contents">
      <style:paragraph-properties fo:text-align="start" style:justify-single-word="false"/>
      <style:text-properties fo:font-size="9pt" officeooo:rsid="0014dc3f" officeooo:paragraph-rsid="010ce10f" style:font-size-asian="9pt" style:font-size-complex="9pt"/>
    </style:style>
    <style:style style:name="P49" style:family="paragraph" style:parent-style-name="Table_20_Contents">
      <style:paragraph-properties fo:text-align="start" style:justify-single-word="false"/>
      <style:text-properties fo:font-size="9pt" officeooo:rsid="0014dc3f" officeooo:paragraph-rsid="010ef4da" style:font-size-asian="9pt" style:font-size-complex="9pt"/>
    </style:style>
    <style:style style:name="P50" style:family="paragraph" style:parent-style-name="Table_20_Contents">
      <style:paragraph-properties fo:text-align="start" style:justify-single-word="false"/>
      <style:text-properties fo:font-size="9pt" officeooo:rsid="0014dc3f" officeooo:paragraph-rsid="01796ceb" style:font-size-asian="9pt" style:font-size-complex="9pt"/>
    </style:style>
    <style:style style:name="P51" style:family="paragraph" style:parent-style-name="Table_20_Contents">
      <style:paragraph-properties fo:text-align="start" style:justify-single-word="false"/>
      <style:text-properties fo:font-size="9pt" officeooo:rsid="0014dc3f" officeooo:paragraph-rsid="017f1e2e" style:font-size-asian="9pt" style:font-size-complex="9pt"/>
    </style:style>
    <style:style style:name="P52" style:family="paragraph" style:parent-style-name="Table_20_Contents">
      <style:paragraph-properties fo:text-align="start" style:justify-single-word="false"/>
      <style:text-properties fo:font-size="9pt" officeooo:rsid="0014dc3f" officeooo:paragraph-rsid="019ca40e" style:font-size-asian="9pt" style:font-size-complex="9pt"/>
    </style:style>
    <style:style style:name="P53" style:family="paragraph" style:parent-style-name="Table_20_Contents">
      <style:paragraph-properties fo:text-align="start" style:justify-single-word="false"/>
      <style:text-properties fo:font-size="9pt" officeooo:rsid="0014dc3f" officeooo:paragraph-rsid="01fa4f7e" style:font-size-asian="9pt" style:font-size-complex="9pt"/>
    </style:style>
    <style:style style:name="P54" style:family="paragraph" style:parent-style-name="Table_20_Contents">
      <style:paragraph-properties fo:line-height="150%" fo:text-align="start" style:justify-single-word="false"/>
      <style:text-properties fo:font-size="9pt" officeooo:paragraph-rsid="004aad42" style:font-size-asian="9pt" style:font-size-complex="9pt"/>
    </style:style>
    <style:style style:name="P55" style:family="paragraph" style:parent-style-name="Table_20_Contents">
      <style:paragraph-properties fo:line-height="150%" fo:text-align="start" style:justify-single-word="false"/>
      <style:text-properties fo:font-size="9pt" officeooo:paragraph-rsid="0063872d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officeooo:rsid="001383e8" officeooo:paragraph-rsid="001383e8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fo:font-size="9pt" officeooo:rsid="001383e8" officeooo:paragraph-rsid="0052bac6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fo:font-size="9pt" officeooo:rsid="001383e8" officeooo:paragraph-rsid="00551fb0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fo:font-size="9pt" officeooo:rsid="001383e8" officeooo:paragraph-rsid="00f4f98a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fo:font-size="9pt" officeooo:rsid="001383e8" officeooo:paragraph-rsid="00faf361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fo:font-size="9pt" officeooo:rsid="001383e8" officeooo:paragraph-rsid="010ce10f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fo:font-size="9pt" officeooo:rsid="001383e8" officeooo:paragraph-rsid="010ef4da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fo:font-size="9pt" officeooo:rsid="001383e8" officeooo:paragraph-rsid="01796ceb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fo:font-size="9pt" officeooo:rsid="001383e8" officeooo:paragraph-rsid="017f1e2e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font-size="9pt" officeooo:rsid="0017c07d" officeooo:paragraph-rsid="0016374d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fo:font-size="9pt" officeooo:rsid="0017c07d" officeooo:paragraph-rsid="0052bac6" style:font-size-asian="9pt" style:font-size-complex="9pt"/>
    </style:style>
    <style:style style:name="P67" style:family="paragraph" style:parent-style-name="Table_20_Contents">
      <style:paragraph-properties fo:text-align="start" style:justify-single-word="false"/>
      <style:text-properties fo:font-size="9pt" officeooo:rsid="0017c07d" officeooo:paragraph-rsid="00551fb0" style:font-size-asian="9pt" style:font-size-complex="9pt"/>
    </style:style>
    <style:style style:name="P68" style:family="paragraph" style:parent-style-name="Table_20_Contents">
      <style:paragraph-properties fo:line-height="150%" fo:text-align="start" style:justify-single-word="false"/>
      <style:text-properties fo:font-size="9pt" officeooo:rsid="00417574" officeooo:paragraph-rsid="0063872d" style:font-size-asian="9pt" style:font-size-complex="9pt"/>
    </style:style>
    <style:style style:name="P69" style:family="paragraph" style:parent-style-name="Table_20_Contents">
      <style:paragraph-properties fo:line-height="150%" fo:text-align="start" style:justify-single-word="false"/>
      <style:text-properties fo:font-size="9pt" officeooo:rsid="00417574" officeooo:paragraph-rsid="0171cff0" style:font-size-asian="9pt" style:font-size-complex="9pt"/>
    </style:style>
    <style:style style:name="P70" style:family="paragraph" style:parent-style-name="Table_20_Contents">
      <style:paragraph-properties fo:text-align="start" style:justify-single-word="false"/>
      <style:text-properties fo:font-size="9pt" officeooo:rsid="00f0cab4" officeooo:paragraph-rsid="00f0cab4" style:font-size-asian="9pt" style:font-size-complex="9pt"/>
    </style:style>
    <style:style style:name="P71" style:family="paragraph" style:parent-style-name="Table_20_Contents">
      <style:paragraph-properties fo:line-height="150%" fo:text-align="start" style:justify-single-word="false"/>
      <style:text-properties fo:font-size="9pt" officeooo:rsid="0040f92f" officeooo:paragraph-rsid="016d0404" style:font-size-asian="9pt" style:font-size-complex="9pt"/>
    </style:style>
    <style:style style:name="P72" style:family="paragraph" style:parent-style-name="Table_20_Contents">
      <style:paragraph-properties fo:line-height="150%" fo:text-align="start" style:justify-single-word="false"/>
      <style:text-properties fo:font-size="9pt" officeooo:rsid="01762834" officeooo:paragraph-rsid="01762834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fo:font-size="9pt" officeooo:rsid="0177f210" officeooo:paragraph-rsid="00551fb0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fo:font-size="9pt" officeooo:rsid="00f80d83" officeooo:paragraph-rsid="00f80d83" style:font-size-asian="9pt" style:font-size-complex="9pt"/>
    </style:style>
    <style:style style:name="P75" style:family="paragraph" style:parent-style-name="Table_20_Contents">
      <style:paragraph-properties fo:line-height="150%" fo:text-align="start" style:justify-single-word="false"/>
      <style:text-properties fo:font-size="9pt" officeooo:rsid="01d32b25" officeooo:paragraph-rsid="0063872d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fo:font-size="9pt" officeooo:rsid="0014dc3f" officeooo:paragraph-rsid="00551fb0" style:font-size-asian="9pt" style:language-asian="zh" style:country-asian="CN" style:font-size-complex="9pt"/>
    </style:style>
    <style:style style:name="P77" style:family="paragraph" style:parent-style-name="Table_20_Contents">
      <style:paragraph-properties fo:text-align="start" style:justify-single-word="false"/>
      <style:text-properties fo:font-size="9pt" officeooo:rsid="0014dc3f" officeooo:paragraph-rsid="01873efb" style:font-size-asian="9pt" style:language-asian="zh" style:country-asian="CN" style:font-size-complex="9pt"/>
    </style:style>
    <style:style style:name="P78" style:family="paragraph" style:parent-style-name="Table_20_Contents">
      <style:paragraph-properties fo:text-align="start" style:justify-single-word="false"/>
      <style:text-properties fo:font-size="9pt" officeooo:rsid="0014dc3f" officeooo:paragraph-rsid="019ca40e" style:font-size-asian="9pt" style:language-asian="zh" style:country-asian="CN" style:font-size-complex="9pt"/>
    </style:style>
    <style:style style:name="P79" style:family="paragraph" style:parent-style-name="Table_20_Contents">
      <style:paragraph-properties fo:line-height="150%" fo:text-align="start" style:justify-single-word="false"/>
      <style:text-properties fo:font-size="9pt" officeooo:rsid="0014dc3f" officeooo:paragraph-rsid="00e654c5" style:font-size-asian="9pt" style:language-asian="zh" style:country-asian="CN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rsid="00f00a99" officeooo:paragraph-rsid="00f00a99" style:font-size-asian="9pt" style:language-asian="zh" style:country-asian="CN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rsid="00f00a99" officeooo:paragraph-rsid="01873efb" style:font-size-asian="9pt" style:language-asian="zh" style:country-asian="CN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rsid="00f00a99" officeooo:paragraph-rsid="00f0cab4" style:font-size-asian="9pt" style:language-asian="zh" style:country-asian="CN" style:font-size-complex="9pt"/>
    </style:style>
    <style:style style:name="P83" style:family="paragraph" style:parent-style-name="Table_20_Contents">
      <style:paragraph-properties fo:text-align="start" style:justify-single-word="false"/>
      <style:text-properties fo:font-size="9pt" officeooo:rsid="00f0cab4" officeooo:paragraph-rsid="00f0cab4" style:font-size-asian="9pt" style:language-asian="zh" style:country-asian="CN" style:font-size-complex="9pt"/>
    </style:style>
    <style:style style:name="P84" style:family="paragraph" style:parent-style-name="Table_20_Contents">
      <style:paragraph-properties fo:text-align="start" style:justify-single-word="false"/>
      <style:text-properties fo:font-size="9pt" officeooo:rsid="00f80d83" officeooo:paragraph-rsid="01796ceb" style:font-size-asian="9pt" style:language-asian="zh" style:country-asian="CN" style:font-size-complex="9pt"/>
    </style:style>
    <style:style style:name="P85" style:family="paragraph" style:parent-style-name="Table_20_Contents">
      <style:paragraph-properties fo:text-align="start" style:justify-single-word="false"/>
      <style:text-properties fo:font-size="9pt" officeooo:rsid="00f80d83" officeooo:paragraph-rsid="00faf361" style:font-size-asian="9pt" style:language-asian="zh" style:country-asian="CN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officeooo:rsid="00f80d83" officeooo:paragraph-rsid="017f1e2e" style:font-size-asian="9pt" style:language-asian="zh" style:country-asian="CN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ff592b" officeooo:paragraph-rsid="01796ceb" style:font-size-asian="9pt" style:language-asian="zh" style:country-asian="CN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ff592b" officeooo:paragraph-rsid="017f1e2e" style:font-size-asian="9pt" style:language-asian="zh" style:country-asian="CN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officeooo:rsid="00ff592b" officeooo:paragraph-rsid="00faf361" style:font-size-asian="9pt" style:language-asian="zh" style:country-asian="CN" style:font-size-complex="9pt"/>
    </style:style>
    <style:style style:name="P90" style:family="paragraph" style:parent-style-name="Table_20_Contents">
      <style:paragraph-properties fo:line-height="150%" fo:text-align="start" style:justify-single-word="false"/>
      <style:text-properties fo:font-size="9pt" officeooo:paragraph-rsid="004aad42" style:font-size-asian="9pt" style:language-asian="zh" style:country-asian="CN" style:font-size-complex="9pt"/>
    </style:style>
    <style:style style:name="P91" style:family="paragraph" style:parent-style-name="Table_20_Contents">
      <style:paragraph-properties fo:line-height="150%" fo:text-align="center" style:justify-single-word="false"/>
      <style:text-properties fo:font-size="9pt" officeooo:rsid="01d851db" officeooo:paragraph-rsid="01d851db" style:font-size-asian="9pt" style:language-asian="zh" style:country-asian="CN" style:font-size-complex="9pt"/>
    </style:style>
    <style:style style:name="P92" style:family="paragraph" style:parent-style-name="Table_20_Contents">
      <style:paragraph-properties fo:text-align="center" style:justify-single-word="false"/>
      <style:text-properties fo:font-size="9pt" officeooo:rsid="01f7907c" officeooo:paragraph-rsid="01f7907c" style:font-size-asian="9pt" style:language-asian="zh" style:country-asian="CN" style:font-size-complex="9pt"/>
    </style:style>
    <style:style style:name="P93" style:family="paragraph" style:parent-style-name="Table_20_Contents">
      <style:paragraph-properties fo:text-align="start" style:justify-single-word="false"/>
      <style:text-properties fo:font-size="9pt" officeooo:rsid="0085c0ac" officeooo:paragraph-rsid="010ef4da" style:font-size-asian="9pt" style:language-asian="zh" style:country-asian="CN" style:font-size-complex="9pt"/>
    </style:style>
    <style:style style:name="P94" style:family="paragraph" style:parent-style-name="Table_20_Contents">
      <style:paragraph-properties fo:text-align="start" style:justify-single-word="false"/>
      <style:text-properties fo:font-size="9pt" officeooo:rsid="0085c0ac" officeooo:paragraph-rsid="01fa4f7e" style:font-size-asian="9pt" style:language-asian="zh" style:country-asian="CN" style:font-size-complex="9pt"/>
    </style:style>
    <style:style style:name="P95" style:family="paragraph" style:parent-style-name="Table_20_Contents">
      <style:paragraph-properties fo:text-align="start" style:justify-single-word="false"/>
      <style:text-properties fo:font-size="9pt" officeooo:rsid="0085c0ac" officeooo:paragraph-rsid="02015535" style:font-size-asian="9pt" style:language-asian="zh" style:country-asian="CN" style:font-size-complex="9pt"/>
    </style:style>
    <style:style style:name="P96" style:family="paragraph" style:parent-style-name="Table_20_Contents">
      <style:paragraph-properties fo:text-align="center" style:justify-single-word="false"/>
      <style:text-properties fo:font-size="9pt" officeooo:rsid="020403f2" officeooo:paragraph-rsid="020403f2" style:font-size-asian="9pt" style:language-asian="zh" style:country-asian="CN" style:font-size-complex="9pt"/>
    </style:style>
    <style:style style:name="P97" style:family="paragraph" style:parent-style-name="Table_20_Contents">
      <style:paragraph-properties fo:text-align="start" style:justify-single-word="false"/>
      <style:text-properties fo:font-size="9pt" officeooo:rsid="01489274" officeooo:paragraph-rsid="01489274" style:font-size-asian="9pt" style:language-asian="zh" style:country-asian="CN" style:font-size-complex="9pt"/>
    </style:style>
    <style:style style:name="P98" style:family="paragraph" style:parent-style-name="Table_20_Contents">
      <style:paragraph-properties fo:text-align="start" style:justify-single-word="false"/>
      <style:text-properties fo:font-size="9pt" officeooo:rsid="01489274" officeooo:paragraph-rsid="020403f2" style:font-size-asian="9pt" style:language-asian="zh" style:country-asian="CN" style:font-size-complex="9pt"/>
    </style:style>
    <style:style style:name="P99" style:family="paragraph" style:parent-style-name="Table_20_Contents">
      <style:paragraph-properties fo:text-align="center" style:justify-single-word="false"/>
      <style:text-properties fo:font-size="9pt" officeooo:paragraph-rsid="01480271" style:font-size-asian="9pt" style:language-asian="zh" style:country-asian="CN" style:font-size-complex="9pt"/>
    </style:style>
    <style:style style:name="P100" style:family="paragraph" style:parent-style-name="Table_20_Contents">
      <style:paragraph-properties fo:text-align="start" style:justify-single-word="false"/>
      <style:text-properties fo:font-size="9pt" officeooo:rsid="02015535" officeooo:paragraph-rsid="02015535" style:font-size-asian="9pt" style:language-asian="zh" style:country-asian="CN" style:font-size-complex="9pt"/>
    </style:style>
    <style:style style:name="P101" style:family="paragraph" style:parent-style-name="Table_20_Contents">
      <style:paragraph-properties fo:line-height="150%" fo:text-align="center" style:justify-single-word="false"/>
      <style:text-properties fo:font-size="10.5pt" officeooo:rsid="004aad42" officeooo:paragraph-rsid="004aad42" style:font-size-asian="10.5pt" style:font-size-complex="10.5pt"/>
    </style:style>
    <style:style style:name="P102" style:family="paragraph" style:parent-style-name="Table_20_Contents">
      <style:paragraph-properties fo:text-align="center" style:justify-single-word="false"/>
      <style:text-properties fo:font-size="10.5pt" officeooo:rsid="0014dc3f" officeooo:paragraph-rsid="0014dc3f" style:font-size-asian="10.5pt" style:font-size-complex="10.5pt"/>
    </style:style>
    <style:style style:name="P103" style:family="paragraph" style:parent-style-name="Table_20_Contents">
      <style:paragraph-properties fo:text-align="center" style:justify-single-word="false"/>
      <style:text-properties fo:font-size="10.5pt" officeooo:rsid="0014dc3f" officeooo:paragraph-rsid="0052bac6" style:font-size-asian="10.5pt" style:font-size-complex="10.5pt"/>
    </style:style>
    <style:style style:name="P104" style:family="paragraph" style:parent-style-name="Table_20_Contents">
      <style:paragraph-properties fo:text-align="center" style:justify-single-word="false"/>
      <style:text-properties fo:font-size="10.5pt" officeooo:rsid="0014dc3f" officeooo:paragraph-rsid="00551fb0" style:font-size-asian="10.5pt" style:font-size-complex="10.5pt"/>
    </style:style>
    <style:style style:name="P105" style:family="paragraph" style:parent-style-name="Table_20_Contents">
      <style:paragraph-properties fo:text-align="center" style:justify-single-word="false"/>
      <style:text-properties fo:font-size="10.5pt" officeooo:rsid="0014dc3f" officeooo:paragraph-rsid="00f4f98a" style:font-size-asian="10.5pt" style:font-size-complex="10.5pt"/>
    </style:style>
    <style:style style:name="P106" style:family="paragraph" style:parent-style-name="Table_20_Contents">
      <style:paragraph-properties fo:text-align="center" style:justify-single-word="false"/>
      <style:text-properties fo:font-size="10.5pt" officeooo:rsid="0014dc3f" officeooo:paragraph-rsid="00faf361" style:font-size-asian="10.5pt" style:font-size-complex="10.5pt"/>
    </style:style>
    <style:style style:name="P107" style:family="paragraph" style:parent-style-name="Table_20_Contents">
      <style:paragraph-properties fo:text-align="center" style:justify-single-word="false"/>
      <style:text-properties fo:font-size="10.5pt" officeooo:rsid="0014dc3f" officeooo:paragraph-rsid="010ef4da" style:font-size-asian="10.5pt" style:font-size-complex="10.5pt"/>
    </style:style>
    <style:style style:name="P108" style:family="paragraph" style:parent-style-name="Table_20_Contents">
      <style:paragraph-properties fo:text-align="center" style:justify-single-word="false"/>
      <style:text-properties fo:font-size="10.5pt" officeooo:rsid="0014dc3f" officeooo:paragraph-rsid="017f1e2e" style:font-size-asian="10.5pt" style:font-size-complex="10.5pt"/>
    </style:style>
    <style:style style:name="P109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110" style:family="paragraph" style:parent-style-name="Table_20_Contents">
      <style:paragraph-properties fo:text-align="center" style:justify-single-word="false"/>
      <style:text-properties fo:font-size="10.5pt" officeooo:paragraph-rsid="0016374d" style:font-size-asian="10.5pt" style:font-size-complex="10.5pt"/>
    </style:style>
    <style:style style:name="P111" style:family="paragraph" style:parent-style-name="Table_20_Contents">
      <style:paragraph-properties fo:text-align="center" style:justify-single-word="false"/>
      <style:text-properties fo:font-size="10.5pt" officeooo:paragraph-rsid="0052bac6" style:font-size-asian="10.5pt" style:font-size-complex="10.5pt"/>
    </style:style>
    <style:style style:name="P112" style:family="paragraph" style:parent-style-name="Table_20_Contents">
      <style:paragraph-properties fo:text-align="center" style:justify-single-word="false"/>
      <style:text-properties fo:font-size="10.5pt" officeooo:paragraph-rsid="00551fb0" style:font-size-asian="10.5pt" style:font-size-complex="10.5pt"/>
    </style:style>
    <style:style style:name="P113" style:family="paragraph" style:parent-style-name="Table_20_Contents">
      <style:paragraph-properties fo:text-align="center" style:justify-single-word="false"/>
      <style:text-properties fo:font-size="10.5pt" officeooo:paragraph-rsid="00f4f98a" style:font-size-asian="10.5pt" style:font-size-complex="10.5pt"/>
    </style:style>
    <style:style style:name="P114" style:family="paragraph" style:parent-style-name="Table_20_Contents">
      <style:paragraph-properties fo:text-align="center" style:justify-single-word="false"/>
      <style:text-properties fo:font-size="10.5pt" officeooo:paragraph-rsid="00faf361" style:font-size-asian="10.5pt" style:font-size-complex="10.5pt"/>
    </style:style>
    <style:style style:name="P115" style:family="paragraph" style:parent-style-name="Table_20_Contents">
      <style:paragraph-properties fo:text-align="center" style:justify-single-word="false"/>
      <style:text-properties fo:font-size="10.5pt" officeooo:paragraph-rsid="010ce10f" style:font-size-asian="10.5pt" style:font-size-complex="10.5pt"/>
    </style:style>
    <style:style style:name="P116" style:family="paragraph" style:parent-style-name="Table_20_Contents">
      <style:paragraph-properties fo:text-align="center" style:justify-single-word="false"/>
      <style:text-properties fo:font-size="10.5pt" officeooo:paragraph-rsid="010ef4da" style:font-size-asian="10.5pt" style:font-size-complex="10.5pt"/>
    </style:style>
    <style:style style:name="P117" style:family="paragraph" style:parent-style-name="Table_20_Contents">
      <style:paragraph-properties fo:text-align="center" style:justify-single-word="false"/>
      <style:text-properties fo:font-size="10.5pt" officeooo:paragraph-rsid="01796ceb" style:font-size-asian="10.5pt" style:font-size-complex="10.5pt"/>
    </style:style>
    <style:style style:name="P118" style:family="paragraph" style:parent-style-name="Table_20_Contents">
      <style:paragraph-properties fo:text-align="center" style:justify-single-word="false"/>
      <style:text-properties fo:font-size="10.5pt" officeooo:paragraph-rsid="017f1e2e" style:font-size-asian="10.5pt" style:font-size-complex="10.5pt"/>
    </style:style>
    <style:style style:name="P119" style:family="paragraph" style:parent-style-name="Table_20_Contents">
      <style:paragraph-properties fo:text-align="center" style:justify-single-word="false"/>
      <style:text-properties fo:font-size="10.5pt" officeooo:paragraph-rsid="01fa4f7e" style:font-size-asian="10.5pt" style:font-size-complex="10.5pt"/>
    </style:style>
    <style:style style:name="P120" style:family="paragraph" style:parent-style-name="Table_20_Contents">
      <style:paragraph-properties fo:text-align="center" style:justify-single-word="false"/>
      <style:text-properties fo:font-size="10.5pt" officeooo:paragraph-rsid="01ff5aa2" style:font-size-asian="10.5pt" style:font-size-complex="10.5pt"/>
    </style:style>
    <style:style style:name="P121" style:family="paragraph" style:parent-style-name="Table_20_Contents">
      <style:paragraph-properties fo:line-height="150%" fo:text-align="center" style:justify-single-word="false"/>
      <style:text-properties fo:font-size="10.5pt" officeooo:rsid="00e4e7ba" officeooo:paragraph-rsid="00e4e7ba" style:font-size-asian="10.5pt" style:font-size-complex="10.5pt"/>
    </style:style>
    <style:style style:name="P122" style:family="paragraph" style:parent-style-name="Table_20_Contents">
      <style:paragraph-properties fo:line-height="150%" fo:text-align="center" style:justify-single-word="false"/>
      <style:text-properties fo:font-size="10.5pt" officeooo:rsid="01736284" officeooo:paragraph-rsid="01736284" style:font-size-asian="10.5pt" style:font-size-complex="10.5pt"/>
    </style:style>
    <style:style style:name="P123" style:family="paragraph" style:parent-style-name="Table_20_Contents">
      <style:paragraph-properties fo:line-height="150%" fo:text-align="center" style:justify-single-word="false"/>
      <style:text-properties fo:font-size="10.5pt" officeooo:rsid="01762834" officeooo:paragraph-rsid="01762834" style:font-size-asian="10.5pt" style:font-size-complex="10.5pt"/>
    </style:style>
    <style:style style:name="P124" style:family="paragraph" style:parent-style-name="Table_20_Contents">
      <style:paragraph-properties fo:line-height="150%" fo:text-align="center" style:justify-single-word="false"/>
      <style:text-properties fo:font-size="10.5pt" officeooo:rsid="01d851db" officeooo:paragraph-rsid="01d851db" style:font-size-asian="10.5pt" style:font-size-complex="10.5pt"/>
    </style:style>
    <style:style style:name="P125" style:family="paragraph" style:parent-style-name="Table_20_Contents">
      <style:paragraph-properties fo:text-align="center" style:justify-single-word="false"/>
      <style:text-properties fo:font-size="10.5pt" officeooo:paragraph-rsid="00551fb0" style:font-size-asian="10.5pt" style:language-asian="zh" style:country-asian="CN" style:font-size-complex="10.5pt"/>
    </style:style>
    <style:style style:name="P126" style:family="paragraph" style:parent-style-name="Table_20_Contents">
      <style:paragraph-properties fo:text-align="center" style:justify-single-word="false"/>
      <style:text-properties fo:font-size="10.5pt" officeooo:paragraph-rsid="00f4f98a" style:font-size-asian="10.5pt" style:language-asian="zh" style:country-asian="CN" style:font-size-complex="10.5pt"/>
    </style:style>
    <style:style style:name="P127" style:family="paragraph" style:parent-style-name="Table_20_Contents">
      <style:paragraph-properties fo:text-align="center" style:justify-single-word="false"/>
      <style:text-properties fo:font-size="10.5pt" officeooo:paragraph-rsid="00faf361" style:font-size-asian="10.5pt" style:language-asian="zh" style:country-asian="CN" style:font-size-complex="10.5pt"/>
    </style:style>
    <style:style style:name="P128" style:family="paragraph" style:parent-style-name="Table_20_Contents">
      <style:paragraph-properties fo:text-align="center" style:justify-single-word="false"/>
      <style:text-properties fo:font-size="10.5pt" officeooo:paragraph-rsid="01796ceb" style:font-size-asian="10.5pt" style:language-asian="zh" style:country-asian="CN" style:font-size-complex="10.5pt"/>
    </style:style>
    <style:style style:name="P129" style:family="paragraph" style:parent-style-name="Table_20_Contents">
      <style:paragraph-properties fo:text-align="center" style:justify-single-word="false"/>
      <style:text-properties fo:font-size="10.5pt" officeooo:paragraph-rsid="017f1e2e" style:font-size-asian="10.5pt" style:language-asian="zh" style:country-asian="CN" style:font-size-complex="10.5pt"/>
    </style:style>
    <style:style style:name="P130" style:family="paragraph" style:parent-style-name="Table_20_Contents">
      <style:paragraph-properties fo:text-align="center" style:justify-single-word="false"/>
      <style:text-properties fo:font-size="10.5pt" officeooo:rsid="010128c4" officeooo:paragraph-rsid="01796ceb" style:font-size-asian="10.5pt" style:language-asian="zh" style:country-asian="CN" style:font-size-complex="10.5pt"/>
    </style:style>
    <style:style style:name="P131" style:family="paragraph" style:parent-style-name="Table_20_Contents">
      <style:paragraph-properties fo:text-align="center" style:justify-single-word="false"/>
      <style:text-properties style:font-name="微软雅黑" fo:font-size="10.5pt" fo:font-weight="bold" style:font-name-asian="仿宋" style:font-size-asian="10.5pt" style:font-weight-asian="bold" style:font-size-complex="10.5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style:font-name="宋体" fo:font-size="10.5pt" style:font-name-asian="宋体" style:font-size-asian="10.5pt" style:font-size-complex="10.5pt"/>
    </style:style>
    <style:style style:name="P133" style:family="paragraph" style:parent-style-name="Table_20_Contents">
      <style:paragraph-properties fo:text-align="center" style:justify-single-word="false"/>
      <style:text-properties style:font-name="Times New Roman1" fo:font-size="10.5pt" style:font-name-asian="宋体" style:font-size-asian="10.5pt" style:font-size-complex="10.5pt"/>
    </style:style>
    <style:style style:name="P134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rsid="000d95b4" officeooo:paragraph-rsid="000be600"/>
    </style:style>
    <style:style style:name="P135" style:family="paragraph" style:parent-style-name="Standard" style:master-page-name="">
      <style:paragraph-properties fo:margin-left="0.7cm" fo:margin-right="0cm" fo:line-height="150%" fo:text-indent="0.6cm" style:auto-text-indent="false" style:page-number="auto"/>
    </style:style>
    <style:style style:name="P136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paragraph-rsid="003cd9fd"/>
    </style:style>
    <style:style style:name="P137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paragraph-rsid="01480271"/>
    </style:style>
    <style:style style:name="P138" style:family="paragraph" style:parent-style-name="Standard" style:master-page-name="">
      <style:paragraph-properties fo:margin-left="0.7cm" fo:margin-right="0cm" fo:line-height="150%" fo:text-indent="0.6cm" style:auto-text-indent="false" style:page-number="auto"/>
      <style:text-properties officeooo:rsid="0090f706" officeooo:paragraph-rsid="008c2a6c" style:language-asian="zh" style:country-asian="CN"/>
    </style:style>
    <style:style style:name="P139" style:family="paragraph" style:parent-style-name="Standard">
      <style:paragraph-properties fo:margin-left="0.7cm" fo:margin-right="0cm" fo:line-height="150%" fo:text-indent="0.6cm" style:auto-text-indent="false"/>
      <style:text-properties officeooo:rsid="000ebf21" officeooo:paragraph-rsid="004aad42"/>
    </style:style>
    <style:style style:name="P140" style:family="paragraph" style:parent-style-name="Standard" style:master-page-name="">
      <style:paragraph-properties fo:margin-left="0.7cm" fo:margin-right="0cm" fo:line-height="150%" fo:text-align="center" style:justify-single-word="false" fo:text-indent="0cm" style:auto-text-indent="false" style:page-number="auto"/>
      <style:text-properties officeooo:rsid="0007eada" officeooo:paragraph-rsid="004bd230"/>
    </style:style>
    <style:style style:name="P141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01383e8" officeooo:paragraph-rsid="004aad42" style:font-size-asian="10.5pt" style:font-size-complex="10.5pt"/>
    </style:style>
    <style:style style:name="P142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01383e8" officeooo:paragraph-rsid="0063872d" style:font-size-asian="10.5pt" style:font-size-complex="10.5pt"/>
    </style:style>
    <style:style style:name="P143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4db873" style:font-size-asian="10.5pt" style:font-size-complex="10.5pt"/>
    </style:style>
    <style:style style:name="P144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16374d" style:font-size-asian="10.5pt" style:font-size-complex="10.5pt"/>
    </style:style>
    <style:style style:name="P14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52bac6" style:font-size-asian="10.5pt" style:font-size-complex="10.5pt"/>
    </style:style>
    <style:style style:name="P146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551fb0" style:font-size-asian="10.5pt" style:font-size-complex="10.5pt"/>
    </style:style>
    <style:style style:name="P147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f4f98a" style:font-size-asian="10.5pt" style:font-size-complex="10.5pt"/>
    </style:style>
    <style:style style:name="P148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0faf361" style:font-size-asian="10.5pt" style:font-size-complex="10.5pt"/>
    </style:style>
    <style:style style:name="P149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0ef4da" style:font-size-asian="10.5pt" style:font-size-complex="10.5pt"/>
    </style:style>
    <style:style style:name="P150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796ceb" style:font-size-asian="10.5pt" style:font-size-complex="10.5pt"/>
    </style:style>
    <style:style style:name="P151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7f1e2e" style:font-size-asian="10.5pt" style:font-size-complex="10.5pt"/>
    </style:style>
    <style:style style:name="P152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8edea9" style:font-size-asian="10.5pt" style:font-size-complex="10.5pt"/>
    </style:style>
    <style:style style:name="P153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9b542b" style:font-size-asian="10.5pt" style:font-size-complex="10.5pt"/>
    </style:style>
    <style:style style:name="P154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c4263f" style:font-size-asian="10.5pt" style:font-size-complex="10.5pt"/>
    </style:style>
    <style:style style:name="P15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fa4f7e" style:font-size-asian="10.5pt" style:font-size-complex="10.5pt"/>
    </style:style>
    <style:style style:name="P156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016374d" officeooo:paragraph-rsid="01fea1a8" style:font-size-asian="10.5pt" style:font-size-complex="10.5pt"/>
    </style:style>
    <style:style style:name="P157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16d0404" officeooo:paragraph-rsid="016d0404" style:font-size-asian="10.5pt" style:font-size-complex="10.5pt"/>
    </style:style>
    <style:style style:name="P158" style:family="paragraph" style:parent-style-name="Table_20_Contents">
      <style:paragraph-properties fo:margin-left="0.741cm" fo:margin-right="0cm" fo:line-height="150%" fo:text-align="start" style:justify-single-word="false" fo:text-indent="0cm" style:auto-text-indent="false"/>
      <style:text-properties fo:font-size="10.5pt" officeooo:rsid="01762834" officeooo:paragraph-rsid="01762834" style:font-size-asian="10.5pt" style:font-size-complex="10.5pt"/>
    </style:style>
    <style:style style:name="P159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177f210" officeooo:paragraph-rsid="00551fb0" style:font-size-asian="10.5pt" style:font-size-complex="10.5pt"/>
    </style:style>
    <style:style style:name="P160" style:family="paragraph" style:parent-style-name="Table_20_Contents">
      <style:paragraph-properties fo:margin-left="0.741cm" fo:margin-right="0cm" fo:line-height="150%" fo:text-align="center" style:justify-single-word="false" fo:text-indent="0cm" style:auto-text-indent="false"/>
      <style:text-properties fo:font-size="9pt" officeooo:rsid="001383e8" officeooo:paragraph-rsid="004aad42" style:font-size-asian="9pt" style:language-asian="zh" style:country-asian="CN" style:font-size-complex="9pt"/>
    </style:style>
    <style:style style:name="P161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宋体" fo:font-size="10.5pt" fo:font-weight="normal" officeooo:rsid="00e9cec8" officeooo:paragraph-rsid="00e9cec8" style:font-name-asian="宋体" style:font-size-asian="10.5pt" style:language-asian="zh" style:country-asian="CN" style:font-weight-asian="normal" style:font-size-complex="10.5pt" style:font-weight-complex="normal"/>
    </style:style>
    <style:style style:name="P162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宋体" fo:font-size="10.5pt" fo:font-weight="normal" officeooo:rsid="00e9cec8" officeooo:paragraph-rsid="00ea0f6c" style:font-name-asian="宋体" style:font-size-asian="10.5pt" style:language-asian="zh" style:country-asian="CN" style:font-weight-asian="normal" style:font-size-complex="10.5pt" style:font-weight-complex="normal"/>
    </style:style>
    <style:style style:name="P163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宋体" fo:font-size="10.5pt" fo:font-weight="normal" officeooo:rsid="00e9cec8" officeooo:paragraph-rsid="00eb69e8" style:font-name-asian="宋体" style:font-size-asian="10.5pt" style:language-asian="zh" style:country-asian="CN" style:font-weight-asian="normal" style:font-size-complex="10.5pt" style:font-weight-complex="normal"/>
    </style:style>
    <style:style style:name="P164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0ec6b42" style:font-name-asian="Times New Roman1" style:font-size-asian="10.5pt" style:language-asian="zh" style:country-asian="CN" style:font-weight-asian="normal" style:font-size-complex="10.5pt" style:font-weight-complex="normal"/>
    </style:style>
    <style:style style:name="P165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0f4f98a" style:font-name-asian="Times New Roman1" style:font-size-asian="10.5pt" style:language-asian="zh" style:country-asian="CN" style:font-weight-asian="normal" style:font-size-complex="10.5pt" style:font-weight-complex="normal"/>
    </style:style>
    <style:style style:name="P166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103428" style:font-name-asian="Times New Roman1" style:font-size-asian="10.5pt" style:language-asian="zh" style:country-asian="CN" style:font-weight-asian="normal" style:font-size-complex="10.5pt" style:font-weight-complex="normal"/>
    </style:style>
    <style:style style:name="P167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0faf361" style:font-name-asian="Times New Roman1" style:font-size-asian="10.5pt" style:language-asian="zh" style:country-asian="CN" style:font-weight-asian="normal" style:font-size-complex="10.5pt" style:font-weight-complex="normal"/>
    </style:style>
    <style:style style:name="P168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0ce10f" style:font-name-asian="Times New Roman1" style:font-size-asian="10.5pt" style:language-asian="zh" style:country-asian="CN" style:font-weight-asian="normal" style:font-size-complex="10.5pt" style:font-weight-complex="normal"/>
    </style:style>
    <style:style style:name="P169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796ceb" style:font-name-asian="Times New Roman1" style:font-size-asian="10.5pt" style:language-asian="zh" style:country-asian="CN" style:font-weight-asian="normal" style:font-size-complex="10.5pt" style:font-weight-complex="normal"/>
    </style:style>
    <style:style style:name="P170" style:family="paragraph" style:parent-style-name="Standard" style:master-page-name="">
      <loext:graphic-properties draw:fill="none"/>
      <style:paragraph-properties fo:margin-left="1.401cm" fo:margin-right="0cm" fo:line-height="150%" fo:text-indent="0cm" style:auto-text-indent="false" style:page-number="auto" fo:background-color="transparent"/>
      <style:text-properties style:font-name="Times New Roman1" fo:font-size="10.5pt" fo:font-weight="normal" officeooo:rsid="00e9cec8" officeooo:paragraph-rsid="017f1e2e" style:font-name-asian="Times New Roman1" style:font-size-asian="10.5pt" style:language-asian="zh" style:country-asian="CN" style:font-weight-asian="normal" style:font-size-complex="10.5pt" style:font-weight-complex="normal"/>
    </style:style>
    <style:style style:name="P17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bcd9c4" style:font-name-asian="宋体" style:font-size-asian="10.5pt" style:font-weight-asian="normal" style:font-size-complex="10.5pt" style:font-weight-complex="normal"/>
    </style:style>
    <style:style style:name="P172" style:family="paragraph" style:parent-style-name="Standard">
      <style:paragraph-properties fo:margin-left="0cm" fo:margin-right="0cm" fo:line-height="150%" fo:text-indent="0cm" style:auto-text-indent="false"/>
      <style:text-properties officeooo:paragraph-rsid="01480271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.5pt" officeooo:rsid="020403f2" officeooo:paragraph-rsid="020403f2" style:font-size-asian="10.5pt" style:font-size-complex="10.5pt"/>
    </style:style>
    <style:style style:name="P174" style:family="paragraph" style:parent-style-name="Standard">
      <style:paragraph-properties fo:margin-left="1.482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8f0d04" style:font-name-asian="宋体" style:font-size-asian="10.5pt" style:font-weight-asian="normal" style:font-size-complex="10.5pt" style:font-weight-complex="normal"/>
    </style:style>
    <style:style style:name="P175" style:family="paragraph" style:parent-style-name="Standard">
      <style:paragraph-properties fo:margin-left="1.482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982c0d" style:font-name-asian="宋体" style:font-size-asian="10.5pt" style:font-weight-asian="normal" style:font-size-complex="10.5pt" style:font-weight-complex="normal"/>
    </style:style>
    <style:style style:name="P176" style:family="paragraph" style:parent-style-name="Standard">
      <style:paragraph-properties fo:margin-left="1.482cm" fo:margin-right="0cm" fo:line-height="150%" fo:text-align="start" style:justify-single-word="false" fo:text-indent="0cm" style:auto-text-indent="false"/>
      <style:text-properties style:font-name="Times New Roman1" fo:font-size="10.5pt" fo:font-weight="normal" officeooo:paragraph-rsid="017f1e2e" style:font-name-asian="宋体" style:font-size-asian="10.5pt" style:font-weight-asian="normal" style:font-size-complex="10.5pt" style:font-weight-complex="normal"/>
    </style:style>
    <style:style style:name="P177" style:family="paragraph" style:parent-style-name="Standard">
      <style:paragraph-properties fo:margin-left="1.482cm" fo:margin-right="0cm" fo:line-height="150%" fo:text-indent="0cm" style:auto-text-indent="false"/>
      <style:text-properties officeooo:paragraph-rsid="01480271"/>
    </style:style>
    <style:style style:name="P178" style:family="paragraph" style:parent-style-name="Standard">
      <style:paragraph-properties fo:line-height="150%" fo:break-before="auto" fo:break-after="auto"/>
      <style:text-properties style:font-name="文泉驿等宽微米黑" fo:font-weight="bold" style:font-name-asian="文泉驿等宽微米黑" style:font-weight-asian="bold" style:font-weight-complex="bold"/>
    </style:style>
    <style:style style:name="P179" style:family="paragraph" style:parent-style-name="Standard" style:list-style-name="L2">
      <style:paragraph-properties fo:line-height="150%"/>
    </style:style>
    <style:style style:name="P180" style:family="paragraph" style:parent-style-name="Standard" style:list-style-name="L4">
      <style:paragraph-properties fo:line-height="150%"/>
      <style:text-properties officeooo:paragraph-rsid="01480271"/>
    </style:style>
    <style:style style:name="P181" style:family="paragraph" style:parent-style-name="Standard" style:list-style-name="L4">
      <style:paragraph-properties fo:line-height="150%"/>
      <style:text-properties officeooo:paragraph-rsid="020468a5"/>
    </style:style>
    <style:style style:name="P182" style:family="paragraph" style:parent-style-name="Standard" style:list-style-name="L2">
      <style:paragraph-properties fo:line-height="150%"/>
      <style:text-properties officeooo:rsid="00278416" officeooo:paragraph-rsid="00278416"/>
    </style:style>
    <style:style style:name="P183" style:family="paragraph" style:parent-style-name="Standard" style:list-style-name="L2">
      <style:paragraph-properties fo:line-height="150%"/>
      <style:text-properties officeooo:rsid="002a1a02" officeooo:paragraph-rsid="00278416"/>
    </style:style>
    <style:style style:name="P184" style:family="paragraph" style:parent-style-name="Standard" style:list-style-name="L2">
      <style:paragraph-properties fo:line-height="150%"/>
      <style:text-properties officeooo:rsid="002a1a02" officeooo:paragraph-rsid="01cc9a56"/>
    </style:style>
    <style:style style:name="P185" style:family="paragraph" style:parent-style-name="Standard" style:list-style-name="L2">
      <style:paragraph-properties fo:line-height="150%"/>
      <style:text-properties officeooo:rsid="0168c82e" officeooo:paragraph-rsid="0168c82e"/>
    </style:style>
    <style:style style:name="P186" style:family="paragraph" style:parent-style-name="Standard" style:list-style-name="L2">
      <style:paragraph-properties fo:line-height="150%"/>
      <style:text-properties officeooo:rsid="0031c933" officeooo:paragraph-rsid="0031c933"/>
    </style:style>
    <style:style style:name="P187" style:family="paragraph" style:parent-style-name="Standard" style:list-style-name="L1">
      <style:paragraph-properties fo:line-height="150%"/>
      <style:text-properties style:font-name="文泉驿等宽微米黑" fo:font-weight="bold" style:font-name-asian="文泉驿等宽微米黑" style:font-weight-asian="bold" style:font-weight-complex="bold"/>
    </style:style>
    <style:style style:name="P188" style:family="paragraph" style:parent-style-name="Standard" style:list-style-name="L1">
      <style:paragraph-properties fo:line-height="150%"/>
      <style:text-properties style:font-name="文泉驿等宽微米黑" fo:font-weight="bold" officeooo:paragraph-rsid="017f1e2e" style:font-name-asian="文泉驿等宽微米黑" style:font-weight-asian="bold" style:font-weight-complex="bold"/>
    </style:style>
    <style:style style:name="P189" style:family="paragraph" style:parent-style-name="Standard" style:list-style-name="L1">
      <style:paragraph-properties fo:line-height="150%"/>
      <style:text-properties style:font-name="文泉驿等宽微米黑" fo:font-weight="bold" officeooo:paragraph-rsid="00f4f98a" style:font-name-asian="文泉驿等宽微米黑" style:font-weight-asian="bold" style:font-weight-complex="bold"/>
    </style:style>
    <style:style style:name="P190" style:family="paragraph" style:parent-style-name="Standard" style:list-style-name="L1">
      <style:paragraph-properties fo:line-height="150%"/>
      <style:text-properties style:font-name="文泉驿等宽微米黑" fo:font-weight="bold" officeooo:paragraph-rsid="00faf361" style:font-name-asian="文泉驿等宽微米黑" style:font-weight-asian="bold" style:font-weight-complex="bold"/>
    </style:style>
    <style:style style:name="P191" style:family="paragraph" style:parent-style-name="Standard" style:list-style-name="L1">
      <style:paragraph-properties fo:line-height="150%"/>
      <style:text-properties style:font-name="文泉驿等宽微米黑" fo:font-weight="bold" officeooo:paragraph-rsid="010ce10f" style:font-name-asian="文泉驿等宽微米黑" style:font-weight-asian="bold" style:font-weight-complex="bold"/>
    </style:style>
    <style:style style:name="P192" style:family="paragraph" style:parent-style-name="Standard" style:list-style-name="L1">
      <style:paragraph-properties fo:line-height="150%"/>
      <style:text-properties style:font-name="文泉驿等宽微米黑" fo:font-weight="bold" officeooo:paragraph-rsid="010ef4da" style:font-name-asian="文泉驿等宽微米黑" style:font-weight-asian="bold" style:font-weight-complex="bold"/>
    </style:style>
    <style:style style:name="P193" style:family="paragraph" style:parent-style-name="Standard">
      <style:paragraph-properties fo:line-height="150%"/>
      <style:text-properties style:font-name="文泉驿等宽微米黑" fo:font-weight="bold" officeooo:paragraph-rsid="01796ceb" style:font-name-asian="文泉驿等宽微米黑" style:language-asian="zh" style:country-asian="CN" style:font-weight-asian="bold" style:font-weight-complex="bold"/>
    </style:style>
    <style:style style:name="P194" style:family="paragraph" style:parent-style-name="Standard">
      <style:paragraph-properties fo:line-height="150%"/>
      <style:text-properties style:font-name="文泉驿等宽微米黑" fo:font-weight="bold" officeooo:paragraph-rsid="017f1e2e" style:font-name-asian="文泉驿等宽微米黑" style:language-asian="zh" style:country-asian="CN" style:font-weight-asian="bold" style:font-weight-complex="bold"/>
    </style:style>
    <style:style style:name="P195" style:family="paragraph" style:parent-style-name="Standard" style:list-style-name="L1">
      <style:paragraph-properties fo:line-height="150%"/>
      <style:text-properties style:font-name="文泉驿等宽微米黑" fo:font-size="12pt" fo:font-weight="bold" style:font-name-asian="文泉驿等宽微米黑" style:font-size-asian="12pt" style:font-weight-asian="bold" style:font-size-complex="12pt" style:font-weight-complex="bold"/>
    </style:style>
    <style:style style:name="P196" style:family="paragraph" style:parent-style-name="Standard" style:list-style-name="L1">
      <style:paragraph-properties fo:line-height="150%"/>
      <style:text-properties style:font-name="文泉驿等宽微米黑" fo:font-size="12pt" fo:font-weight="bold" officeooo:paragraph-rsid="014e922a" style:font-name-asian="文泉驿等宽微米黑" style:font-size-asian="12pt" style:language-asian="zh" style:country-asian="CN" style:font-weight-asian="bold" style:font-size-complex="12pt" style:font-weight-complex="bold"/>
    </style:style>
    <style:style style:name="P197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paragraph-rsid="01bcd9c4" style:font-name-asian="宋体" style:font-size-asian="10.5pt" style:language-asian="zh" style:country-asian="CN" style:font-weight-asian="normal" style:font-size-complex="10.5pt" style:font-weight-complex="normal"/>
    </style:style>
    <style:style style:name="P198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paragraph-rsid="017f1e2e" style:font-name-asian="宋体" style:font-size-asian="10.5pt" style:language-asian="zh" style:country-asian="CN" style:font-weight-asian="normal" style:font-size-complex="10.5pt" style:font-weight-complex="normal"/>
    </style:style>
    <style:style style:name="P199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paragraph-rsid="01853caf" style:font-name-asian="宋体" style:font-size-asian="10.5pt" style:language-asian="zh" style:country-asian="CN" style:font-weight-asian="normal" style:font-size-complex="10.5pt" style:font-weight-complex="normal"/>
    </style:style>
    <style:style style:name="P200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2e687" officeooo:paragraph-rsid="0192e687" style:font-name-asian="宋体" style:font-size-asian="10.5pt" style:language-asian="zh" style:country-asian="CN" style:font-weight-asian="normal" style:font-size-complex="10.5pt" style:font-weight-complex="normal"/>
    </style:style>
    <style:style style:name="P201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2e687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2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491e1" officeooo:paragraph-rsid="0192e687" style:font-name-asian="宋体" style:font-size-asian="10.5pt" style:language-asian="zh" style:country-asian="CN" style:font-weight-asian="normal" style:font-size-complex="10.5pt" style:font-weight-complex="normal"/>
    </style:style>
    <style:style style:name="P203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ca40e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4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d7e6e" officeooo:paragraph-rsid="019d7e6e" style:font-name-asian="宋体" style:font-size-asian="10.5pt" style:language-asian="zh" style:country-asian="CN" style:font-weight-asian="normal" style:font-size-complex="10.5pt" style:font-weight-complex="normal"/>
    </style:style>
    <style:style style:name="P205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6f13b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6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96f13b" officeooo:paragraph-rsid="01a1179b" style:font-name-asian="宋体" style:font-size-asian="10.5pt" style:language-asian="zh" style:country-asian="CN" style:font-weight-asian="normal" style:font-size-complex="10.5pt" style:font-weight-complex="normal"/>
    </style:style>
    <style:style style:name="P207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a085f7" officeooo:paragraph-rsid="01a2b0c5" style:font-name-asian="宋体" style:font-size-asian="10.5pt" style:language-asian="zh" style:country-asian="CN" style:font-weight-asian="normal" style:font-size-complex="10.5pt" style:font-weight-complex="normal"/>
    </style:style>
    <style:style style:name="P208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a1179b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09" style:family="paragraph" style:parent-style-name="Standard" style:list-style-name="L3">
      <style:paragraph-properties fo:line-height="150%" fo:text-align="start" style:justify-single-word="false"/>
      <style:text-properties style:font-name="Times New Roman1" fo:font-size="10.5pt" fo:font-weight="normal" officeooo:rsid="01a73dfe" officeooo:paragraph-rsid="01a73dfe" style:font-name-asian="宋体" style:font-size-asian="10.5pt" style:language-asian="zh" style:country-asian="CN" style:font-weight-asian="normal" style:font-size-complex="10.5pt" style:font-weight-complex="normal"/>
    </style:style>
    <style:style style:name="P210" style:family="paragraph" style:parent-style-name="Standard" style:list-style-name="L3">
      <style:paragraph-properties fo:line-height="150%" fo:text-align="start" style:justify-single-word="false"/>
      <style:text-properties fo:font-size="10.5pt" fo:font-weight="normal" officeooo:paragraph-rsid="01982c0d" style:font-name-asian="宋体" style:font-size-asian="10.5pt" style:language-asian="zh" style:country-asian="CN" style:font-weight-asian="normal" style:font-size-complex="10.5pt" style:font-weight-complex="normal"/>
    </style:style>
    <style:style style:name="P211" style:family="paragraph" style:parent-style-name="Standard" style:list-style-name="L1">
      <style:paragraph-properties fo:line-height="150%" fo:break-before="page"/>
      <style:text-properties style:font-name="文泉驿等宽微米黑" fo:font-size="12pt" fo:font-weight="bold" style:font-name-asian="文泉驿等宽微米黑" style:font-size-asian="12pt" style:font-weight-asian="bold" style:font-size-complex="12pt" style:font-weight-complex="bold"/>
    </style:style>
    <style:style style:name="P212" style:family="paragraph" style:parent-style-name="Standard" style:list-style-name="L1">
      <style:paragraph-properties fo:line-height="150%" fo:break-before="page"/>
      <style:text-properties style:font-name="文泉驿等宽微米黑" fo:font-weight="bold" style:font-name-asian="文泉驿等宽微米黑" style:font-weight-asian="bold" style:font-weight-complex="bold"/>
    </style:style>
    <style:style style:name="P213" style:family="paragraph" style:parent-style-name="Standard" style:list-style-name="L1">
      <style:paragraph-properties fo:line-height="150%" fo:break-before="page"/>
      <style:text-properties style:font-name="文泉驿等宽微米黑" fo:font-weight="bold" officeooo:paragraph-rsid="01796ceb" style:font-name-asian="文泉驿等宽微米黑" style:font-weight-asian="bold" style:font-weight-complex="bold"/>
    </style:style>
    <style:style style:name="P214" style:family="paragraph" style:parent-style-name="Standard" style:list-style-name="L1">
      <style:paragraph-properties fo:line-height="150%" fo:break-before="page"/>
      <style:text-properties style:font-name="文泉驿等宽微米黑" fo:font-weight="bold" officeooo:paragraph-rsid="017f1e2e" style:font-name-asian="文泉驿等宽微米黑" style:font-weight-asian="bold" style:font-weight-complex="bold"/>
    </style:style>
    <style:style style:name="P215" style:family="paragraph" style:parent-style-name="Standard" style:list-style-name="L1">
      <style:paragraph-properties fo:line-height="150%" fo:break-before="page"/>
      <style:text-properties fo:font-weight="bold" officeooo:paragraph-rsid="01796ceb" style:font-weight-asian="bold" style:font-weight-complex="bold"/>
    </style:style>
    <style:style style:name="P216" style:family="paragraph" style:parent-style-name="Table_20_Contents">
      <style:paragraph-properties fo:text-align="center" style:justify-single-word="false"/>
      <style:text-properties fo:font-size="10.5pt" officeooo:rsid="0212b64d" officeooo:paragraph-rsid="0212b64d" style:font-size-asian="10.5pt" style:language-asian="zh" style:country-asian="CN" style:font-size-complex="10.5pt"/>
    </style:style>
    <style:style style:name="P217" style:family="paragraph" style:parent-style-name="Table_20_Contents">
      <style:paragraph-properties fo:text-align="start" style:justify-single-word="false"/>
      <style:text-properties fo:font-size="9pt" officeooo:rsid="0212b64d" officeooo:paragraph-rsid="0212b64d" style:font-size-asian="9pt" style:font-size-complex="9pt"/>
    </style:style>
    <style:style style:name="P218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fo:font-size="10.5pt" officeooo:rsid="0212b64d" officeooo:paragraph-rsid="0212b64d" style:font-size-asian="10.5pt" style:font-size-complex="10.5pt"/>
    </style:style>
    <style:style style:name="T1" style:family="text">
      <style:text-properties officeooo:rsid="0025f9fe"/>
    </style:style>
    <style:style style:name="T2" style:family="text">
      <style:text-properties officeooo:rsid="00278416"/>
    </style:style>
    <style:style style:name="T3" style:family="text">
      <style:text-properties officeooo:rsid="004db873"/>
    </style:style>
    <style:style style:name="T4" style:family="text">
      <style:text-properties fo:font-size="10.5pt" officeooo:rsid="004db873" style:font-size-asian="10.5pt" style:font-size-complex="10.5pt"/>
    </style:style>
    <style:style style:name="T5" style:family="text">
      <style:text-properties fo:font-size="10.5pt" officeooo:rsid="0052bac6" style:font-size-asian="10.5pt" style:font-size-complex="10.5pt"/>
    </style:style>
    <style:style style:name="T6" style:family="text">
      <style:text-properties fo:font-size="10.5pt" officeooo:rsid="005755cd" style:font-size-asian="10.5pt" style:font-size-complex="10.5pt"/>
    </style:style>
    <style:style style:name="T7" style:family="text">
      <style:text-properties fo:font-size="10.5pt" officeooo:rsid="0113e3e1" style:font-size-asian="10.5pt" style:font-size-complex="10.5pt"/>
    </style:style>
    <style:style style:name="T8" style:family="text">
      <style:text-properties fo:font-size="10.5pt" officeooo:rsid="017a7396" style:font-size-asian="10.5pt" style:font-size-complex="10.5pt"/>
    </style:style>
    <style:style style:name="T9" style:family="text">
      <style:text-properties fo:font-size="10.5pt" officeooo:rsid="017f1e2e" style:font-size-asian="10.5pt" style:font-size-complex="10.5pt"/>
    </style:style>
    <style:style style:name="T10" style:family="text">
      <style:text-properties fo:font-size="10.5pt" officeooo:rsid="0182a116" style:font-size-asian="10.5pt" style:font-size-complex="10.5pt"/>
    </style:style>
    <style:style style:name="T11" style:family="text">
      <style:text-properties fo:font-size="10.5pt" officeooo:rsid="01ed93ef" style:font-size-asian="10.5pt" style:font-size-complex="10.5pt"/>
    </style:style>
    <style:style style:name="T12" style:family="text">
      <style:text-properties fo:font-size="10.5pt" officeooo:rsid="01ee99f1" style:font-size-asian="10.5pt" style:font-size-complex="10.5pt"/>
    </style:style>
    <style:style style:name="T13" style:family="text">
      <style:text-properties fo:font-size="10.5pt" officeooo:rsid="01ef6ef6" style:font-size-asian="10.5pt" style:font-size-complex="10.5pt"/>
    </style:style>
    <style:style style:name="T14" style:family="text">
      <style:text-properties officeooo:rsid="0052bac6"/>
    </style:style>
    <style:style style:name="T15" style:family="text">
      <style:text-properties style:font-name="Times New Roman1" style:font-name-asian="Times New Roman1"/>
    </style:style>
    <style:style style:name="T16" style:family="text">
      <style:text-properties style:font-name="Times New Roman1" officeooo:rsid="00eb69e8" style:font-name-asian="Times New Roman1"/>
    </style:style>
    <style:style style:name="T17" style:family="text">
      <style:text-properties style:font-name="Times New Roman1" style:language-asian="zh" style:country-asian="CN"/>
    </style:style>
    <style:style style:name="T18" style:family="text">
      <style:text-properties style:font-name="Times New Roman1" officeooo:rsid="01fccf5f" style:language-asian="zh" style:country-asian="CN"/>
    </style:style>
    <style:style style:name="T19" style:family="text">
      <style:text-properties style:font-name="Times New Roman1" officeooo:rsid="0192e687"/>
    </style:style>
    <style:style style:name="T20" style:family="text">
      <style:text-properties style:font-name="Times New Roman1" officeooo:rsid="019ca40e"/>
    </style:style>
    <style:style style:name="T21" style:family="text">
      <style:text-properties style:font-name="Times New Roman1" style:font-name-asian="宋体"/>
    </style:style>
    <style:style style:name="T22" style:family="text">
      <style:text-properties style:font-name="Times New Roman1" officeooo:rsid="018edea9" style:font-name-asian="宋体"/>
    </style:style>
    <style:style style:name="T23" style:family="text">
      <style:text-properties style:font-name="Times New Roman1" fo:font-weight="normal" officeooo:rsid="00e9cec8" style:font-name-asian="Times New Roman1" style:font-weight-asian="normal" style:font-weight-complex="normal"/>
    </style:style>
    <style:style style:name="T24" style:family="text">
      <style:text-properties officeooo:rsid="006b98d3"/>
    </style:style>
    <style:style style:name="T25" style:family="text">
      <style:text-properties officeooo:rsid="00cc5c79"/>
    </style:style>
    <style:style style:name="T26" style:family="text">
      <style:text-properties officeooo:rsid="00ce599c"/>
    </style:style>
    <style:style style:name="T27" style:family="text">
      <style:text-properties officeooo:rsid="00dc10af"/>
    </style:style>
    <style:style style:name="T28" style:family="text">
      <style:text-properties officeooo:rsid="00deb526"/>
    </style:style>
    <style:style style:name="T29" style:family="text">
      <style:text-properties officeooo:rsid="00dee46b"/>
    </style:style>
    <style:style style:name="T30" style:family="text">
      <style:text-properties style:language-asian="zh" style:country-asian="CN"/>
    </style:style>
    <style:style style:name="T31" style:family="text">
      <style:text-properties officeooo:rsid="00ec6b42" style:language-asian="zh" style:country-asian="CN"/>
    </style:style>
    <style:style style:name="T32" style:family="text">
      <style:text-properties officeooo:rsid="0052bac6" style:language-asian="zh" style:country-asian="CN"/>
    </style:style>
    <style:style style:name="T33" style:family="text">
      <style:text-properties officeooo:rsid="00f00a99" style:language-asian="zh" style:country-asian="CN"/>
    </style:style>
    <style:style style:name="T34" style:family="text">
      <style:text-properties officeooo:rsid="006b98d3" style:language-asian="zh" style:country-asian="CN"/>
    </style:style>
    <style:style style:name="T35" style:family="text">
      <style:text-properties officeooo:rsid="00f80d83" style:language-asian="zh" style:country-asian="CN"/>
    </style:style>
    <style:style style:name="T36" style:family="text">
      <style:text-properties officeooo:rsid="000d95b4" style:language-asian="zh" style:country-asian="CN"/>
    </style:style>
    <style:style style:name="T37" style:family="text">
      <style:text-properties officeooo:rsid="01480271" style:language-asian="zh" style:country-asian="CN"/>
    </style:style>
    <style:style style:name="T38" style:family="text">
      <style:text-properties officeooo:rsid="0177f210" style:language-asian="zh" style:country-asian="CN"/>
    </style:style>
    <style:style style:name="T39" style:family="text">
      <style:text-properties officeooo:rsid="018551e7" style:language-asian="zh" style:country-asian="CN"/>
    </style:style>
    <style:style style:name="T40" style:family="text">
      <style:text-properties officeooo:rsid="018e3f3b" style:language-asian="zh" style:country-asian="CN"/>
    </style:style>
    <style:style style:name="T41" style:family="text">
      <style:text-properties officeooo:rsid="018edea9" style:language-asian="zh" style:country-asian="CN"/>
    </style:style>
    <style:style style:name="T42" style:family="text">
      <style:text-properties officeooo:rsid="00f88342" style:language-asian="zh" style:country-asian="CN"/>
    </style:style>
    <style:style style:name="T43" style:family="text">
      <style:text-properties officeooo:rsid="018fa81e" style:language-asian="zh" style:country-asian="CN"/>
    </style:style>
    <style:style style:name="T44" style:family="text">
      <style:text-properties officeooo:rsid="019101de" style:language-asian="zh" style:country-asian="CN"/>
    </style:style>
    <style:style style:name="T45" style:family="text">
      <style:text-properties officeooo:rsid="01f871af" style:language-asian="zh" style:country-asian="CN"/>
    </style:style>
    <style:style style:name="T46" style:family="text">
      <style:text-properties officeooo:rsid="01fa4f7e" style:language-asian="zh" style:country-asian="CN"/>
    </style:style>
    <style:style style:name="T47" style:family="text">
      <style:text-properties officeooo:rsid="01fccf5f" style:language-asian="zh" style:country-asian="CN"/>
    </style:style>
    <style:style style:name="T48" style:family="text">
      <style:text-properties officeooo:rsid="020403f2" style:language-asian="zh" style:country-asian="CN"/>
    </style:style>
    <style:style style:name="T49" style:family="text">
      <style:text-properties officeooo:rsid="00f80d83"/>
    </style:style>
    <style:style style:name="T50" style:family="text">
      <style:text-properties officeooo:rsid="00ff592b"/>
    </style:style>
    <style:style style:name="T51" style:family="text">
      <style:text-properties officeooo:rsid="010eb0f0"/>
    </style:style>
    <style:style style:name="T52" style:family="text">
      <style:text-properties style:font-name-asian="宋体"/>
    </style:style>
    <style:style style:name="T53" style:family="text">
      <style:text-properties officeooo:rsid="00faf361" style:font-name-asian="宋体"/>
    </style:style>
    <style:style style:name="T54" style:family="text">
      <style:text-properties officeooo:rsid="01f6903e" style:font-name-asian="宋体"/>
    </style:style>
    <style:style style:name="T55" style:family="text">
      <style:text-properties officeooo:rsid="01fcc9f0" style:font-name-asian="宋体"/>
    </style:style>
    <style:style style:name="T56" style:family="text">
      <style:text-properties officeooo:rsid="02015535" style:font-name-asian="宋体"/>
    </style:style>
    <style:style style:name="T57" style:family="text">
      <style:text-properties officeooo:rsid="000d95b4"/>
    </style:style>
    <style:style style:name="T58" style:family="text">
      <style:text-properties officeooo:rsid="015bc6f2"/>
    </style:style>
    <style:style style:name="T59" style:family="text">
      <style:text-properties officeooo:rsid="015dbeff"/>
    </style:style>
    <style:style style:name="T60" style:family="text">
      <style:text-properties officeooo:rsid="015f922a"/>
    </style:style>
    <style:style style:name="T61" style:family="text">
      <style:text-properties officeooo:rsid="016206d2"/>
    </style:style>
    <style:style style:name="T62" style:family="text">
      <style:text-properties officeooo:rsid="0162563d"/>
    </style:style>
    <style:style style:name="T63" style:family="text">
      <style:text-properties officeooo:rsid="0165362b"/>
    </style:style>
    <style:style style:name="T64" style:family="text">
      <style:text-properties officeooo:rsid="01675a84"/>
    </style:style>
    <style:style style:name="T65" style:family="text">
      <style:text-properties officeooo:rsid="016b557a"/>
    </style:style>
    <style:style style:name="T66" style:family="text">
      <style:text-properties officeooo:rsid="016c211a"/>
    </style:style>
    <style:style style:name="T67" style:family="text">
      <style:text-properties officeooo:rsid="016e5145"/>
    </style:style>
    <style:style style:name="T68" style:family="text">
      <style:text-properties officeooo:rsid="0171cff0"/>
    </style:style>
    <style:style style:name="T69" style:family="text">
      <style:text-properties officeooo:rsid="01736284"/>
    </style:style>
    <style:style style:name="T70" style:family="text">
      <style:text-properties officeooo:rsid="017a7396"/>
    </style:style>
    <style:style style:name="T71" style:family="text">
      <style:text-properties officeooo:rsid="017c3a6b"/>
    </style:style>
    <style:style style:name="T72" style:family="text">
      <style:text-properties officeooo:rsid="01810971"/>
    </style:style>
    <style:style style:name="T73" style:family="text">
      <style:text-properties officeooo:rsid="01853caf"/>
    </style:style>
    <style:style style:name="T74" style:family="text">
      <style:text-properties style:font-name="文泉驿等宽微米黑" style:font-name-asian="文泉驿等宽微米黑"/>
    </style:style>
    <style:style style:name="T75" style:family="text">
      <style:text-properties style:font-name="文泉驿等宽微米黑" officeooo:rsid="00e9cec8" style:font-name-asian="文泉驿等宽微米黑"/>
    </style:style>
    <style:style style:name="T76" style:family="text">
      <style:text-properties officeooo:rsid="01861227"/>
    </style:style>
    <style:style style:name="T77" style:family="text">
      <style:text-properties officeooo:rsid="018edea9"/>
    </style:style>
    <style:style style:name="T78" style:family="text">
      <style:text-properties officeooo:rsid="019101de"/>
    </style:style>
    <style:style style:name="T79" style:family="text">
      <style:text-properties officeooo:rsid="019b542b"/>
    </style:style>
    <style:style style:name="T80" style:family="text">
      <style:text-properties officeooo:rsid="019c871e"/>
    </style:style>
    <style:style style:name="T81" style:family="text">
      <style:text-properties officeooo:rsid="019ca40e"/>
    </style:style>
    <style:style style:name="T82" style:family="text">
      <style:text-properties officeooo:rsid="0196f13b"/>
    </style:style>
    <style:style style:name="T83" style:family="text">
      <style:text-properties officeooo:rsid="019d7e6e"/>
    </style:style>
    <style:style style:name="T84" style:family="text">
      <style:text-properties officeooo:rsid="019491e1"/>
    </style:style>
    <style:style style:name="T85" style:family="text">
      <style:text-properties officeooo:rsid="01c15d08"/>
    </style:style>
    <style:style style:name="T86" style:family="text">
      <style:text-properties officeooo:rsid="01c2d913"/>
    </style:style>
    <style:style style:name="T87" style:family="text">
      <style:text-properties officeooo:rsid="01c33aa1"/>
    </style:style>
    <style:style style:name="T88" style:family="text">
      <style:text-properties style:font-name="宋体" style:font-name-asian="宋体"/>
    </style:style>
    <style:style style:name="T89" style:family="text">
      <style:text-properties style:font-name="宋体" officeooo:rsid="00eb69e8" style:font-name-asian="宋体"/>
    </style:style>
    <style:style style:name="T90" style:family="text">
      <style:text-properties style:font-name="宋体" officeooo:rsid="017a7396" style:font-name-asian="宋体"/>
    </style:style>
    <style:style style:name="T91" style:family="text">
      <style:text-properties style:font-name="宋体" officeooo:rsid="01df00b3" style:font-name-asian="宋体"/>
    </style:style>
    <style:style style:name="T92" style:family="text">
      <style:text-properties style:font-name="宋体" officeooo:rsid="0182a116" style:font-name-asian="宋体"/>
    </style:style>
    <style:style style:name="T93" style:family="text">
      <style:text-properties style:font-name="宋体" officeooo:rsid="018edea9" style:font-name-asian="宋体"/>
    </style:style>
    <style:style style:name="T94" style:family="text">
      <style:text-properties style:font-name="宋体" fo:font-weight="normal" officeooo:rsid="00e9cec8" style:font-name-asian="宋体" style:font-weight-asian="normal" style:font-weight-complex="normal"/>
    </style:style>
    <style:style style:name="T95" style:family="text">
      <style:text-properties officeooo:rsid="01c9c97a"/>
    </style:style>
    <style:style style:name="T96" style:family="text">
      <style:text-properties officeooo:rsid="01cb3fb9"/>
    </style:style>
    <style:style style:name="T97" style:family="text">
      <style:text-properties officeooo:rsid="01cc9a56"/>
    </style:style>
    <style:style style:name="T98" style:family="text">
      <style:text-properties officeooo:rsid="01ce5f26"/>
    </style:style>
    <style:style style:name="T99" style:family="text">
      <style:text-properties officeooo:rsid="01d13579"/>
    </style:style>
    <style:style style:name="T100" style:family="text">
      <style:text-properties officeooo:rsid="01d1ab8f"/>
    </style:style>
    <style:style style:name="T101" style:family="text">
      <style:text-properties officeooo:rsid="01d32b25"/>
    </style:style>
    <style:style style:name="T102" style:family="text">
      <style:text-properties officeooo:rsid="01d42be1"/>
    </style:style>
    <style:style style:name="T103" style:family="text">
      <style:text-properties officeooo:rsid="01d77051"/>
    </style:style>
    <style:style style:name="T104" style:family="text">
      <style:text-properties officeooo:rsid="01d851db"/>
    </style:style>
    <style:style style:name="T105" style:family="text">
      <style:text-properties officeooo:rsid="01d8f4a7"/>
    </style:style>
    <style:style style:name="T106" style:family="text">
      <style:text-properties officeooo:rsid="01db4b9f"/>
    </style:style>
    <style:style style:name="T107" style:family="text">
      <style:text-properties officeooo:rsid="01df00b3"/>
    </style:style>
    <style:style style:name="T108" style:family="text">
      <style:text-properties officeooo:rsid="01e486ae"/>
    </style:style>
    <style:style style:name="T109" style:family="text">
      <style:text-properties officeooo:rsid="01e599b7"/>
    </style:style>
    <style:style style:name="T110" style:family="text">
      <style:text-properties officeooo:rsid="01f0fb43"/>
    </style:style>
    <style:style style:name="T111" style:family="text">
      <style:text-properties officeooo:rsid="01f2cd01"/>
    </style:style>
    <style:style style:name="T112" style:family="text">
      <style:text-properties officeooo:rsid="01f6903e"/>
    </style:style>
    <style:style style:name="T113" style:family="text">
      <style:text-properties officeooo:rsid="01fa4f7e"/>
    </style:style>
    <style:style style:name="T114" style:family="text">
      <style:text-properties officeooo:rsid="01fb1bef"/>
    </style:style>
    <style:style style:name="T115" style:family="text">
      <style:text-properties officeooo:rsid="01fcc9f0"/>
    </style:style>
    <style:style style:name="T116" style:family="text">
      <style:text-properties officeooo:rsid="01fccf5f"/>
    </style:style>
    <style:style style:name="T117" style:family="text">
      <style:text-properties officeooo:rsid="01fea1a8"/>
    </style:style>
    <style:style style:name="T118" style:family="text">
      <style:text-properties officeooo:rsid="01ff5aa2"/>
    </style:style>
    <style:style style:name="T119" style:family="text">
      <style:text-properties officeooo:rsid="02015535"/>
    </style:style>
    <style:style style:name="T120" style:family="text">
      <style:text-properties officeooo:rsid="020403f2"/>
    </style:style>
    <style:style style:name="T121" style:family="text">
      <style:text-properties officeooo:rsid="020ab219"/>
    </style:style>
    <style:style style:name="T122" style:family="text">
      <style:text-properties officeooo:rsid="0212b64d"/>
    </style:style>
    <style:style style:name="T123" style:family="text">
      <style:text-properties officeooo:rsid="02144320"/>
    </style:style>
    <style:style style:name="T124" style:family="text">
      <style:text-properties officeooo:rsid="02146967"/>
    </style:style>
    <style:style style:name="fr1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prefix=" " style:num-suffix="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）" style:num-format="1">
        <style:list-level-properties text:list-level-position-and-space-mode="label-alignment">
          <style:list-level-label-alignment text:label-followed-by="space" fo:text-indent="-0.635cm" fo:margin-left="1.97cm"/>
        </style:list-level-properties>
      </text:list-level-style-number>
      <text:list-level-style-number text:level="2" text:style-name="Numbering_20_Symbols" style:num-prefix="&lt;" style:num-suffix="&gt;" style:num-format="1">
        <style:list-level-properties text:list-level-position-and-space-mode="label-alignment">
          <style:list-level-label-alignment text:label-followed-by="space" fo:text-indent="-0.635cm" fo:margin-left="2.6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cm" fo:text-indent="-0.635cm" fo:margin-left="3.2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75cm" fo:text-indent="-0.635cm" fo:margin-left="3.8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1cm" fo:text-indent="-0.635cm" fo:margin-left="4.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45cm" fo:text-indent="-0.635cm" fo:margin-left="5.1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8cm" fo:text-indent="-0.635cm" fo:margin-left="5.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15cm" fo:text-indent="-0.635cm" fo:margin-left="6.4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5cm" fo:text-indent="-0.635cm" fo:margin-left="7.0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85cm" fo:text-indent="-0.635cm" fo:margin-left="7.6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number:date-style style:name="N30">
      <number:year/>
      <number:text>年</number:text>
      <number:month/>
      <number:text>月</number:text>
      <number:day/>
      <number:text>日</number:text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8">DCA-270 CPLD寄存器</text:span>设计说明</text:p>
      <text:p text:style-name="P25">修订记录：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131">版本</text:p>
          </table:table-cell>
          <table:table-cell table:style-name="表格12.B1" office:value-type="string">
            <text:p text:style-name="P131">日期</text:p>
          </table:table-cell>
          <table:table-cell table:style-name="表格12.C1" office:value-type="string">
            <text:p text:style-name="P131">修订原因</text:p>
          </table:table-cell>
        </table:table-row>
        <table:table-row>
          <table:table-cell table:style-name="表格12.A9" office:value-type="string">
            <text:p text:style-name="P133">V<text:span text:style-name="T121">1.0</text:span></text:p>
          </table:table-cell>
          <table:table-cell table:style-name="表格12.B2" office:value-type="string">
            <text:p text:style-name="P132"><text:date style:data-style-name="N30" text:date-value="2016-06-18T19:52:27.418856411" text:fixed="true">16年6月18日</text:date></text:p>
          </table:table-cell>
          <table:table-cell table:style-name="表格12.C2" office:value-type="string">
            <text:p text:style-name="P132">创建文档</text:p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3" office:value-type="string">
            <text:p text:style-name="P132"/>
          </table:table-cell>
          <table:table-cell table:style-name="表格12.C3" office:value-type="string">
            <text:p text:style-name="P132"/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4" office:value-type="string">
            <text:p text:style-name="P132"/>
          </table:table-cell>
          <table:table-cell table:style-name="表格12.C4" office:value-type="string">
            <text:p text:style-name="P132"/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5" office:value-type="string">
            <text:p text:style-name="P132"/>
          </table:table-cell>
          <table:table-cell table:style-name="表格12.C5" office:value-type="string">
            <text:p text:style-name="P132"/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6" office:value-type="string">
            <text:p text:style-name="P132"/>
          </table:table-cell>
          <table:table-cell table:style-name="表格12.C6" office:value-type="string">
            <text:p text:style-name="P132"/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7" office:value-type="string">
            <text:p text:style-name="P132"/>
          </table:table-cell>
          <table:table-cell table:style-name="表格12.C7" office:value-type="string">
            <text:p text:style-name="P132"/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8" office:value-type="string">
            <text:p text:style-name="P132"/>
          </table:table-cell>
          <table:table-cell table:style-name="表格12.C8" office:value-type="string">
            <text:p text:style-name="P132"/>
          </table:table-cell>
        </table:table-row>
        <table:table-row>
          <table:table-cell table:style-name="表格12.A9" office:value-type="string">
            <text:p text:style-name="P132"/>
          </table:table-cell>
          <table:table-cell table:style-name="表格12.B9" office:value-type="string">
            <text:p text:style-name="P132"/>
          </table:table-cell>
          <table:table-cell table:style-name="表格12.C9" office:value-type="string">
            <text:p text:style-name="P132"/>
          </table:table-cell>
        </table:table-row>
        <table:table-row>
          <table:table-cell table:style-name="表格12.A10" office:value-type="string">
            <text:p text:style-name="P132"/>
          </table:table-cell>
          <table:table-cell table:style-name="表格12.B10" office:value-type="string">
            <text:p text:style-name="P132"/>
          </table:table-cell>
          <table:table-cell table:style-name="表格12.C10" office:value-type="string">
            <text:p text:style-name="P132"/>
          </table:table-cell>
        </table:table-row>
      </table:table>
      <text:p text:style-name="P25"/>
      <text:p text:style-name="P25"/>
      <text:p text:style-name="P25"/>
      <text:p text:style-name="P9"/>
      <text:list xml:id="list755746765994012508" text:style-name="L1">
        <text:list-item>
          <text:p text:style-name="P211">概述</text:p>
        </text:list-item>
      </text:list>
      <text:p text:style-name="P135"><text:span text:style-name="T59">DCA-270</text:span>硬件架构采用我公司Cortex-A8核心板SWA<text:span text:style-name="T1">3300 + 扩展底板实现。</text:span>包含以下硬件功能：</text:p>
      <text:list xml:id="list9129769408357924059" text:style-name="L2">
        <text:list-item>
          <text:p text:style-name="P179">CPU采用AM335<text:span text:style-name="T60">4</text:span>BZCZD80，主频最高<text:span text:style-name="T2">800MHz。</text:span></text:p>
        </text:list-item>
        <text:list-item>
          <text:p text:style-name="P182">配置512MB DDR3 SDRAM，和1GB Nand Flash。</text:p>
        </text:list-item>
        <text:list-item>
          <text:p text:style-name="P182">系统设计有<text:span text:style-name="T95">1</text:span>路以太网，<text:span text:style-name="T25">采用CPU自带百兆以太网MAC，外部扩展一片KSZ8041FTLI PHY芯片，支持10/100 BASE-T自适应以太网。以太网接口通过RJ45端子输出。</text:span></text:p>
        </text:list-item>
        <text:list-item>
          <text:p text:style-name="P182">系统设计了<text:span text:style-name="T26">1路LVDS显示输出接口，输出CPU 16位RGB数字显示信号。显示信号通过DVI接口输出。</text:span></text:p>
        </text:list-item>
        <text:list-item>
          <text:p text:style-name="P183">系统设计了<text:span text:style-name="T96">4</text:span>路UART接口。其中第1路为系统调试串口，采用USB TYPE-A型接口。另外有<text:span text:style-name="T96">1</text:span>路RS232接口和<text:span text:style-name="T96">2路RS232/</text:span>RS485复用接口，这<text:span text:style-name="T97">3</text:span>路接口采用<text:span text:style-name="T97">8</text:span>位双层3.81mm间距凤凰端子输出。</text:p>
        </text:list-item>
        <text:list-item>
          <text:p text:style-name="P184">系统还设计了<text:span text:style-name="T97">1</text:span>路CAN总线接口。该路接口和上面的RS232/485接口一起通过<text:span text:style-name="T97">8位</text:span>双层3.81mm间距凤凰端子输出。</text:p>
        </text:list-item>
        <text:list-item>
          <text:p text:style-name="P182">系统设计了<text:span text:style-name="T97">2路DI开入信号，以及2路DO开出信号。开入信号采用4位单层3.81mm间距凤凰端子输出，开出信号采用4位单层5.08mm间距凤凰端子输出。</text:span></text:p>
        </text:list-item>
        <text:list-item>
          <text:p text:style-name="P182">系统还内置了<text:span text:style-name="T63">1路2G/3G/4G无线通讯接口（MINI PCIE接口模式，可选配4G模块），配合外接SIM卡可以支持TD-LTE、FDD-LTE等4G无线通讯功能。</text:span></text:p>
        </text:list-item>
        <text:list-item>
          <text:p text:style-name="P182">系统内置了一个无线WIFI模块（可选配件），并且支持WIFI热点功能，可作为无线路由器或无线中继使用。</text:p>
        </text:list-item>
        <text:list-item>
          <text:p text:style-name="P182">系统支持外接标准TF存储卡功能，可以用来扩展系统的存储，最大可支持<text:span text:style-name="T98">32GB。</text:span></text:p>
        </text:list-item>
        <text:list-item>
          <text:p text:style-name="P182">系统带有标准<text:span text:style-name="T64">3.5mm音频输出端子，并内置最大5W功放电路，可以通过外接有源或者无源音箱来输出音频功能。</text:span></text:p>
        </text:list-item>
        <text:list-item>
          <text:p text:style-name="P182">系统内置了一路RTC实时时钟，并配有RTC锂电池供电电路，在掉电状态下时间最大可保持<text:span text:style-name="T99">15 ～ 20年。</text:span></text:p>
        </text:list-item>
        <text:list-item>
          <text:p text:style-name="P182">系统还设计扩展了一片EPM<text:span text:style-name="T100">24</text:span>0T1<text:span text:style-name="T100">00</text:span>C5N CPLD芯片，与CPU之间采用<text:span text:style-name="T61">8位Local bus进行接口，</text:span>并在内部设计了若干寄存器，用于扩展系统的其它硬件功能。这些硬件功能包括：</text:p>
          <text:list>
            <text:list-item>
              <text:p text:style-name="P182">硬件看门狗。可通过软件编程操作看门狗的打开、关闭和喂狗操作。</text:p>
            </text:list-item>
            <text:list-item>
              <text:p text:style-name="P182">蜂鸣器。可编程操作打开和关闭。</text:p>
            </text:list-item>
            <text:list-item>
              <text:p text:style-name="P182">用户可编程LED指示灯。</text:p>
            </text:list-item>
            <text:list-item>
              <text:p text:style-name="P185">开入/开出可编程GPIO。 <text:span text:style-name="T2">可以操作系统设计的</text:span>6<text:span text:style-name="T2">路DIO输出，和读取</text:span>6<text:span text:style-name="T2">路DIO输入状态。</text:span></text:p>
            </text:list-item>
            <text:list-item>
              <text:p text:style-name="P185">液晶屏及背光控制。</text:p>
            </text:list-item>
            <text:list-item>
              <text:p text:style-name="P185">4×4矩阵式键盘。</text:p>
            </text:list-item>
            <text:list-item>
              <text:p text:style-name="P185">4G模块上电启动控制。</text:p>
            </text:list-item>
            <text:list-item>
              <text:p text:style-name="P185">ESAM加密存储控制。</text:p>
            </text:list-item>
            <text:list-item>
              <text:p text:style-name="P185"><text:soft-page-break/>WIFI模块设置控制功能。</text:p>
            </text:list-item>
            <text:list-item>
              <text:p text:style-name="P186">关于CPLD寄存器的详细描述请参见第<text:span text:style-name="T65">3章节的内容。</text:span></text:p>
            </text:list-item>
          </text:list>
        </text:list-item>
        <text:list-item>
          <text:p text:style-name="P182">系统输入电源采用12V DC直流输入电源。并由内部DC/DC电源电路来生成系统所需的<text:span text:style-name="T62">5V，3.3V等。</text:span></text:p>
        </text:list-item>
        <text:list-item>
          <text:p text:style-name="P182">系统电源内置了超级电容，可支持掉电保护功能，当外接<text:span text:style-name="T86">12V DC直流电源失电后，内置的超级电容可保证系统仍然能够工作3 ～ 5秒时间以上，并且系统掉电检测电路会向CPU发送系统失电中断告警信号，通知用户在系统完全失电之前做好各种软件上的保存工作。</text:span></text:p>
        </text:list-item>
      </text:list>
      <text:p text:style-name="P9"/>
      <text:list xml:id="list113249637185570" text:continue-list="list755746765994012508" text:style-name="L1">
        <text:list-item>
          <text:p text:style-name="P211">系统指示灯说明</text:p>
        </text:list-item>
      </text:list>
      <text:p text:style-name="P136">在DCA-270<text:span text:style-name="T66">装置上设计了一组双排16个指示灯，</text:span>指示灯定义描述见下表：</text:p>
      <table:table table:name="表格21" table:style-name="表格21">
        <table:table-column table:style-name="表格21.A"/>
        <table:table-column table:style-name="表格21.B"/>
        <table:table-column table:style-name="表格21.C"/>
        <table:table-row>
          <table:table-cell table:style-name="表格21.A1" office:value-type="string">
            <text:p text:style-name="P39">指示灯定义</text:p>
          </table:table-cell>
          <table:table-cell table:style-name="表格21.B1" office:value-type="string">
            <text:p text:style-name="P39">指示灯说明</text:p>
          </table:table-cell>
          <table:table-cell table:style-name="表格21.C1" office:value-type="string">
            <text:p text:style-name="P39">备注</text:p>
          </table:table-cell>
        </table:table-row>
        <table:table-row>
          <table:table-cell table:style-name="表格21.A5" office:value-type="string">
            <text:p text:style-name="P142">P<text:span text:style-name="T85">O</text:span>W<text:span text:style-name="T85">E</text:span>R</text:p>
          </table:table-cell>
          <table:table-cell table:style-name="表格21.B2" office:value-type="string">
            <text:p text:style-name="P55">系统电源指示灯，上电后常亮，表示系统上电正常。</text:p>
            <text:p text:style-name="P55">当电源指示灯熄灭之后，因为系统内置了超级电容，还可以运行<text:span text:style-name="T87">15秒钟的时间，用户可以及时进行系统备份工作。</text:span></text:p>
          </table:table-cell>
          <table:table-cell table:style-name="表格21.C2" office:value-type="string">
            <text:p text:style-name="P79"/>
          </table:table-cell>
        </table:table-row>
        <table:table-row>
          <table:table-cell table:style-name="表格21.A5" office:value-type="string">
            <text:p text:style-name="P142">RUN</text:p>
          </table:table-cell>
          <table:table-cell table:style-name="表格21.B3" office:value-type="string">
            <text:p text:style-name="P71">用户可编程指示灯。当用户应用程序运行后，可以对指示灯进行编程，一般为<text:span text:style-name="T27">1秒钟闪烁一次。</text:span></text:p>
          </table:table-cell>
          <table:table-cell table:style-name="表格21.C3" office:value-type="string">
            <text:p text:style-name="P79"/>
          </table:table-cell>
        </table:table-row>
        <table:table-row>
          <table:table-cell table:style-name="表格21.A5" office:value-type="string">
            <text:p text:style-name="P142">LAN</text:p>
          </table:table-cell>
          <table:table-cell table:style-name="表格21.B4" office:value-type="string">
            <text:p text:style-name="P68">以太网通讯状态指示灯。当网络链接时常亮，当网络收发数据时闪烁。</text:p>
          </table:table-cell>
          <table:table-cell table:style-name="表格21.C4" office:value-type="string">
            <text:p text:style-name="P79"/>
          </table:table-cell>
        </table:table-row>
        <table:table-row>
          <table:table-cell table:style-name="表格21.A5" office:value-type="string">
            <text:p text:style-name="P157">4G LED</text:p>
          </table:table-cell>
          <table:table-cell table:style-name="表格21.B5" office:value-type="string">
            <text:p text:style-name="P68">该指示灯用于指示装置内部的<text:span text:style-name="T67">4G无线模块的通讯状况。</text:span></text:p>
            <text:p text:style-name="P68">无服务：输出<text:span text:style-name="T68">0.1秒低 — 0.1秒高 — 0.1秒低 — 0.7秒高，2秒循环</text:span></text:p>
            <text:p text:style-name="P69">注册网络：输出<text:span text:style-name="T68">0.1秒低 — 1.9秒高，2秒循环</text:span></text:p>
            <text:p text:style-name="P68">连接成功：常亮</text:p>
          </table:table-cell>
          <table:table-cell table:style-name="表格21.C5" office:value-type="string">
            <text:p text:style-name="P79"/>
          </table:table-cell>
        </table:table-row>
        <table:table-row>
          <table:table-cell table:style-name="表格21.A7" office:value-type="string">
            <text:p text:style-name="P142">COM<text:span text:style-name="T101">1_TXD</text:span></text:p>
          </table:table-cell>
          <table:table-cell table:style-name="表格21.B7" office:value-type="string">
            <text:p text:style-name="P68">第<text:span text:style-name="T101">1路RS232串口发送数据指示灯，当有数据发送时闪烁，否则常灭。</text:span></text:p>
          </table:table-cell>
          <table:table-cell table:style-name="表格21.C7" office:value-type="string">
            <text:p text:style-name="P79"/>
          </table:table-cell>
        </table:table-row>
        <table:table-row>
          <table:table-cell table:style-name="表格21.A7" office:value-type="string">
            <text:p text:style-name="P142">COM<text:span text:style-name="T101">1_RXD</text:span></text:p>
          </table:table-cell>
          <table:table-cell table:style-name="表格21.B7" office:value-type="string">
            <text:p text:style-name="P68">第<text:span text:style-name="T101">1路RS232串口接收数据指示灯，当有数据接收时闪烁，否则常灭。</text:span></text:p>
          </table:table-cell>
          <table:table-cell table:style-name="表格21.C7" office:value-type="string">
            <text:p text:style-name="P79"/>
          </table:table-cell>
        </table:table-row>
        <table:table-row>
          <table:table-cell table:style-name="表格21.A8" office:value-type="string">
            <text:p text:style-name="P142">COM<text:span text:style-name="T101">2_TXD</text:span></text:p>
          </table:table-cell>
          <table:table-cell table:style-name="表格21.B8" office:value-type="string">
            <text:p text:style-name="P68">第<text:span text:style-name="T101">2路RS232串口发送数据指示灯，当有数据发送时闪烁，否则常灭。</text:span></text:p>
          </table:table-cell>
          <table:table-cell table:style-name="表格21.C8" office:value-type="string">
            <text:p text:style-name="P79"/>
          </table:table-cell>
        </table:table-row>
        <table:table-row>
          <table:table-cell table:style-name="表格21.A9" office:value-type="string">
            <text:p text:style-name="P142">COM<text:span text:style-name="T101">2_RXD</text:span></text:p>
          </table:table-cell>
          <table:table-cell table:style-name="表格21.B9" office:value-type="string">
            <text:p text:style-name="P68">第<text:span text:style-name="T101">2路RS232串口接收数据指示灯，当有数据接收时闪烁，否则常灭。</text:span></text:p>
          </table:table-cell>
          <table:table-cell table:style-name="表格21.C9" office:value-type="string">
            <text:p text:style-name="P79"/>
          </table:table-cell>
        </table:table-row>
        <table:table-row>
          <table:table-cell table:style-name="表格21.A10" office:value-type="string">
            <text:p text:style-name="P142">COM<text:span text:style-name="T101">3_TXD</text:span></text:p>
          </table:table-cell>
          <table:table-cell table:style-name="表格21.B10" office:value-type="string">
            <text:p text:style-name="P68">第<text:span text:style-name="T101">3路RS232串口发送数据指示灯，当有数据发送时闪烁，否则常灭。</text:span></text:p>
          </table:table-cell>
          <table:table-cell table:style-name="表格21.C10" office:value-type="string">
            <text:p text:style-name="P79"/>
          </table:table-cell>
        </table:table-row>
        <table:table-row>
          <table:table-cell table:style-name="表格21.A11" office:value-type="string">
            <text:p text:style-name="P142">COM<text:span text:style-name="T101">3_RXD</text:span></text:p>
          </table:table-cell>
          <table:table-cell table:style-name="表格21.B11" office:value-type="string">
            <text:p text:style-name="P68">第<text:span text:style-name="T101">3路RS232串口接收数据指示灯，当有数据接收时闪烁，否则常灭。</text:span></text:p>
          </table:table-cell>
          <table:table-cell table:style-name="表格21.C11" office:value-type="string">
            <text:p text:style-name="P79"/>
          </table:table-cell>
        </table:table-row>
        <table:table-row>
          <table:table-cell table:style-name="表格21.A12" office:value-type="string">
            <text:p text:style-name="P142">CAN<text:span text:style-name="T101">1_TXD</text:span></text:p>
          </table:table-cell>
          <table:table-cell table:style-name="表格21.B12" office:value-type="string">
            <text:p text:style-name="P75">CAN总线接口发送数据指示灯，当有数据发送时闪烁，否则常灭。</text:p>
          </table:table-cell>
          <table:table-cell table:style-name="表格21.C12" office:value-type="string">
            <text:p text:style-name="P79"/>
          </table:table-cell>
        </table:table-row>
        <table:table-row>
          <table:table-cell table:style-name="表格21.A13" office:value-type="string">
            <text:p text:style-name="P142">CAN<text:span text:style-name="T101">1_RXD</text:span></text:p>
          </table:table-cell>
          <table:table-cell table:style-name="表格21.B13" office:value-type="string">
            <text:p text:style-name="P75">CAN总线接口接收数据指示灯，当有数据接收时闪烁，否则常灭。</text:p>
          </table:table-cell>
          <table:table-cell table:style-name="表格21.C13" office:value-type="string">
            <text:p text:style-name="P79"/>
          </table:table-cell>
        </table:table-row>
        <table:table-row>
          <table:table-cell table:style-name="表格21.A14" office:value-type="string">
            <text:p text:style-name="P142">LED_<text:span text:style-name="T102">REV0 ～ LED_REV3</text:span></text:p>
          </table:table-cell>
          <table:table-cell table:style-name="表格21.B14" office:value-type="string">
            <text:p text:style-name="P68"><text:span text:style-name="T102">4路保留做未来使用可编程指示灯</text:span>。</text:p>
          </table:table-cell>
          <table:table-cell table:style-name="表格21.C14" office:value-type="string">
            <text:p text:style-name="P79"/>
          </table:table-cell>
        </table:table-row>
      </table:table>
      <text:p text:style-name="P3">（前面板指示灯定义说明）</text:p>
      <text:p text:style-name="P9"/>
      <text:list xml:id="list113251749223984" text:continue-numbering="true" text:style-name="L1">
        <text:list-item>
          <text:p text:style-name="P211">CPLD硬件寄存器设计</text:p>
        </text:list-item>
      </text:list>
      <text:p text:style-name="P134">DCA-270 CPLD的片内共设计了多个寄存器，这些寄存器均为<text:span text:style-name="T103">8位寄存器</text:span>。其<text:span text:style-name="T28">基地址位于nGCS3段上。</text:span>这些寄存器的功能描述见下表：</text:p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8">CPLD寄存器</text:p>
          </table:table-cell>
          <table:table-cell table:style-name="表格6.B1" office:value-type="string">
            <text:p text:style-name="P38">寄存器说明</text:p>
          </table:table-cell>
          <table:table-cell table:style-name="表格6.C1" office:value-type="string">
            <text:p text:style-name="P38">偏移地址</text:p>
          </table:table-cell>
        </table:table-row>
        <table:table-row>
          <table:table-cell table:style-name="表格6.A2" table:number-columns-spanned="3" office:value-type="string">
            <text:p text:style-name="P160">以下寄存器均位于nGCS3段上</text:p>
          </table:table-cell>
          <table:covered-table-cell/>
          <table:covered-table-cell/>
        </table:table-row>
        <table:table-row>
          <table:table-cell table:style-name="表格6.A3" office:value-type="string">
            <text:p text:style-name="P141">WDG_CTRL</text:p>
          </table:table-cell>
          <table:table-cell table:style-name="表格6.B3" office:value-type="string">
            <text:p text:style-name="P54">看门狗控制寄存器。可读写。</text:p>
          </table:table-cell>
          <table:table-cell table:style-name="表格6.C3" office:value-type="string">
            <text:p text:style-name="P101">0x0</text:p>
          </table:table-cell>
        </table:table-row>
        <table:table-row>
          <table:table-cell table:style-name="表格6.A10" office:value-type="string">
            <text:p text:style-name="P141">BUZZER_CTRL</text:p>
          </table:table-cell>
          <table:table-cell table:style-name="表格6.B4" office:value-type="string">
            <text:p text:style-name="P54">蜂鸣器控制寄存器。可读写。</text:p>
          </table:table-cell>
          <table:table-cell table:style-name="表格6.C4" office:value-type="string">
            <text:p text:style-name="P101">0x1</text:p>
          </table:table-cell>
        </table:table-row>
        <table:table-row>
          <table:table-cell table:style-name="表格6.A10" office:value-type="string">
            <text:p text:style-name="P141">LED_CTRL</text:p>
          </table:table-cell>
          <table:table-cell table:style-name="表格6.B5" office:value-type="string">
            <text:p text:style-name="P54">可编程LED指示灯控制寄存器。可读写。</text:p>
          </table:table-cell>
          <table:table-cell table:style-name="表格6.C5" office:value-type="string">
            <text:p text:style-name="P101">0x2</text:p>
          </table:table-cell>
        </table:table-row>
        <table:table-row>
          <table:table-cell table:style-name="表格6.A10" office:value-type="string">
            <text:p text:style-name="P141">DIO_<text:span text:style-name="T29">IN_STATUS</text:span></text:p>
          </table:table-cell>
          <table:table-cell table:style-name="表格6.B10" office:value-type="string">
            <text:p text:style-name="P54">DIO开入量状态寄存器，只读。</text:p>
          </table:table-cell>
          <table:table-cell table:style-name="表格6.C10" office:value-type="string">
            <text:p text:style-name="P121">0x<text:span text:style-name="T69">3</text:span></text:p>
          </table:table-cell>
        </table:table-row>
        <table:table-row>
          <table:table-cell table:style-name="表格6.A10" office:value-type="string">
            <text:p text:style-name="P141">DIO_OUT_EN</text:p>
          </table:table-cell>
          <table:table-cell table:style-name="表格6.B10" office:value-type="string">
            <text:p text:style-name="P54">DIO开出使能寄存器。可读写。</text:p>
          </table:table-cell>
          <table:table-cell table:style-name="表格6.C10" office:value-type="string">
            <text:p text:style-name="P122">0x4</text:p>
          </table:table-cell>
        </table:table-row>
        <table:table-row>
          <table:table-cell table:style-name="表格6.A10" office:value-type="string">
            <text:p text:style-name="P141">DIO_OUT_CTRL</text:p>
          </table:table-cell>
          <table:table-cell table:style-name="表格6.B10" office:value-type="string">
            <text:p text:style-name="P54">DIO开出控制寄存器。可读写。</text:p>
          </table:table-cell>
          <table:table-cell table:style-name="表格6.C10" office:value-type="string">
            <text:p text:style-name="P121">0x<text:span text:style-name="T69">5</text:span></text:p>
          </table:table-cell>
        </table:table-row>
        <table:table-row>
          <table:table-cell table:style-name="表格6.A9" office:value-type="string">
            <text:p text:style-name="P141">LCD_CTRL</text:p>
          </table:table-cell>
          <table:table-cell table:style-name="表格6.B9" office:value-type="string">
            <text:p text:style-name="P54">LCD液晶屏背光及亮度控制寄存器。可读写。</text:p>
          </table:table-cell>
          <table:table-cell table:style-name="表格6.C9" office:value-type="string">
            <text:p text:style-name="P101">0x<text:span text:style-name="T104">6</text:span></text:p>
          </table:table-cell>
        </table:table-row>
        <table:table-row>
          <table:table-cell table:style-name="表格6.A10" office:value-type="string">
            <text:p text:style-name="P158">4G_CTRL</text:p>
          </table:table-cell>
          <table:table-cell table:style-name="表格6.B10" office:value-type="string">
            <text:p text:style-name="P72">4G模块控制寄存器。可读写。</text:p>
          </table:table-cell>
          <table:table-cell table:style-name="表格6.C10" office:value-type="string">
            <text:p text:style-name="P123">0x<text:span text:style-name="T104">7</text:span></text:p>
          </table:table-cell>
        </table:table-row>
        <table:table-row>
          <table:table-cell table:style-name="表格6.A11" office:value-type="string">
            <text:p text:style-name="P141">ESAM_CTRL</text:p>
          </table:table-cell>
          <table:table-cell table:style-name="表格6.B11" office:value-type="string">
            <text:p text:style-name="P54">ESAM控制寄存器。可读写。</text:p>
          </table:table-cell>
          <table:table-cell table:style-name="表格6.C11" office:value-type="string">
            <text:p text:style-name="P123">0x<text:span text:style-name="T104">8</text:span></text:p>
          </table:table-cell>
        </table:table-row>
        <table:table-row>
          <table:table-cell table:style-name="表格6.A12" office:value-type="string">
            <text:p text:style-name="P141">AUDIO_<text:span text:style-name="T104">CTRL</text:span></text:p>
          </table:table-cell>
          <table:table-cell table:style-name="表格6.B12" office:value-type="string">
            <text:p text:style-name="P54">音频功放输出控制寄存器。可读写。</text:p>
          </table:table-cell>
          <table:table-cell table:style-name="表格6.C12" office:value-type="string">
            <text:p text:style-name="P124">0x9</text:p>
          </table:table-cell>
        </table:table-row>
        <table:table-row>
          <table:table-cell table:style-name="表格6.A13" office:value-type="string">
            <text:p text:style-name="P141">WIFI_<text:span text:style-name="T104">CTRL</text:span></text:p>
          </table:table-cell>
          <table:table-cell table:style-name="表格6.B13" office:value-type="string">
            <text:p text:style-name="P90">WIFI模块控制寄存器。可读写。</text:p>
          </table:table-cell>
          <table:table-cell table:style-name="表格6.C13" office:value-type="string">
            <text:p text:style-name="P91">0xA</text:p>
          </table:table-cell>
        </table:table-row>
      </table:table>
      <text:p text:style-name="P140">（CPLD寄存器说明）</text:p>
      <text:p text:style-name="P139">下面的各个小节将具体描述每组寄存器的功能。</text:p>
      <text:list xml:id="list113250110475173" text:continue-numbering="true" text:style-name="L1">
        <text:list-item>
          <text:list>
            <text:list-item>
              <text:p text:style-name="P187">WDG_CTRL寄存器描述</text:p>
            </text:list-item>
          </text:list>
        </text:list-item>
      </text:list>
      <text:p text:style-name="P161"><text:tab/><text:span text:style-name="T15">WDG_CTRL</text:span><text:span text:style-name="T88">寄存器用于用户编程控制系统中设计的1路外部硬件看门狗。可以通过读写</text:span><text:span text:style-name="T15">CPLD</text:span><text:span text:style-name="T21">内部的寄存器来控制看门狗的打开、关闭，和喂狗工作。系统在默认情况下，看门狗是关闭的，如果想要使用看门狗，则必须在程序中通过控制</text:span><text:span text:style-name="T15">WDG_CTRL</text:span><text:span text:style-name="T88">寄存器来打开。当软件上将看门狗打开后，必须在</text:span><text:span text:style-name="T89">1.6秒钟之内进行喂狗操作，否则看门狗将输出复位脉冲复位硬件系统。</text:span></text:p>
      <table:table table:name="表格1" table:style-name="表格1">
        <table:table-column table:style-name="表格1.A" table:number-columns-repeated="3"/>
        <table:table-column table:style-name="表格1.D"/>
        <table:table-row>
          <table:table-cell table:style-name="表格1.A1" office:value-type="string">
            <text:p text:style-name="P27">寄存器地址</text:p>
          </table:table-cell>
          <table:table-cell table:style-name="表格1.B1" office:value-type="string">
            <text:p text:style-name="P27">读写特性</text:p>
          </table:table-cell>
          <table:table-cell table:style-name="表格1.B1" office:value-type="string">
            <text:p text:style-name="P27">上电初始值</text:p>
          </table:table-cell>
          <table:table-cell table:style-name="表格1.D1" office:value-type="string">
            <text:p text:style-name="P27">备注</text:p>
          </table:table-cell>
        </table:table-row>
        <table:table-row>
          <table:table-cell table:style-name="表格1.A2" office:value-type="string">
            <text:p text:style-name="P56">基地址 <text:span text:style-name="T3">+ </text:span><text:span text:style-name="T4">0x0</text:span></text:p>
          </table:table-cell>
          <table:table-cell table:style-name="表格1.B2" office:value-type="string">
            <text:p text:style-name="P109">R/W</text:p>
          </table:table-cell>
          <table:table-cell table:style-name="表格1.C2" office:value-type="string">
            <text:p text:style-name="P102">0x00</text:p>
          </table:table-cell>
          <table:table-cell table:style-name="表格1.D2" office:value-type="string">
            <text:p text:style-name="P42">看门狗控制寄存器，<text:span text:style-name="T3">8位寄存器</text:span>。</text:p>
          </table:table-cell>
        </table:table-row>
      </table:table>
      <text:p text:style-name="P19">（WDG_CTRL寄存器）</text:p>
      <table:table table:name="表格2" table:style-name="表格2">
        <table:table-column table:style-name="表格2.A" table:number-columns-repeated="2"/>
        <table:table-column table:style-name="表格2.C"/>
        <table:table-row>
          <table:table-cell table:style-name="表格2.A1" office:value-type="string">
            <text:p text:style-name="P28">寄存器位地址</text:p>
          </table:table-cell>
          <table:table-cell table:style-name="表格2.B1" office:value-type="string">
            <text:p text:style-name="P28">读写特性</text:p>
          </table:table-cell>
          <table:table-cell table:style-name="表格2.C1" office:value-type="string">
            <text:p text:style-name="P28">说明</text:p>
          </table:table-cell>
        </table:table-row>
        <table:table-row>
          <table:table-cell table:style-name="表格2.A3" office:value-type="string">
            <text:p text:style-name="P143">b[<text:span text:style-name="T3">7</text:span>:<text:span text:style-name="T3">2</text:span>]</text:p>
          </table:table-cell>
          <table:table-cell table:style-name="表格2.B3" office:value-type="string">
            <text:p text:style-name="P110">——</text:p>
          </table:table-cell>
          <table:table-cell table:style-name="表格2.C3" office:value-type="string">
            <text:p text:style-name="P41">保留未使用。</text:p>
          </table:table-cell>
        </table:table-row>
        <table:table-row>
          <table:table-cell table:style-name="表格2.A3" office:value-type="string">
            <text:p text:style-name="P143">b[1]</text:p>
          </table:table-cell>
          <table:table-cell table:style-name="表格2.B3" office:value-type="string">
            <text:p text:style-name="P110">R/W</text:p>
          </table:table-cell>
          <table:table-cell table:style-name="表格2.C3" office:value-type="string">
            <text:p text:style-name="P41">看门狗喂狗位。当看门狗使能位置<text:span text:style-name="T14">1时，必须在1.6秒钟之内对该位进行取反操作，否则看门狗将输出复位脉冲复位硬件系统。</text:span><text:span text:style-name="T32">默认上电时该位为</text:span><text:span text:style-name="T31">0。</text:span></text:p>
          </table:table-cell>
        </table:table-row>
        <table:table-row>
          <table:table-cell table:style-name="表格2.A4" office:value-type="string">
            <text:p text:style-name="P144">b[0]</text:p>
          </table:table-cell>
          <table:table-cell table:style-name="表格2.B4" office:value-type="string">
            <text:p text:style-name="P110">R/W</text:p>
          </table:table-cell>
          <table:table-cell table:style-name="表格2.C4" office:value-type="string">
            <text:p text:style-name="P65">看门狗使能位。该位置1表示打开看门狗，置0表示关闭看门狗。<text:span text:style-name="T30">默认上电时该位为</text:span><text:span text:style-name="T31">0。</text:span></text:p>
          </table:table-cell>
        </table:table-row>
      </table:table>
      <text:p text:style-name="P22">（WDG_CTRL寄存器位定义）</text:p>
      <text:p text:style-name="P178"/>
      <text:list xml:id="list113250541896108" text:continue-numbering="true" text:style-name="L1">
        <text:list-item>
          <text:list>
            <text:list-item>
              <text:p text:style-name="P212">BUZEER_CTRL寄存器描述</text:p>
            </text:list-item>
          </text:list>
        </text:list-item>
      </text:list>
      <text:p text:style-name="P162"><text:tab/><text:span text:style-name="T15">BUZZER_CTRL</text:span><text:span text:style-name="T88">寄存器用于用户编程控制系统中设计的1路蜂鸣器。可以通过读写</text:span><text:span text:style-name="T15">CPLD</text:span><text:span text:style-name="T21">内部的寄存器来控制蜂鸣器的打开和关闭。当蜂鸣器被打开后，可以听到蜂鸣器的长鸣声。默认在硬件上电时，可以听到“嘀”的一声蜂鸣声，表示硬件启动正常。</text:span></text:p>
      <table:table table:name="表格4" table:style-name="表格4">
        <table:table-column table:style-name="表格4.A" table:number-columns-repeated="3"/>
        <table:table-column table:style-name="表格4.D"/>
        <table:table-row>
          <table:table-cell table:style-name="表格4.A1" office:value-type="string">
            <text:p text:style-name="P29">寄存器地址</text:p>
          </table:table-cell>
          <table:table-cell table:style-name="表格4.B1" office:value-type="string">
            <text:p text:style-name="P29">读写特性</text:p>
          </table:table-cell>
          <table:table-cell table:style-name="表格4.B1" office:value-type="string">
            <text:p text:style-name="P29">上电初始值</text:p>
          </table:table-cell>
          <table:table-cell table:style-name="表格4.D1" office:value-type="string">
            <text:p text:style-name="P29">备注</text:p>
          </table:table-cell>
        </table:table-row>
        <table:table-row>
          <table:table-cell table:style-name="表格4.A2" office:value-type="string">
            <text:p text:style-name="P57">基地址 <text:span text:style-name="T3">+ </text:span><text:span text:style-name="T4">0x</text:span><text:span text:style-name="T5">1</text:span></text:p>
          </table:table-cell>
          <table:table-cell table:style-name="表格4.B2" office:value-type="string">
            <text:p text:style-name="P111">R/W</text:p>
          </table:table-cell>
          <table:table-cell table:style-name="表格4.C2" office:value-type="string">
            <text:p text:style-name="P103">0x00</text:p>
          </table:table-cell>
          <table:table-cell table:style-name="表格4.D2" office:value-type="string">
            <text:p text:style-name="P43">蜂鸣器控制寄存器，<text:span text:style-name="T3">8位寄存器</text:span>。</text:p>
          </table:table-cell>
        </table:table-row>
      </table:table>
      <text:p text:style-name="P4">（BUZZER_CTRL寄存器）</text:p>
      <table:table table:name="表格7" table:style-name="表格7">
        <table:table-column table:style-name="表格7.A" table:number-columns-repeated="2"/>
        <table:table-column table:style-name="表格7.C"/>
        <table:table-row>
          <table:table-cell table:style-name="表格7.A1" office:value-type="string">
            <text:p text:style-name="P29">寄存器位地址</text:p>
          </table:table-cell>
          <table:table-cell table:style-name="表格7.B1" office:value-type="string">
            <text:p text:style-name="P29">读写特性</text:p>
          </table:table-cell>
          <table:table-cell table:style-name="表格7.C1" office:value-type="string">
            <text:p text:style-name="P29">说明</text:p>
          </table:table-cell>
        </table:table-row>
        <table:table-row>
          <table:table-cell table:style-name="表格7.A2" office:value-type="string">
            <text:p text:style-name="P145">b[<text:span text:style-name="T3">7</text:span>:<text:span text:style-name="T14">1</text:span>]</text:p>
          </table:table-cell>
          <table:table-cell table:style-name="表格7.B2" office:value-type="string">
            <text:p text:style-name="P111">——</text:p>
          </table:table-cell>
          <table:table-cell table:style-name="表格7.C2" office:value-type="string">
            <text:p text:style-name="P43">保留未使用。</text:p>
          </table:table-cell>
        </table:table-row>
        <table:table-row>
          <table:table-cell table:style-name="表格7.A3" office:value-type="string">
            <text:p text:style-name="P145">b[0]</text:p>
          </table:table-cell>
          <table:table-cell table:style-name="表格7.B3" office:value-type="string">
            <text:p text:style-name="P111">R/W</text:p>
          </table:table-cell>
          <table:table-cell table:style-name="表格7.C3" office:value-type="string">
            <text:p text:style-name="P66">蜂鸣器使能位。该位置1表示打开蜂鸣器，此时可以听到“嘀”的长鸣声。置0表示关闭蜂鸣器，长鸣声消失。<text:span text:style-name="T30">默认上电时该位为</text:span><text:span text:style-name="T31">0。</text:span></text:p>
          </table:table-cell>
        </table:table-row>
      </table:table>
      <text:p text:style-name="P13">（BUZEER_CTRL寄存器位定义）</text:p>
      <text:list xml:id="list113250310797044" text:continue-numbering="true" text:style-name="L1">
        <text:list-item>
          <text:list>
            <text:list-item>
              <text:p text:style-name="P187">LED_CTRL寄存器描述</text:p>
            </text:list-item>
          </text:list>
        </text:list-item>
      </text:list>
      <text:p text:style-name="P163"><text:span text:style-name="T15"><text:tab/></text:span><text:span text:style-name="T16">LED</text:span><text:span text:style-name="T15">_CTRL</text:span><text:span text:style-name="T21">寄存器可作为用户程序中的运行指示灯使用。默认系统上电时，该指示灯常亮，表示系统电源正常上电。用户可以通过读写</text:span><text:span text:style-name="T15">LED_CTRL</text:span><text:span text:style-name="T21">寄存器，使其按照一定的频率进行闪烁，表明用户软件处于正常运行状态。</text:span></text:p>
      <table:table table:name="表格8" table:style-name="表格8">
        <table:table-column table:style-name="表格8.A" table:number-columns-repeated="3"/>
        <table:table-column table:style-name="表格8.D"/>
        <table:table-row>
          <table:table-cell table:style-name="表格8.A1" office:value-type="string">
            <text:p text:style-name="P30">寄存器地址</text:p>
          </table:table-cell>
          <table:table-cell table:style-name="表格8.B1" office:value-type="string">
            <text:p text:style-name="P30">读写特性</text:p>
          </table:table-cell>
          <table:table-cell table:style-name="表格8.B1" office:value-type="string">
            <text:p text:style-name="P30">上电初始值</text:p>
          </table:table-cell>
          <table:table-cell table:style-name="表格8.D1" office:value-type="string">
            <text:p text:style-name="P30">备注</text:p>
          </table:table-cell>
        </table:table-row>
        <table:table-row>
          <table:table-cell table:style-name="表格8.A2" office:value-type="string">
            <text:p text:style-name="P58">基地址 <text:span text:style-name="T3">+ </text:span><text:span text:style-name="T4">0x</text:span><text:span text:style-name="T6">2</text:span></text:p>
          </table:table-cell>
          <table:table-cell table:style-name="表格8.B2" office:value-type="string">
            <text:p text:style-name="P112">R/W</text:p>
          </table:table-cell>
          <table:table-cell table:style-name="表格8.C2" office:value-type="string">
            <text:p text:style-name="P104">0x0</text:p>
          </table:table-cell>
          <table:table-cell table:style-name="表格8.D2" office:value-type="string">
            <text:p text:style-name="P44">LED指示灯控制寄存器，<text:span text:style-name="T3">8位寄存器</text:span>。</text:p>
          </table:table-cell>
        </table:table-row>
      </table:table>
      <text:p text:style-name="P23">（LED_CTRL寄存器）</text:p>
      <table:table table:name="表格9" table:style-name="表格9">
        <table:table-column table:style-name="表格9.A" table:number-columns-repeated="2"/>
        <table:table-column table:style-name="表格9.C"/>
        <table:table-row>
          <table:table-cell table:style-name="表格9.A1" office:value-type="string">
            <text:p text:style-name="P30">寄存器位地址</text:p>
          </table:table-cell>
          <table:table-cell table:style-name="表格9.B1" office:value-type="string">
            <text:p text:style-name="P30">读写特性</text:p>
          </table:table-cell>
          <table:table-cell table:style-name="表格9.C1" office:value-type="string">
            <text:p text:style-name="P30">说明</text:p>
          </table:table-cell>
        </table:table-row>
        <table:table-row>
          <table:table-cell table:style-name="表格9.A2" office:value-type="string">
            <text:p text:style-name="P146">b[<text:span text:style-name="T3">7</text:span>:<text:span text:style-name="T105">5</text:span>]</text:p>
          </table:table-cell>
          <table:table-cell table:style-name="表格9.B2" office:value-type="string">
            <text:p text:style-name="P112">——</text:p>
          </table:table-cell>
          <table:table-cell table:style-name="表格9.C2" office:value-type="string">
            <text:p text:style-name="P44">保留未使用。</text:p>
          </table:table-cell>
        </table:table-row>
        <table:table-row>
          <table:table-cell table:style-name="表格9.A3" office:value-type="string">
            <text:p text:style-name="P159">b[<text:span text:style-name="T106">4</text:span>:1]</text:p>
          </table:table-cell>
          <table:table-cell table:style-name="表格9.B3" office:value-type="string">
            <text:p text:style-name="P112">R/W</text:p>
          </table:table-cell>
          <table:table-cell table:style-name="表格9.C3" office:value-type="string">
            <text:p text:style-name="P73">这<text:span text:style-name="T106">4位对应装置面板上的指示灯LED_REV0 ～ LED_REV3</text:span>。作为可编程指示灯用于用户未来扩展功能指示灯使用。</text:p>
          </table:table-cell>
        </table:table-row>
        <table:table-row>
          <table:table-cell table:style-name="表格9.A4" office:value-type="string">
            <text:p text:style-name="P146">b[0]</text:p>
          </table:table-cell>
          <table:table-cell table:style-name="表格9.B4" office:value-type="string">
            <text:p text:style-name="P112">R/W</text:p>
          </table:table-cell>
          <table:table-cell table:style-name="表格9.C4" office:value-type="string">
            <text:p text:style-name="P67">该位对应装置面板上的RUN指示灯。置1表示点亮指示灯，置0表示关闭指示灯。<text:span text:style-name="T30">默认上电时该位为</text:span><text:span text:style-name="T38">0</text:span><text:span text:style-name="T31">。</text:span></text:p>
          </table:table-cell>
        </table:table-row>
      </table:table>
      <text:p text:style-name="P14">（LED_CTRL寄存器位定义）</text:p>
      <text:p text:style-name="P193"/>
      <text:list xml:id="list113250669998480" text:continue-numbering="true" text:style-name="L1">
        <text:list-item>
          <text:list>
            <text:list-item>
              <text:p text:style-name="P213"><text:span text:style-name="T30">DIO_IN_STATUS状态</text:span>寄存器描述</text:p>
            </text:list-item>
          </text:list>
        </text:list-item>
      </text:list>
      <text:p text:style-name="P169"><text:tab/>DIO_IN_STATUS<text:span text:style-name="T88">状态寄存器用于读取板上的</text:span><text:span text:style-name="T91">2</text:span><text:span text:style-name="T90">路开入信号的状态</text:span><text:span text:style-name="T88">。具体请见下表中的相关描述。</text:span></text:p>
      <table:table table:name="表格3" table:style-name="表格3">
        <table:table-column table:style-name="表格3.A" table:number-columns-repeated="3"/>
        <table:table-column table:style-name="表格3.D"/>
        <table:table-row>
          <table:table-cell table:style-name="表格3.A1" office:value-type="string">
            <text:p text:style-name="P35">寄存器地址</text:p>
          </table:table-cell>
          <table:table-cell table:style-name="表格3.B1" office:value-type="string">
            <text:p text:style-name="P35">读写特性</text:p>
          </table:table-cell>
          <table:table-cell table:style-name="表格3.B1" office:value-type="string">
            <text:p text:style-name="P35">上电初始值</text:p>
          </table:table-cell>
          <table:table-cell table:style-name="表格3.D1" office:value-type="string">
            <text:p text:style-name="P35">备注</text:p>
          </table:table-cell>
        </table:table-row>
        <table:table-row>
          <table:table-cell table:style-name="表格3.A2" office:value-type="string">
            <text:p text:style-name="P63">基地址 <text:span text:style-name="T3">+ </text:span><text:span text:style-name="T4">0x</text:span><text:span text:style-name="T8">3</text:span></text:p>
          </table:table-cell>
          <table:table-cell table:style-name="表格3.B2" office:value-type="string">
            <text:p text:style-name="P117">R</text:p>
          </table:table-cell>
          <table:table-cell table:style-name="表格3.C2" office:value-type="string">
            <text:p text:style-name="P130">0x<text:span text:style-name="T70">0</text:span></text:p>
          </table:table-cell>
          <table:table-cell table:style-name="表格3.D2" office:value-type="string">
            <text:p text:style-name="P50"><text:span text:style-name="T30">初始状态值</text:span>，<text:span text:style-name="T3">8位寄存器</text:span>。</text:p>
          </table:table-cell>
        </table:table-row>
      </table:table>
      <text:p text:style-name="P7">（<text:span text:style-name="T30">DIO_IN_STATUS</text:span>寄存器）</text:p>
      <table:table table:name="表格17" table:style-name="表格17">
        <table:table-column table:style-name="表格17.A" table:number-columns-repeated="2"/>
        <table:table-column table:style-name="表格17.C"/>
        <table:table-row>
          <table:table-cell table:style-name="表格17.A1" office:value-type="string">
            <text:p text:style-name="P35">寄存器位地址</text:p>
          </table:table-cell>
          <table:table-cell table:style-name="表格17.B1" office:value-type="string">
            <text:p text:style-name="P35">读写特性</text:p>
          </table:table-cell>
          <table:table-cell table:style-name="表格17.C1" office:value-type="string">
            <text:p text:style-name="P35">说明</text:p>
          </table:table-cell>
        </table:table-row>
        <table:table-row>
          <table:table-cell table:style-name="表格17.A2" office:value-type="string">
            <text:p text:style-name="P150"><text:span text:style-name="T30">b</text:span>[<text:span text:style-name="T3">7</text:span>]</text:p>
          </table:table-cell>
          <table:table-cell table:style-name="表格17.B2" office:value-type="string">
            <text:p text:style-name="P128">——</text:p>
          </table:table-cell>
          <table:table-cell table:style-name="表格17.C2" office:value-type="string">
            <text:p text:style-name="P50"><text:span text:style-name="T33">保留未使用。读出为</text:span><text:span text:style-name="T35">0。</text:span></text:p>
          </table:table-cell>
        </table:table-row>
        <table:table-row>
          <table:table-cell table:style-name="表格17.A3" office:value-type="string">
            <text:p text:style-name="P154"><text:span text:style-name="T30">b</text:span>[<text:span text:style-name="T107">2</text:span>]</text:p>
          </table:table-cell>
          <table:table-cell table:style-name="表格17.B3" office:value-type="string">
            <text:p text:style-name="P128">R</text:p>
          </table:table-cell>
          <table:table-cell table:style-name="表格17.C3" office:value-type="string">
            <text:p text:style-name="P50">该位对应系统电源失电检测位。高电平表示电源正常，低电平表示电源失电。</text:p>
          </table:table-cell>
        </table:table-row>
        <table:table-row>
          <table:table-cell table:style-name="表格17.A4" office:value-type="string">
            <text:p text:style-name="P150"><text:span text:style-name="T30">b</text:span>[<text:span text:style-name="T107">1</text:span><text:span text:style-name="T35">:</text:span>0]</text:p>
          </table:table-cell>
          <table:table-cell table:style-name="表格17.B4" office:value-type="string">
            <text:p text:style-name="P117">R</text:p>
          </table:table-cell>
          <table:table-cell table:style-name="表格17.C4" office:value-type="string">
            <text:p text:style-name="P87">b[<text:span text:style-name="T107">1</text:span>:0]分别对应DIN<text:span text:style-name="T71">0</text:span>~DIN<text:span text:style-name="T107">1</text:span>这<text:span text:style-name="T107">2</text:span>路开入信号的状态。当外部开入端子导通，则对应位读取为<text:span text:style-name="T71">1，外部开入端子断开，则对应位读取为0。</text:span></text:p>
            <text:p text:style-name="P84">默认情况下，对应位读取为<text:span text:style-name="T71">0。</text:span></text:p>
          </table:table-cell>
        </table:table-row>
      </table:table>
      <text:p text:style-name="P16">（<text:span text:style-name="T30">DIO_IN_STATUS</text:span>寄存器位定义）</text:p>
      <text:p text:style-name="P171"><text:tab/><text:tab/>说明：</text:p>
      <text:p text:style-name="P18"><text:tab/><text:tab/><text:tab/>开入量的检测方法可以有两种：</text:p>
      <text:list xml:id="list8086047681365673925" text:style-name="L3">
        <text:list-item>
          <text:p text:style-name="P197">查询模式。在应用程序中，可以定时对开入量的状态进行查询，以判断状态是否发生变化。这种模式也是最简单的检测方法。</text:p>
        </text:list-item>
        <text:list-item>
          <text:p text:style-name="P197">中断模式。当开入量的任一位发生变化时，CPLD片内的状态机会检测到，同时记录下新的开入量状态，并向ARM CPU发送一个上升沿中断。CPLD片内逻辑设计开入量检测的时间分辨率默认为<text:span text:style-name="T107">2ms。</text:span></text:p>
        </text:list-item>
        <text:list-item>
          <text:p text:style-name="P197">具体采用哪种开入量检测方法，取决于用户对于使用上的要求。如果实践上没有实时性要求，则建议采用查询模式即可，否则建议采用中断模式。</text:p>
        </text:list-item>
      </text:list>
      <text:list xml:id="list113251146211898" text:continue-list="list113250669998480" text:style-name="L1">
        <text:list-item>
          <text:list>
            <text:list-item>
              <text:p text:style-name="P188"><text:span text:style-name="T30">DIO_OUT_EN开出使能</text:span>寄存器描述</text:p>
            </text:list-item>
          </text:list>
        </text:list-item>
      </text:list>
      <text:p text:style-name="P170"><text:tab/>DIO_OUT_EN<text:span text:style-name="T52">控制寄存器用于控制使能</text:span><text:span text:style-name="T53">开出信号</text:span><text:span text:style-name="T52">。当用户需要操作开出寄存器控制继电器时，首先需要操作该寄存器使能，否则将无法操作开出寄存器。具体请见下表中的相关描述。</text:span></text:p>
      <table:table table:name="表格20" table:style-name="表格20">
        <table:table-column table:style-name="表格20.A" table:number-columns-repeated="3"/>
        <table:table-column table:style-name="表格20.D"/>
        <table:table-row>
          <table:table-cell table:style-name="表格20.A1" office:value-type="string">
            <text:p text:style-name="P36">寄存器地址</text:p>
          </table:table-cell>
          <table:table-cell table:style-name="表格20.B1" office:value-type="string">
            <text:p text:style-name="P36">读写特性</text:p>
          </table:table-cell>
          <table:table-cell table:style-name="表格20.B1" office:value-type="string">
            <text:p text:style-name="P36">上电初始值</text:p>
          </table:table-cell>
          <table:table-cell table:style-name="表格20.D1" office:value-type="string">
            <text:p text:style-name="P36">备注</text:p>
          </table:table-cell>
        </table:table-row>
        <table:table-row>
          <table:table-cell table:style-name="表格20.A2" office:value-type="string">
            <text:p text:style-name="P64">基地址 <text:span text:style-name="T3">+ </text:span><text:span text:style-name="T4">0x</text:span><text:span text:style-name="T9">4</text:span></text:p>
          </table:table-cell>
          <table:table-cell table:style-name="表格20.B2" office:value-type="string">
            <text:p text:style-name="P118">R/W</text:p>
          </table:table-cell>
          <table:table-cell table:style-name="表格20.C2" office:value-type="string">
            <text:p text:style-name="P108">0x<text:span text:style-name="T35">0</text:span></text:p>
          </table:table-cell>
          <table:table-cell table:style-name="表格20.D2" office:value-type="string">
            <text:p text:style-name="P51"><text:span text:style-name="T30">初始状态值</text:span>，<text:span text:style-name="T3">8位寄存器</text:span>。</text:p>
          </table:table-cell>
        </table:table-row>
      </table:table>
      <text:p text:style-name="P8">（<text:span text:style-name="T30">DIO_OUT_EN</text:span>寄存器）</text:p>
      <table:table table:name="表格27" table:style-name="表格27">
        <table:table-column table:style-name="表格27.A" table:number-columns-repeated="2"/>
        <table:table-column table:style-name="表格27.C"/>
        <table:table-row>
          <table:table-cell table:style-name="表格27.A1" office:value-type="string">
            <text:p text:style-name="P36">寄存器位地址</text:p>
          </table:table-cell>
          <table:table-cell table:style-name="表格27.B1" office:value-type="string">
            <text:p text:style-name="P36">读写特性</text:p>
          </table:table-cell>
          <table:table-cell table:style-name="表格27.C1" office:value-type="string">
            <text:p text:style-name="P36">说明</text:p>
          </table:table-cell>
        </table:table-row>
        <table:table-row>
          <table:table-cell table:style-name="表格27.A2" office:value-type="string">
            <text:p text:style-name="P151"><text:span text:style-name="T30">b</text:span>[<text:span text:style-name="T3">7</text:span>:<text:span text:style-name="T72">1</text:span>]</text:p>
          </table:table-cell>
          <table:table-cell table:style-name="表格27.B2" office:value-type="string">
            <text:p text:style-name="P129">——</text:p>
          </table:table-cell>
          <table:table-cell table:style-name="表格27.C2" office:value-type="string">
            <text:p text:style-name="P51"><text:span text:style-name="T33">保留未使用。读出为</text:span><text:span text:style-name="T35">0。</text:span></text:p>
          </table:table-cell>
        </table:table-row>
        <table:table-row>
          <table:table-cell table:style-name="表格27.A3" office:value-type="string">
            <text:p text:style-name="P151"><text:span text:style-name="T30">b</text:span>[0]</text:p>
          </table:table-cell>
          <table:table-cell table:style-name="表格27.B3" office:value-type="string">
            <text:p text:style-name="P118">R/W</text:p>
          </table:table-cell>
          <table:table-cell table:style-name="表格27.C3" office:value-type="string">
            <text:p text:style-name="P86">开出继电器使能位，置<text:span text:style-name="T72">1表示使能开出，清0表示禁止开出。</text:span></text:p>
          </table:table-cell>
        </table:table-row>
      </table:table>
      <text:p text:style-name="P15">（<text:span text:style-name="T30">DIO_OUT_EN</text:span>寄存器位定义）</text:p>
      <text:p text:style-name="P194"/>
      <text:list xml:id="list113250899594763" text:continue-numbering="true" text:style-name="L1">
        <text:list-item>
          <text:list>
            <text:list-item>
              <text:p text:style-name="P214"><text:span text:style-name="T30">DIO_OUT_CTRL控制</text:span>寄存器描述</text:p>
            </text:list-item>
          </text:list>
        </text:list-item>
      </text:list>
      <text:p text:style-name="P170"><text:tab/>DIO_OUT_CTRL<text:span text:style-name="T88">控制寄存器用于控制板内的</text:span><text:span text:style-name="T92">6路开出信号</text:span><text:span text:style-name="T88">。用户可以通过编程来操作这</text:span><text:span text:style-name="T92">6个开出信号的高低电平状态，并可</text:span><text:span text:style-name="T88">读取开出量的状态值。具体请见下表中的相关描述。</text:span></text:p>
      <table:table table:name="表格18" table:style-name="表格18">
        <table:table-column table:style-name="表格18.A" table:number-columns-repeated="3"/>
        <table:table-column table:style-name="表格18.D"/>
        <table:table-row>
          <table:table-cell table:style-name="表格18.A1" office:value-type="string">
            <text:p text:style-name="P36">寄存器地址</text:p>
          </table:table-cell>
          <table:table-cell table:style-name="表格18.B1" office:value-type="string">
            <text:p text:style-name="P36">读写特性</text:p>
          </table:table-cell>
          <table:table-cell table:style-name="表格18.B1" office:value-type="string">
            <text:p text:style-name="P36">上电初始值</text:p>
          </table:table-cell>
          <table:table-cell table:style-name="表格18.D1" office:value-type="string">
            <text:p text:style-name="P36">备注</text:p>
          </table:table-cell>
        </table:table-row>
        <table:table-row>
          <table:table-cell table:style-name="表格18.A2" office:value-type="string">
            <text:p text:style-name="P64">基地址 <text:span text:style-name="T3">+ </text:span><text:span text:style-name="T4">0x</text:span><text:span text:style-name="T10">5</text:span></text:p>
          </table:table-cell>
          <table:table-cell table:style-name="表格18.B2" office:value-type="string">
            <text:p text:style-name="P118">R/W</text:p>
          </table:table-cell>
          <table:table-cell table:style-name="表格18.C2" office:value-type="string">
            <text:p text:style-name="P108">0x<text:span text:style-name="T35">0</text:span></text:p>
          </table:table-cell>
          <table:table-cell table:style-name="表格18.D2" office:value-type="string">
            <text:p text:style-name="P51"><text:span text:style-name="T30">初始状态值</text:span>，<text:span text:style-name="T3">8位寄存器</text:span>。</text:p>
          </table:table-cell>
        </table:table-row>
      </table:table>
      <text:p text:style-name="P8">（<text:span text:style-name="T30">DIO_OUT_CTRL</text:span>寄存器）</text:p>
      <table:table table:name="表格19" table:style-name="表格19">
        <table:table-column table:style-name="表格19.A" table:number-columns-repeated="2"/>
        <table:table-column table:style-name="表格19.C"/>
        <table:table-row>
          <table:table-cell table:style-name="表格19.A1" office:value-type="string">
            <text:p text:style-name="P36">寄存器位地址</text:p>
          </table:table-cell>
          <table:table-cell table:style-name="表格19.B1" office:value-type="string">
            <text:p text:style-name="P36">读写特性</text:p>
          </table:table-cell>
          <table:table-cell table:style-name="表格19.C1" office:value-type="string">
            <text:p text:style-name="P36">说明</text:p>
          </table:table-cell>
        </table:table-row>
        <table:table-row>
          <table:table-cell table:style-name="表格19.A2" office:value-type="string">
            <text:p text:style-name="P151"><text:span text:style-name="T30">b</text:span>[<text:span text:style-name="T3">7</text:span>:<text:span text:style-name="T108">2</text:span>]</text:p>
          </table:table-cell>
          <table:table-cell table:style-name="表格19.B2" office:value-type="string">
            <text:p text:style-name="P129">——</text:p>
          </table:table-cell>
          <table:table-cell table:style-name="表格19.C2" office:value-type="string">
            <text:p text:style-name="P51"><text:span text:style-name="T33">保留未使用。读出为</text:span><text:span text:style-name="T35">0。</text:span></text:p>
          </table:table-cell>
        </table:table-row>
        <table:table-row>
          <table:table-cell table:style-name="表格19.A3" office:value-type="string">
            <text:p text:style-name="P151"><text:span text:style-name="T30">b</text:span>[<text:span text:style-name="T108">1</text:span><text:span text:style-name="T35">:</text:span>0]</text:p>
          </table:table-cell>
          <table:table-cell table:style-name="表格19.B3" office:value-type="string">
            <text:p text:style-name="P118">R/W</text:p>
          </table:table-cell>
          <table:table-cell table:style-name="表格19.C3" office:value-type="string">
            <text:p text:style-name="P88">b[<text:span text:style-name="T109">1</text:span>:0]分别对应DIO0~DIO<text:span text:style-name="T109">1</text:span>这<text:span text:style-name="T109">2</text:span>路开出信号。</text:p>
            <text:p text:style-name="P86">对应位置<text:span text:style-name="T50">1表示闭合对应开出的继电器。</text:span></text:p>
            <text:p text:style-name="P86">对应位清<text:span text:style-name="T50">0表示断开对应开出的继电器。</text:span></text:p>
          </table:table-cell>
        </table:table-row>
      </table:table>
      <text:p text:style-name="P15">（<text:span text:style-name="T30">DIO_OUT_CTRL</text:span>寄存器位定义）</text:p>
      <text:p text:style-name="P176"><text:bookmark-start text:name="__DdeLink__2164_2065932913"/>说明：</text:p>
      <text:list xml:id="list113250173831802" text:continue-list="list8086047681365673925" text:style-name="L3">
        <text:list-item>
          <text:p text:style-name="P198">当用户需要操作开出继电器时，需要首先操作DIO_OUT_EN使能寄存器来打开使能，否则直接操作DIO_OUT_CTRL寄存器无效。</text:p>
        </text:list-item>
        <text:list-item>
          <text:p text:style-name="P198">打开开出继电器的步骤：</text:p>
          <text:list>
            <text:list-item>
              <text:p text:style-name="P198">使能DIO_OUT_EN寄存器;</text:p>
            </text:list-item>
            <text:list-item>
              <text:p text:style-name="P198">将DIO_OUT_CTRL寄存器的对应位置<text:span text:style-name="T73">1。</text:span></text:p>
            </text:list-item>
          </text:list>
        </text:list-item>
        <text:list-item>
          <text:p text:style-name="P198">关闭开出继电器的步骤：</text:p>
          <text:list>
            <text:list-item>
              <text:p text:style-name="P199">将DIO_OUT_CTRL寄存器的对应位清<text:span text:style-name="T73">0。</text:span></text:p>
            </text:list-item>
            <text:list-item>
              <text:p text:style-name="P199">关闭DIO_OUT_EN寄存器的使能。<text:bookmark-end text:name="__DdeLink__2164_2065932913"/></text:p>
            </text:list-item>
          </text:list>
        </text:list-item>
      </text:list>
      <text:p text:style-name="P10"/>
      <text:list xml:id="list113250130906549" text:continue-list="list113250899594763" text:style-name="L1">
        <text:list-item>
          <text:list>
            <text:list-item>
              <text:p text:style-name="P215"><text:span text:style-name="T75">LCD</text:span><text:span text:style-name="T74">_CTRL寄存器描述</text:span></text:p>
            </text:list-item>
          </text:list>
        </text:list-item>
      </text:list>
      <text:p text:style-name="P164"><text:tab/>LCD_CTRL<text:span text:style-name="T88">寄存器用于控制</text:span><text:span text:style-name="T21">LCD</text:span><text:span text:style-name="T88">液晶屏的背光显示，和亮度调节。具体请见下表中的相关描述。</text:span></text:p>
      <table:table table:name="表格10" table:style-name="表格10">
        <table:table-column table:style-name="表格10.A" table:number-columns-repeated="3"/>
        <table:table-column table:style-name="表格10.D"/>
        <table:table-row>
          <table:table-cell table:style-name="表格10.A1" office:value-type="string">
            <text:p text:style-name="P30">寄存器地址</text:p>
          </table:table-cell>
          <table:table-cell table:style-name="表格10.B1" office:value-type="string">
            <text:p text:style-name="P30">读写特性</text:p>
          </table:table-cell>
          <table:table-cell table:style-name="表格10.B1" office:value-type="string">
            <text:p text:style-name="P30">上电初始值</text:p>
          </table:table-cell>
          <table:table-cell table:style-name="表格10.D1" office:value-type="string">
            <text:p text:style-name="P30">备注</text:p>
          </table:table-cell>
        </table:table-row>
        <table:table-row>
          <table:table-cell table:style-name="表格10.A2" office:value-type="string">
            <text:p text:style-name="P58">基地址 <text:span text:style-name="T3">+ </text:span><text:span text:style-name="T4">0x</text:span><text:span text:style-name="T11">6</text:span></text:p>
          </table:table-cell>
          <table:table-cell table:style-name="表格10.B2" office:value-type="string">
            <text:p text:style-name="P112">R/W</text:p>
          </table:table-cell>
          <table:table-cell table:style-name="表格10.C2" office:value-type="string">
            <text:p text:style-name="P104">0x<text:span text:style-name="T39">07</text:span></text:p>
          </table:table-cell>
          <table:table-cell table:style-name="表格10.D2" office:value-type="string">
            <text:p text:style-name="P44"><text:span text:style-name="T30">液晶屏背光</text:span>控制寄存器，<text:span text:style-name="T3">8位寄存器</text:span>。</text:p>
          </table:table-cell>
        </table:table-row>
      </table:table>
      <text:p text:style-name="P23">（<text:span text:style-name="T30">LCD</text:span>_CTRL寄存器）</text:p>
      <table:table table:name="表格11" table:style-name="表格11">
        <table:table-column table:style-name="表格11.A" table:number-columns-repeated="2"/>
        <table:table-column table:style-name="表格11.C"/>
        <table:table-row>
          <table:table-cell table:style-name="表格11.A1" office:value-type="string">
            <text:p text:style-name="P30">寄存器位地址</text:p>
          </table:table-cell>
          <table:table-cell table:style-name="表格11.B1" office:value-type="string">
            <text:p text:style-name="P30">读写特性</text:p>
          </table:table-cell>
          <table:table-cell table:style-name="表格11.C1" office:value-type="string">
            <text:p text:style-name="P30">说明</text:p>
          </table:table-cell>
        </table:table-row>
        <table:table-row>
          <table:table-cell table:style-name="表格11.A3" office:value-type="string">
            <text:p text:style-name="P146"><text:span text:style-name="T30">b</text:span>[<text:span text:style-name="T3">7</text:span>:<text:span text:style-name="T76">3</text:span>]</text:p>
          </table:table-cell>
          <table:table-cell table:style-name="表格11.B3" office:value-type="string">
            <text:p text:style-name="P125">——</text:p>
          </table:table-cell>
          <table:table-cell table:style-name="表格11.C3" office:value-type="string">
            <text:p text:style-name="P82">保留未使用。</text:p>
          </table:table-cell>
        </table:table-row>
        <table:table-row>
          <table:table-cell table:style-name="表格11.A3" office:value-type="string">
            <text:p text:style-name="P146">b<text:span text:style-name="T76">[2]</text:span></text:p>
          </table:table-cell>
          <table:table-cell table:style-name="表格11.B3" office:value-type="string">
            <text:p text:style-name="P112">R/W</text:p>
          </table:table-cell>
          <table:table-cell table:style-name="表格11.C3" office:value-type="string">
            <text:p text:style-name="P77">该位用于控制开关液晶屏的背光。</text:p>
            <text:p text:style-name="P81">0 – 关闭液晶屏背光输出电源。</text:p>
            <text:p text:style-name="P81">1 – 打开液晶屏背光输出电源。</text:p>
            <text:p text:style-name="P81">默认上电时该位为1。</text:p>
          </table:table-cell>
        </table:table-row>
        <table:table-row>
          <table:table-cell table:style-name="表格11.A4" office:value-type="string">
            <text:p text:style-name="P146">b[1]</text:p>
          </table:table-cell>
          <table:table-cell table:style-name="表格11.B4" office:value-type="string">
            <text:p text:style-name="P112">R/W</text:p>
          </table:table-cell>
          <table:table-cell table:style-name="表格11.C4" office:value-type="string">
            <text:p text:style-name="P76">该位用于控制液晶屏的电源。</text:p>
            <text:p text:style-name="P80">0 – 关闭液晶屏输出电源。</text:p>
            <text:p text:style-name="P80">1 – 打开液晶屏输出电源。</text:p>
            <text:p text:style-name="P80">默认上电时该位为1。</text:p>
          </table:table-cell>
        </table:table-row>
        <table:table-row>
          <table:table-cell table:style-name="表格11.A5" office:value-type="string">
            <text:p text:style-name="P146">b[0]</text:p>
          </table:table-cell>
          <table:table-cell table:style-name="表格11.B5" office:value-type="string">
            <text:p text:style-name="P112">R/W</text:p>
          </table:table-cell>
          <table:table-cell table:style-name="表格11.C5" office:value-type="string">
            <text:p text:style-name="P45"><text:span text:style-name="T34">该位用于控制开关LVDS显示输出</text:span><text:span text:style-name="T24">。</text:span></text:p>
            <text:p text:style-name="P70">0 –<text:span text:style-name="T30"> 关闭LVDS显示输出。</text:span></text:p>
            <text:p text:style-name="P83">1 – 打开LVDS显示输出。</text:p>
            <text:p text:style-name="P83">默认上电时该位为1。</text:p>
          </table:table-cell>
        </table:table-row>
      </table:table>
      <text:p text:style-name="P14">（<text:span text:style-name="T30">LCD</text:span>_CTRL寄存器位定义）</text:p>
      <text:list xml:id="list113251101723365" text:continue-numbering="true" text:style-name="L1">
        <text:list-item>
          <text:list>
            <text:list-item>
              <text:p text:style-name="P189"><text:span text:style-name="T40">4G_CTRL控制</text:span>寄存器描述</text:p>
            </text:list-item>
          </text:list>
        </text:list-item>
      </text:list>
      <text:p text:style-name="P165"><text:tab/><text:span text:style-name="T77">4G_CTRL</text:span><text:span text:style-name="T88">寄存器用于控制装置内的</text:span><text:span text:style-name="T22">4G</text:span><text:span text:style-name="T93">无线通讯模块</text:span><text:span text:style-name="T88">。其寄存器描述具体请见下表中的相关描述。</text:span></text:p>
      <table:table table:name="表格23" table:style-name="表格23">
        <table:table-column table:style-name="表格23.A" table:number-columns-repeated="3"/>
        <table:table-column table:style-name="表格23.D"/>
        <table:table-row>
          <table:table-cell table:style-name="表格23.A1" office:value-type="string">
            <text:p text:style-name="P31">寄存器地址</text:p>
          </table:table-cell>
          <table:table-cell table:style-name="表格23.B1" office:value-type="string">
            <text:p text:style-name="P31">读写特性</text:p>
          </table:table-cell>
          <table:table-cell table:style-name="表格23.B1" office:value-type="string">
            <text:p text:style-name="P31">上电初始值</text:p>
          </table:table-cell>
          <table:table-cell table:style-name="表格23.D1" office:value-type="string">
            <text:p text:style-name="P31">备注</text:p>
          </table:table-cell>
        </table:table-row>
        <table:table-row>
          <table:table-cell table:style-name="表格23.A2" office:value-type="string">
            <text:p text:style-name="P59">基地址 <text:span text:style-name="T3">+ </text:span><text:span text:style-name="T4">0x</text:span><text:span text:style-name="T12">7</text:span></text:p>
          </table:table-cell>
          <table:table-cell table:style-name="表格23.B2" office:value-type="string">
            <text:p text:style-name="P113">R/W</text:p>
          </table:table-cell>
          <table:table-cell table:style-name="表格23.C2" office:value-type="string">
            <text:p text:style-name="P105">0x<text:span text:style-name="T41">1</text:span></text:p>
          </table:table-cell>
          <table:table-cell table:style-name="表格23.D2" office:value-type="string">
            <text:p text:style-name="P46"><text:span text:style-name="T30">复位按钮的状态值</text:span>，<text:span text:style-name="T3">8位寄存器</text:span>。</text:p>
          </table:table-cell>
        </table:table-row>
      </table:table>
      <text:p text:style-name="P5">（<text:span text:style-name="T40">4G_CTRL</text:span>寄存器）</text:p>
      <table:table table:name="表格24" table:style-name="表格24">
        <table:table-column table:style-name="表格24.A" table:number-columns-repeated="2"/>
        <table:table-column table:style-name="表格24.C"/>
        <table:table-row>
          <table:table-cell table:style-name="表格24.A1" office:value-type="string">
            <text:p text:style-name="P31">寄存器位地址</text:p>
          </table:table-cell>
          <table:table-cell table:style-name="表格24.B1" office:value-type="string">
            <text:p text:style-name="P31">读写特性</text:p>
          </table:table-cell>
          <table:table-cell table:style-name="表格24.C1" office:value-type="string">
            <text:p text:style-name="P31">说明</text:p>
          </table:table-cell>
        </table:table-row>
        <table:table-row>
          <table:table-cell table:style-name="表格24.A2" office:value-type="string">
            <text:p text:style-name="P147"><text:span text:style-name="T30">b</text:span>[<text:span text:style-name="T3">7</text:span>:<text:span text:style-name="T77">4</text:span>]</text:p>
          </table:table-cell>
          <table:table-cell table:style-name="表格24.B2" office:value-type="string">
            <text:p text:style-name="P126">——</text:p>
          </table:table-cell>
          <table:table-cell table:style-name="表格24.C2" office:value-type="string">
            <text:p text:style-name="P46"><text:span text:style-name="T33">保留未使用。读出为</text:span><text:span text:style-name="T35">0。</text:span></text:p>
          </table:table-cell>
        </table:table-row>
        <table:table-row>
          <table:table-cell table:style-name="表格24.A3" office:value-type="string">
            <text:p text:style-name="P152"><text:span text:style-name="T30">b</text:span>[<text:span text:style-name="T49">1</text:span>]</text:p>
          </table:table-cell>
          <table:table-cell table:style-name="表格24.B3" office:value-type="string">
            <text:p text:style-name="P126">R/W</text:p>
          </table:table-cell>
          <table:table-cell table:style-name="表格24.C3" office:value-type="string">
            <text:p text:style-name="P46">该位用于控制是否允许打开<text:span text:style-name="T78">4G模块的休眠功能。</text:span></text:p>
            <text:p text:style-name="P46">置<text:span text:style-name="T78">1表示允许4G模块休眠，清0表示不允许休眠。默认上电为0。</text:span></text:p>
          </table:table-cell>
        </table:table-row>
        <table:table-row>
          <table:table-cell table:style-name="表格24.A4" office:value-type="string">
            <text:p text:style-name="P147"><text:span text:style-name="T30">b</text:span>[0]</text:p>
          </table:table-cell>
          <table:table-cell table:style-name="表格24.B4" office:value-type="string">
            <text:p text:style-name="P113">R/W</text:p>
          </table:table-cell>
          <table:table-cell table:style-name="表格24.C4" office:value-type="string">
            <text:p text:style-name="P74"><text:span text:style-name="T42">该位用于控制开关</text:span><text:span text:style-name="T43">4G模块所需的3.8V电源</text:span><text:span text:style-name="T42">。</text:span></text:p>
            <text:p text:style-name="P74"><text:span text:style-name="T42">置</text:span><text:span text:style-name="T43">1表示打开电源，清0表示关闭电源。默认上电为</text:span><text:span text:style-name="T44">1。</text:span></text:p>
          </table:table-cell>
        </table:table-row>
      </table:table>
      <text:p text:style-name="P12">（<text:span text:style-name="T40">4G_CTRL</text:span>寄存器位定义）</text:p>
      <text:p text:style-name="P174">说明：</text:p>
      <text:list xml:id="list113251153167580" text:continue-list="list113250173831802" text:style-name="L3">
        <text:list-item>
          <text:p text:style-name="P200">4G模块在打开时需要按照以下步骤进行操作：</text:p>
          <text:list>
            <text:list-item>
              <text:p text:style-name="P200">打开<text:span text:style-name="T84">4G模块电源（将4G_CTRL寄存器的第0位置1）。</text:span></text:p>
            </text:list-item>
            <text:list-item>
              <text:p text:style-name="P202">DCA-270设备只有一个SIM卡槽，因此CPLD没有设计SIM卡切换寄存器。</text:p>
            </text:list-item>
            <text:list-item>
              <text:p text:style-name="P202">初始化4G模块，并开始通讯。</text:p>
            </text:list-item>
          </text:list>
        </text:list-item>
      </text:list>
      <text:list xml:id="list113251004805985" text:continue-list="list113251101723365" text:style-name="L1">
        <text:list-item>
          <text:list>
            <text:list-item>
              <text:p text:style-name="P190"><text:soft-page-break/><text:span text:style-name="T30">ESAM_CTRL控制</text:span>寄存器描述</text:p>
            </text:list-item>
          </text:list>
        </text:list-item>
      </text:list>
      <text:p text:style-name="P167"><text:tab/>ESAM_CTRL用于控制对装置的ESAM加密存储芯片进行读写操作。具体请见下表中的相关描述。</text:p>
      <table:table table:name="表格25" table:style-name="表格25">
        <table:table-column table:style-name="表格25.A" table:number-columns-repeated="3"/>
        <table:table-column table:style-name="表格25.D"/>
        <table:table-row>
          <table:table-cell table:style-name="表格25.A1" office:value-type="string">
            <text:p text:style-name="P32">寄存器地址</text:p>
          </table:table-cell>
          <table:table-cell table:style-name="表格25.B1" office:value-type="string">
            <text:p text:style-name="P32">读写特性</text:p>
          </table:table-cell>
          <table:table-cell table:style-name="表格25.B1" office:value-type="string">
            <text:p text:style-name="P32">上电初始值</text:p>
          </table:table-cell>
          <table:table-cell table:style-name="表格25.D1" office:value-type="string">
            <text:p text:style-name="P32">备注</text:p>
          </table:table-cell>
        </table:table-row>
        <table:table-row>
          <table:table-cell table:style-name="表格25.A2" office:value-type="string">
            <text:p text:style-name="P60">基地址 <text:span text:style-name="T3">+ </text:span><text:span text:style-name="T4">0x</text:span><text:span text:style-name="T13">8</text:span></text:p>
          </table:table-cell>
          <table:table-cell table:style-name="表格25.B2" office:value-type="string">
            <text:p text:style-name="P114">R/W</text:p>
          </table:table-cell>
          <table:table-cell table:style-name="表格25.C2" office:value-type="string">
            <text:p text:style-name="P106">0x<text:span text:style-name="T35">0</text:span></text:p>
          </table:table-cell>
          <table:table-cell table:style-name="表格25.D2" office:value-type="string">
            <text:p text:style-name="P47"><text:span text:style-name="T30">初始状态值</text:span>，<text:span text:style-name="T3">8位寄存器</text:span>。</text:p>
          </table:table-cell>
        </table:table-row>
      </table:table>
      <text:p text:style-name="P6">（ESAM<text:span text:style-name="T30">_CTRL</text:span>寄存器）</text:p>
      <table:table table:name="表格26" table:style-name="表格26">
        <table:table-column table:style-name="表格26.A" table:number-columns-repeated="2"/>
        <table:table-column table:style-name="表格26.C"/>
        <table:table-row>
          <table:table-cell table:style-name="表格26.A1" office:value-type="string">
            <text:p text:style-name="P32">寄存器位地址</text:p>
          </table:table-cell>
          <table:table-cell table:style-name="表格26.B1" office:value-type="string">
            <text:p text:style-name="P32">读写特性</text:p>
          </table:table-cell>
          <table:table-cell table:style-name="表格26.C1" office:value-type="string">
            <text:p text:style-name="P32">说明</text:p>
          </table:table-cell>
        </table:table-row>
        <table:table-row>
          <table:table-cell table:style-name="表格26.A2" office:value-type="string">
            <text:p text:style-name="P148"><text:span text:style-name="T30">b</text:span>[<text:span text:style-name="T3">7</text:span>:<text:span text:style-name="T122">4</text:span>]</text:p>
          </table:table-cell>
          <table:table-cell table:style-name="表格26.B2" office:value-type="string">
            <text:p text:style-name="P127">——</text:p>
          </table:table-cell>
          <table:table-cell table:style-name="表格26.C2" office:value-type="string">
            <text:p text:style-name="P47"><text:span text:style-name="T33">保留未使用。读出为</text:span><text:span text:style-name="T35">0。</text:span></text:p>
          </table:table-cell>
        </table:table-row>
        <table:table-row>
          <table:table-cell table:style-name="表格26.A5" office:value-type="string">
            <text:p text:style-name="P218">b[3]</text:p>
          </table:table-cell>
          <table:table-cell table:style-name="表格26.B5" office:value-type="string">
            <text:p text:style-name="P216">R/W</text:p>
          </table:table-cell>
          <table:table-cell table:style-name="表格26.C5" office:value-type="string">
            <text:p text:style-name="P217">ESAM芯片IO数据读写位。将该位清0，将使ESAM IO数据线拉低。</text:p>
            <text:p text:style-name="P217">将该位置1，将使ESAM数据线进入数据通讯状态。一般在ESAM冷启动、停活过程中操作该位。</text:p>
          </table:table-cell>
        </table:table-row>
        <table:table-row>
          <table:table-cell table:style-name="表格26.A4" office:value-type="string">
            <text:p text:style-name="P153"><text:span text:style-name="T30">b</text:span>[<text:span text:style-name="T79">2</text:span>]</text:p>
          </table:table-cell>
          <table:table-cell table:style-name="表格26.B4" office:value-type="string">
            <text:p text:style-name="P127">R/W</text:p>
          </table:table-cell>
          <table:table-cell table:style-name="表格26.C4" office:value-type="string">
            <text:p text:style-name="P47">ESAM芯片通讯时钟输出使能位。</text:p>
            <text:p text:style-name="P47">置<text:span text:style-name="T80">1表示允许ESAM通讯时钟输出，清0表示禁止ESAM通讯时钟输出。</text:span></text:p>
            <text:p text:style-name="P47"><text:bookmark-start text:name="__DdeLink__2890_2096038389"/>默认上电为<text:span text:style-name="T81">0。</text:span><text:bookmark-end text:name="__DdeLink__2890_2096038389"/></text:p>
          </table:table-cell>
        </table:table-row>
        <table:table-row>
          <table:table-cell table:style-name="表格26.A5" office:value-type="string">
            <text:p text:style-name="P153"><text:span text:style-name="T30">b</text:span>[<text:span text:style-name="T79">1</text:span>]</text:p>
          </table:table-cell>
          <table:table-cell table:style-name="表格26.B5" office:value-type="string">
            <text:p text:style-name="P127">R/W</text:p>
          </table:table-cell>
          <table:table-cell table:style-name="表格26.C5" office:value-type="string">
            <text:p text:style-name="P47">ESAM芯片复位位。</text:p>
            <text:p text:style-name="P47">清<text:span text:style-name="T80">0表示对ESAM芯片进行复位，置1表示停止复位。</text:span></text:p>
            <text:p text:style-name="P52">默认上电为<text:span text:style-name="T81">0。</text:span></text:p>
          </table:table-cell>
        </table:table-row>
        <table:table-row>
          <table:table-cell table:style-name="表格26.A6" office:value-type="string">
            <text:p text:style-name="P148"><text:span text:style-name="T30">b</text:span>[0]</text:p>
          </table:table-cell>
          <table:table-cell table:style-name="表格26.B6" office:value-type="string">
            <text:p text:style-name="P114">R/W</text:p>
          </table:table-cell>
          <table:table-cell table:style-name="表格26.C6" office:value-type="string">
            <text:p text:style-name="P89">ESAM芯片供电电源使能位。</text:p>
            <text:p text:style-name="P85">置<text:span text:style-name="T80">1打开ESAM供电电源。清0关闭ESAM电源。</text:span></text:p>
            <text:p text:style-name="P78">默认上电为<text:span text:style-name="T81">0。</text:span></text:p>
          </table:table-cell>
        </table:table-row>
      </table:table>
      <text:p text:style-name="P11">（ESAM<text:span text:style-name="T30">_CTRL</text:span>寄存器位定义）</text:p>
      <text:p text:style-name="P175">说明：</text:p>
      <text:list xml:id="list113251194832489" text:continue-list="list113251153167580" text:style-name="L3">
        <text:list-item>
          <text:p text:style-name="P210"><text:span text:style-name="T19">DCA-270</text:span><text:span text:style-name="T20">装置内有一片ESAM加密存储芯片，采用一线I/O的方式与ARM CPU进行通讯。通讯协议满足ISO/IEC7816协议标准。</text:span></text:p>
        </text:list-item>
        <text:list-item>
          <text:p text:style-name="P203">本设计实际上采用的是通过UART串口与ESAM芯片进行通讯，由于ESAM芯片只有一根用于通讯的I/O管脚，通讯方式相当于RS485半双工模式。切换收发方向当前直接由CPLD片内逻辑来自动控制，而不需要软件切换。但是在ESAM冷启动、停活等过程中，需要操作ESAM_<text:span text:style-name="T123">CTRL寄存器的b[3]位，将其清0，来使得ESAM的IO数据线置为低电平状态。</text:span></text:p>
        </text:list-item>
        <text:list-item>
          <text:p text:style-name="P201">与ESAM芯片通讯的UART串口（在DCA-270产品中，目前使用的是ARM CPU的第<text:span text:style-name="T111">5路串口</text:span>）需要按照以下参数进行初始化：</text:p>
          <text:list>
            <text:list-item>
              <text:p text:style-name="P201">波特率：<text:span text:style-name="T83">9600</text:span></text:p>
            </text:list-item>
            <text:list-item>
              <text:p text:style-name="P204"><text:span text:style-name="T83">8位数据位，</text:span>2位停止位，偶校验。</text:p>
            </text:list-item>
          </text:list>
        </text:list-item>
        <text:list-item>
          <text:p text:style-name="P201">与ESAM在首次通讯时需要对其进行“冷复位”（也叫激活），步骤如下：</text:p>
          <text:list>
            <text:list-item>
              <text:p text:style-name="P205">将ESAM芯片的复位拉低（ESAM_CTRL寄存器的b[1]位清0）;</text:p>
            </text:list-item>
            <text:list-item>
              <text:p text:style-name="P206">给ESAM芯片加电（ESAM_CTRL寄存器的b[0]位置1）;</text:p>
            </text:list-item>
            <text:list-item>
              <text:p text:style-name="P206">给ESAM芯片施加时钟信号3.5712MHz（ESAM_CTRL寄存器的b[2]位置1）;</text:p>
            </text:list-item>
            <text:list-item>
              <text:p text:style-name="P206">延时200个时钟周期后，将ESAM通讯I/O口拉高（ESAM_CTRL寄存器的b[3]位置<text:soft-page-break/><text:span text:style-name="T124">1</text:span>）;</text:p>
            </text:list-item>
            <text:list-item>
              <text:p text:style-name="P207">再延时200个时钟周期，将复位脚拉高（ESAM_CTRL寄存器的b[1]位置1）。然后等待ESAM芯片的应答。</text:p>
            </text:list-item>
            <text:list-item>
              <text:p text:style-name="P208">在复位脚为高电平的情况下，如果在等待了40000个时钟周期仍未收到应答，则需要将复位脚拉低，同时进入到“停活”流程将系统停活。</text:p>
            </text:list-item>
          </text:list>
        </text:list-item>
        <text:list-item>
          <text:p text:style-name="P208">ESAM芯片的“停活”步骤如下：</text:p>
          <text:list>
            <text:list-item>
              <text:p text:style-name="P209">ESAM芯片复位被拉低<text:span text:style-name="T82">（ESAM_CTRL寄存器的b[1]位清0）</text:span>;</text:p>
            </text:list-item>
            <text:list-item>
              <text:p text:style-name="P209">ESAM芯片时钟被拉低<text:span text:style-name="T82">（ESAM_CTRL寄存器的b[</text:span>2<text:span text:style-name="T82">]位清0）;</text:span></text:p>
            </text:list-item>
            <text:list-item>
              <text:p text:style-name="P209">ESAM芯片I/O通讯管脚被拉低<text:span text:style-name="T82">（ESAM_CTRL寄存器的b[</text:span>3<text:span text:style-name="T82">]位清0）;</text:span></text:p>
            </text:list-item>
            <text:list-item>
              <text:p text:style-name="P209">ESAM芯片的电源被停活<text:span text:style-name="T82">（ESAM_CTRL寄存器的b[</text:span>0<text:span text:style-name="T82">]位清0）。</text:span></text:p>
            </text:list-item>
          </text:list>
        </text:list-item>
        <text:list-item>
          <text:p text:style-name="P209">关于ESAM芯片的详细操作说明可参见《ESAM安全芯片使用手册2.0.1.pdf》。</text:p>
        </text:list-item>
      </text:list>
      <text:list xml:id="list113250036796166" text:continue-list="list113251004805985" text:style-name="L1">
        <text:list-item>
          <text:list>
            <text:list-item>
              <text:p text:style-name="P191"><text:span text:style-name="T30">AUDIO_CTRL音频功放控制输出</text:span>寄存器描述</text:p>
            </text:list-item>
          </text:list>
        </text:list-item>
      </text:list>
      <text:p text:style-name="P168"><text:tab/>AUDIO_<text:span text:style-name="T112">CTRL</text:span><text:span text:style-name="T54">音频功放控制输出寄存器用于控制DCA-270装置上的一路音频功放输出电路</text:span><text:span text:style-name="T88">。当需要功放输出时，可以将其打开，否则可将其关闭以节省装置运行功耗。</text:span></text:p>
      <table:table table:name="表格33" table:style-name="表格33">
        <table:table-column table:style-name="表格33.A" table:number-columns-repeated="3"/>
        <table:table-column table:style-name="表格33.D"/>
        <table:table-row>
          <table:table-cell table:style-name="表格33.A1" office:value-type="string">
            <text:p text:style-name="P33">寄存器地址</text:p>
          </table:table-cell>
          <table:table-cell table:style-name="表格33.B1" office:value-type="string">
            <text:p text:style-name="P33">读写特性</text:p>
          </table:table-cell>
          <table:table-cell table:style-name="表格33.B1" office:value-type="string">
            <text:p text:style-name="P33">上电初始值</text:p>
          </table:table-cell>
          <table:table-cell table:style-name="表格33.D1" office:value-type="string">
            <text:p text:style-name="P33">备注</text:p>
          </table:table-cell>
        </table:table-row>
        <table:table-row>
          <table:table-cell table:style-name="表格33.A2" office:value-type="string">
            <text:p text:style-name="P61">基地址 <text:span text:style-name="T3">+ 0x9</text:span></text:p>
          </table:table-cell>
          <table:table-cell table:style-name="表格33.B2" office:value-type="string">
            <text:p text:style-name="P115">R/W</text:p>
          </table:table-cell>
          <table:table-cell table:style-name="表格33.C2" office:value-type="string">
            <text:p text:style-name="P92">0x1</text:p>
          </table:table-cell>
          <table:table-cell table:style-name="表格33.D2" office:value-type="string">
            <text:p text:style-name="P48"><text:span text:style-name="T51">初始状态值，8位寄存器</text:span>。</text:p>
          </table:table-cell>
        </table:table-row>
      </table:table>
      <text:p text:style-name="P21">（<text:span text:style-name="T30">AUDIO_</text:span><text:span text:style-name="T45">CTRL</text:span>寄存器）</text:p>
      <table:table table:name="表格5" table:style-name="表格5">
        <table:table-column table:style-name="表格5.A" table:number-columns-repeated="2"/>
        <table:table-column table:style-name="表格5.C"/>
        <table:table-row>
          <table:table-cell table:style-name="表格5.A1" office:value-type="string">
            <text:p text:style-name="P37">寄存器位地址</text:p>
          </table:table-cell>
          <table:table-cell table:style-name="表格5.B1" office:value-type="string">
            <text:p text:style-name="P37">读写特性</text:p>
          </table:table-cell>
          <table:table-cell table:style-name="表格5.C1" office:value-type="string">
            <text:p text:style-name="P37">说明</text:p>
          </table:table-cell>
        </table:table-row>
        <table:table-row>
          <table:table-cell table:style-name="表格5.A2" office:value-type="string">
            <text:p text:style-name="P155">b[<text:span text:style-name="T3">7</text:span>:<text:span text:style-name="T113">1</text:span>]</text:p>
          </table:table-cell>
          <table:table-cell table:style-name="表格5.B2" office:value-type="string">
            <text:p text:style-name="P119">——</text:p>
          </table:table-cell>
          <table:table-cell table:style-name="表格5.C2" office:value-type="string">
            <text:p text:style-name="P53">保留未使用。</text:p>
          </table:table-cell>
        </table:table-row>
        <table:table-row>
          <table:table-cell table:style-name="表格5.A3" office:value-type="string">
            <text:p text:style-name="P155">b[0]</text:p>
          </table:table-cell>
          <table:table-cell table:style-name="表格5.B3" office:value-type="string">
            <text:p text:style-name="P119">R/W</text:p>
          </table:table-cell>
          <table:table-cell table:style-name="表格5.C3" office:value-type="string">
            <text:p text:style-name="P94">该位置<text:span text:style-name="T113">1使能音频功放输出，清0则关闭音频功放输出。</text:span></text:p>
            <text:p text:style-name="P94">默认上电时为<text:span text:style-name="T113">1。</text:span></text:p>
          </table:table-cell>
        </table:table-row>
      </table:table>
      <text:p text:style-name="P17">（<text:span text:style-name="T30">AUDIO_</text:span><text:span text:style-name="T46">CTRL</text:span><text:span text:style-name="T52">寄存器位定义</text:span>）</text:p>
      <text:list xml:id="list113250705001580" text:continue-numbering="true" text:style-name="L1">
        <text:list-item>
          <text:list>
            <text:list-item>
              <text:p text:style-name="P192">WIFI_<text:span text:style-name="T114">CTRL模块控制</text:span>寄存器描述</text:p>
            </text:list-item>
          </text:list>
        </text:list-item>
      </text:list>
      <text:p text:style-name="P166"><text:tab/>DCA-<text:span text:style-name="T115">270</text:span><text:span text:style-name="T55">上设计了一个WIFI无线模块（型号为WM-N-BM-</text:span><text:span text:style-name="T56">02</text:span><text:span text:style-name="T55">）以实现无线WLAN功能。该模块的一些控制逻辑功能由WIFI_CTRL寄存器实现。具体见下表：</text:span></text:p>
      <table:table table:name="表格35" table:style-name="表格35">
        <table:table-column table:style-name="表格35.A" table:number-columns-repeated="3"/>
        <table:table-column table:style-name="表格35.D"/>
        <table:table-row>
          <table:table-cell table:style-name="表格35.A1" office:value-type="string">
            <text:p text:style-name="P34">寄存器地址</text:p>
          </table:table-cell>
          <table:table-cell table:style-name="表格35.B1" office:value-type="string">
            <text:p text:style-name="P34">读写特性</text:p>
          </table:table-cell>
          <table:table-cell table:style-name="表格35.B1" office:value-type="string">
            <text:p text:style-name="P34">上电初始值</text:p>
          </table:table-cell>
          <table:table-cell table:style-name="表格35.D1" office:value-type="string">
            <text:p text:style-name="P34">备注</text:p>
          </table:table-cell>
        </table:table-row>
        <table:table-row>
          <table:table-cell table:style-name="表格35.A2" office:value-type="string">
            <text:p text:style-name="P62">基地址 <text:span text:style-name="T3">+ </text:span><text:span text:style-name="T4">0x</text:span><text:span text:style-name="T7">A</text:span></text:p>
          </table:table-cell>
          <table:table-cell table:style-name="表格35.B2" office:value-type="string">
            <text:p text:style-name="P116">R/<text:span text:style-name="T116">W</text:span></text:p>
          </table:table-cell>
          <table:table-cell table:style-name="表格35.C2" office:value-type="string">
            <text:p text:style-name="P107">0x0<text:span text:style-name="T116">1</text:span></text:p>
          </table:table-cell>
          <table:table-cell table:style-name="表格35.D2" office:value-type="string">
            <text:p text:style-name="P49"><text:span text:style-name="T3">8位寄存器</text:span>。</text:p>
          </table:table-cell>
        </table:table-row>
      </table:table>
      <text:p text:style-name="P20">（<text:span text:style-name="T30">WIFI_</text:span><text:span text:style-name="T47">CTRL</text:span>寄存器）</text:p>
      <table:table table:name="表格36" table:style-name="表格36">
        <table:table-column table:style-name="表格36.A" table:number-columns-repeated="2"/>
        <table:table-column table:style-name="表格36.C"/>
        <table:table-row>
          <table:table-cell table:style-name="表格36.A1" office:value-type="string">
            <text:p text:style-name="P34">寄存器位地址</text:p>
          </table:table-cell>
          <table:table-cell table:style-name="表格36.B1" office:value-type="string">
            <text:p text:style-name="P34">读写特性</text:p>
          </table:table-cell>
          <table:table-cell table:style-name="表格36.C1" office:value-type="string">
            <text:p text:style-name="P34">说明</text:p>
          </table:table-cell>
        </table:table-row>
        <table:table-row>
          <table:table-cell table:style-name="表格36.A2" office:value-type="string">
            <text:p text:style-name="P149">b[<text:span text:style-name="T3">7</text:span>:<text:span text:style-name="T117">3</text:span>]</text:p>
          </table:table-cell>
          <table:table-cell table:style-name="表格36.B2" office:value-type="string">
            <text:p text:style-name="P116">——</text:p>
          </table:table-cell>
          <table:table-cell table:style-name="表格36.C2" office:value-type="string">
            <text:p text:style-name="P49">保留未使用。</text:p>
          </table:table-cell>
        </table:table-row>
        <table:table-row>
          <table:table-cell table:style-name="表格36.A3" office:value-type="string">
            <text:p text:style-name="P156">b[<text:span text:style-name="T117">2</text:span>]</text:p>
          </table:table-cell>
          <table:table-cell table:style-name="表格36.B3" office:value-type="string">
            <text:p text:style-name="P116">R/<text:span text:style-name="T118">W</text:span></text:p>
          </table:table-cell>
          <table:table-cell table:style-name="表格36.C3" office:value-type="string">
            <text:p text:style-name="P95">该位用于控制WIFI模块的<text:span text:style-name="T119">EXT_SMPS_REQ脚。默认上电时为0。</text:span></text:p>
          </table:table-cell>
        </table:table-row>
        <table:table-row>
          <table:table-cell table:style-name="表格36.A4" office:value-type="string">
            <text:p text:style-name="P156">b[<text:span text:style-name="T117">1</text:span>]</text:p>
          </table:table-cell>
          <table:table-cell table:style-name="表格36.B4" office:value-type="string">
            <text:p text:style-name="P120">R/<text:span text:style-name="T118">W</text:span></text:p>
          </table:table-cell>
          <table:table-cell table:style-name="表格36.C4" office:value-type="string">
            <text:p text:style-name="P95">该位用于控制WIFI模块的EXT_<text:span text:style-name="T119">PWM_REQ脚。默认上电时为0。</text:span></text:p>
            <text:p text:style-name="P100">将该脚拉高将强制CBUCK进入PWM模式。</text:p>
          </table:table-cell>
        </table:table-row>
        <table:table-row>
          <table:table-cell table:style-name="表格36.A5" office:value-type="string">
            <text:p text:style-name="P149">b[0]</text:p>
          </table:table-cell>
          <table:table-cell table:style-name="表格36.B5" office:value-type="string">
            <text:p text:style-name="P120">R/<text:span text:style-name="T118">W</text:span></text:p>
          </table:table-cell>
          <table:table-cell table:style-name="表格36.C5" office:value-type="string">
            <text:p text:style-name="P93">该位用于控制WIFI模块的WLAN_<text:span text:style-name="T119">HOST_WAKE脚。默认上电时为1。</text:span></text:p>
          </table:table-cell>
        </table:table-row>
      </table:table>
      <text:p text:style-name="P26">（<text:span text:style-name="T17">WIFI_</text:span><text:span text:style-name="T18">CTRL</text:span><text:span text:style-name="T52">寄存器位定义</text:span>）</text:p>
      <text:list xml:id="list113250328888459" text:continue-numbering="true" text:style-name="L1">
        <text:list-item>
          <text:p text:style-name="P196"><text:soft-page-break/>CPU中断信号说明</text:p>
        </text:list-item>
      </text:list>
      <text:p text:style-name="P137"><text:span text:style-name="T36">在CPLD设计中，一共设计了</text:span><text:span text:style-name="T48">1</text:span><text:span text:style-name="T37">路中断输出，和CPU的外接中断之间的对应关系为</text:span><text:span text:style-name="T57">：</text:span></text:p>
      <table:table table:name="表格14" table:style-name="表格14">
        <table:table-column table:style-name="表格14.A"/>
        <table:table-column table:style-name="表格14.B"/>
        <table:table-column table:style-name="表格14.C" table:number-columns-repeated="2"/>
        <table:table-row>
          <table:table-cell table:style-name="表格14.A1" office:value-type="string">
            <text:p text:style-name="P40">中断</text:p>
          </table:table-cell>
          <table:table-cell table:style-name="表格14.B1" office:value-type="string">
            <text:p text:style-name="P40">中断源</text:p>
          </table:table-cell>
          <table:table-cell table:style-name="表格14.B1" office:value-type="string">
            <text:p text:style-name="P40">CPU对应管脚</text:p>
          </table:table-cell>
          <table:table-cell table:style-name="表格14.D1" office:value-type="string">
            <text:p text:style-name="P40">备注说明</text:p>
          </table:table-cell>
        </table:table-row>
        <table:table-row>
          <table:table-cell table:style-name="表格14.A2" office:value-type="string">
            <text:p text:style-name="P173">1</text:p>
          </table:table-cell>
          <table:table-cell table:style-name="表格14.B2" office:value-type="string">
            <text:p text:style-name="P96">开入状态变位中断</text:p>
          </table:table-cell>
          <table:table-cell table:style-name="表格14.C2" office:value-type="string">
            <text:p text:style-name="P99">GPIO<text:span text:style-name="T120">3</text:span>_<text:span text:style-name="T120">18</text:span></text:p>
          </table:table-cell>
          <table:table-cell table:style-name="表格14.D2" office:value-type="string">
            <text:p text:style-name="P97">上升沿有效。</text:p>
            <text:p text:style-name="P98">当外部开入量的任一位发生变化时，产生中断。驱动程序设计时，在中断处理函数中读取<text:span text:style-name="T23">DIO_IN_STATUS</text:span><text:span text:style-name="T94">状态寄存器的值。</text:span></text:p>
          </table:table-cell>
        </table:table-row>
      </table:table>
      <text:p text:style-name="P172"><text:tab/><text:tab/>说明：</text:p>
      <text:p text:style-name="P177"><text:tab/>因为开入状态一共有<text:span text:style-name="T120">2个DI，和1个电源失电状态告警。这几个开入状态只要有任何一个发生变化时，就会产生中断。当中断产生时，有可能只是其中一位发生了变化，但也有可能是其中的多位都发生了变化。为了能够准确的区分这种变化状态，</text:span>驱动程序设计时，需要按照以下方法进行：</text:p>
      <text:list xml:id="list8810585075579335481" text:style-name="L4">
        <text:list-item>
          <text:p text:style-name="P180">在驱动初始化的函数中，先读取一次DIO_<text:span text:style-name="T120">IN_STATUS状态寄存器的值，保存至一个全局变量中，作为开入量上电时的初始值进行保存。</text:span></text:p>
        </text:list-item>
        <text:list-item>
          <text:p text:style-name="P180">注册中断处理函数，上升沿触发中断。</text:p>
        </text:list-item>
        <text:list-item>
          <text:p text:style-name="P181">当中断产生时，在中断处理函数中，再次读取DIO_<text:span text:style-name="T120">IN_STATUS状态寄存器的值，并将当前值与上电初始值进行按位模式逐次对比，判别变位是一个还是多个。</text:span></text:p>
        </text:list-item>
        <text:list-item>
          <text:p text:style-name="P181">判断完成后，用当前值替换掉上电初始值，作为新的初始值。</text:p>
        </text:list-item>
        <text:list-item>
          <text:p text:style-name="P181">向用户层发送异步通知，告知状态已经发生变化。</text:p>
        </text:list-item>
      </text:list>
      <text:list xml:id="list113251661872074" text:continue-list="list113250328888459" text:style-name="L1">
        <text:list-item>
          <text:p text:style-name="P195">软件编程说明</text:p>
        </text:list-item>
      </text:list>
      <text:p text:style-name="P138">（暂略）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宋体1" svg:font-family="宋体"/>
    <style:font-face style:name="微软雅黑1" svg:font-family="微软雅黑"/>
    <style:font-face style:name="Times New Roman" svg:font-family="'Times New Roman'" style:font-family-generic="roman"/>
    <style:font-face style:name="Arial" svg:font-family="Arial" style:font-family-generic="swiss"/>
    <style:font-face style:name="Droid Sans Fallback1" svg:font-family="'Droid Sans Fallback'" style:font-family-generic="swiss"/>
    <style:font-face style:name="仿宋" svg:font-family="仿宋" style:font-pitch="variable"/>
    <style:font-face style:name="华文仿宋" svg:font-family="华文仿宋" style:font-pitch="variable"/>
    <style:font-face style:name="宋体" svg:font-family="宋体" style:font-pitch="variable"/>
    <style:font-face style:name="宋体-方正超大字符集" svg:font-family="宋体-方正超大字符集" style:font-pitch="variable"/>
    <style:font-face style:name="文泉驿等宽微米黑" svg:font-family="文泉驿等宽微米黑" style:font-pitch="variable"/>
    <style:font-face style:name="Times New Roman1" svg:font-family="'Times New Roman'" style:font-family-generic="roman" style:font-pitch="variable"/>
    <style:font-face style:name="微软雅黑" svg:font-family="微软雅黑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1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0.5pt" fo:language="en" fo:country="US" style:letter-kerning="true" style:font-name-asian="宋体1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微软雅黑1" style:font-family-asian="微软雅黑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0.5pt" style:font-name-asian="宋体1" style:font-family-asian="宋体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0.5pt" fo:font-style="italic" style:font-name-asian="宋体1" style:font-family-asian="宋体" style:font-size-asian="10.5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0.5pt" style:font-name-asian="宋体1" style:font-family-asian="宋体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）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 fo:text-align="end">
          <style:list-level-label-alignment text:label-followed-by="space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style:font-size-asian="9pt" style:font-size-complex="9pt"/>
    </style:style>
    <style:style style:name="MP2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fo:margin-top="0cm" fo:margin-bottom="0.00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99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片 20" text:anchor-type="as-char" svg:width="2.281cm" svg:height="0.681cm" draw:z-index="11"><draw:image xlink:href="Pictures/2000000900001E14000009ED5817B0E2FF1B2326.wmf" xlink:type="simple" xlink:show="embed" xlink:actuate="onLoad"/></draw:frame><text:tab/><text:tab/>技术文档</text:p>
      </style:header>
      <style:footer>
        <text:p text:style-name="MP2">第<text:page-number text:select-page="current">9</text:page-number>页 共<text:page-count>12</text:page-count>页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4-10-14T09:25:05.278762512</meta:creation-date>
    <dc:date>2016-06-27T11:32:48.886680964</dc:date>
    <meta:editing-duration>P2DT12H56M7S</meta:editing-duration>
    <meta:editing-cycles>514</meta:editing-cycles>
    <meta:generator>LibreOffice/5.1.3.2$Linux_X86_64 LibreOffice_project/10m0$Build-2</meta:generator>
    <meta:document-statistic meta:table-count="26" meta:image-count="1" meta:object-count="0" meta:page-count="12" meta:paragraph-count="458" meta:word-count="5982" meta:character-count="7969" meta:non-whitespace-character-count="7842"/>
  </office:meta>
</office:document-meta>
</file>